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72cm"/>
    </style:style>
    <style:style style:name="co6" style:family="table-column">
      <style:table-column-properties fo:break-before="auto" style:column-width="1.284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20pt" style:font-size-asian="20pt" style:font-size-complex="2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20pt" style:font-size-asian="20pt" style:font-size-complex="20pt"/>
    </style:style>
    <style:style style:name="ce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66" table:default-cell-style-name="ce9"/>
        <table:table-column table:style-name="co5" table:number-columns-repeated="16310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table:style-name="ce3" table:number-columns-repeated="16310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];[.$A:.$H];8;0)" office:value-type="float" office:value="0" calcext:value-type="float">
            <text:p>0</text:p>
          </table:table-cell>
          <table:table-cell table:style-name="ce6" table:formula="of:=VLOOKUP([.D2];[.$A:.$H];8;0)" office:value-type="float" office:value="0" calcext:value-type="float">
            <text:p>0</text:p>
          </table:table-cell>
          <table:table-cell table:style-name="ce7" table:formula="of:=[.H2]-[.B2]+1" office:value-type="float" office:value="1" calcext:value-type="float">
            <text:p>1</text:p>
          </table:table-cell>
          <table:table-cell table:style-name="ce8" table:formula="of:=[.B2]+MAX([.E2:.F2])" office:value-type="float" office:value="4" calcext:value-type="float">
            <text:p>4</text:p>
          </table:table-cell>
          <table:table-cell table:formula="of:=IF(AND([.$G2]&lt;=[.I$1];[.I$1]&lt;=[.$H2]);1;&quot;&quot;)" office:value-type="float" office:value="1" calcext:value-type="float">
            <text:p>1</text:p>
          </table:table-cell>
          <table:table-cell table:formula="of:=IF(AND([.$G2]&lt;=[.J$1];[.J$1]&lt;=[.$H2]);1;&quot;&quot;)" office:value-type="float" office:value="1" calcext:value-type="float">
            <text:p>1</text:p>
          </table:table-cell>
          <table:table-cell table:formula="of:=IF(AND([.$G2]&lt;=[.K$1];[.K$1]&lt;=[.$H2]);1;&quot;&quot;)" office:value-type="float" office:value="1" calcext:value-type="float">
            <text:p>1</text:p>
          </table:table-cell>
          <table:table-cell table:formula="of:=IF(AND([.$G2]&lt;=[.L$1];[.L$1]&lt;=[.$H2]);1;&quot;&quot;)" office:value-type="float" office:value="1" calcext:value-type="float">
            <text:p>1</text:p>
          </table:table-cell>
          <table:table-cell table:formula="of:=IF(AND([.$G2]&lt;=[.M$1];[.M$1]&lt;=[.$H2]);1;&quot;&quot;)">
            <text:p/>
          </table:table-cell>
          <table:table-cell table:formula="of:=IF(AND([.$G2]&lt;=[.N$1];[.N$1]&lt;=[.$H2]);1;&quot;&quot;)">
            <text:p/>
          </table:table-cell>
          <table:table-cell table:formula="of:=IF(AND([.$G2]&lt;=[.O$1];[.O$1]&lt;=[.$H2]);1;&quot;&quot;)">
            <text:p/>
          </table:table-cell>
          <table:table-cell table:formula="of:=IF(AND([.$G2]&lt;=[.P$1];[.P$1]&lt;=[.$H2]);1;&quot;&quot;)">
            <text:p/>
          </table:table-cell>
          <table:table-cell table:formula="of:=IF(AND([.$G2]&lt;=[.Q$1];[.Q$1]&lt;=[.$H2]);1;&quot;&quot;)">
            <text:p/>
          </table:table-cell>
          <table:table-cell table:formula="of:=IF(AND([.$G2]&lt;=[.R$1];[.R$1]&lt;=[.$H2]);1;&quot;&quot;)">
            <text:p/>
          </table:table-cell>
          <table:table-cell table:formula="of:=IF(AND([.$G2]&lt;=[.S$1];[.S$1]&lt;=[.$H2]);1;&quot;&quot;)">
            <text:p/>
          </table:table-cell>
          <table:table-cell table:formula="of:=IF(AND([.$G2]&lt;=[.T$1];[.T$1]&lt;=[.$H2]);1;&quot;&quot;)">
            <text:p/>
          </table:table-cell>
          <table:table-cell table:formula="of:=IF(AND([.$G2]&lt;=[.U$1];[.U$1]&lt;=[.$H2]);1;&quot;&quot;)">
            <text:p/>
          </table:table-cell>
          <table:table-cell table:formula="of:=IF(AND([.$G2]&lt;=[.V$1];[.V$1]&lt;=[.$H2]);1;&quot;&quot;)">
            <text:p/>
          </table:table-cell>
          <table:table-cell table:formula="of:=IF(AND([.$G2]&lt;=[.W$1];[.W$1]&lt;=[.$H2]);1;&quot;&quot;)">
            <text:p/>
          </table:table-cell>
          <table:table-cell table:formula="of:=IF(AND([.$G2]&lt;=[.X$1];[.X$1]&lt;=[.$H2]);1;&quot;&quot;)">
            <text:p/>
          </table:table-cell>
          <table:table-cell table:formula="of:=IF(AND([.$G2]&lt;=[.Y$1];[.Y$1]&lt;=[.$H2]);1;&quot;&quot;)">
            <text:p/>
          </table:table-cell>
          <table:table-cell table:formula="of:=IF(AND([.$G2]&lt;=[.Z$1];[.Z$1]&lt;=[.$H2]);1;&quot;&quot;)">
            <text:p/>
          </table:table-cell>
          <table:table-cell table:formula="of:=IF(AND([.$G2]&lt;=[.AA$1];[.AA$1]&lt;=[.$H2]);1;&quot;&quot;)">
            <text:p/>
          </table:table-cell>
          <table:table-cell table:formula="of:=IF(AND([.$G2]&lt;=[.AB$1];[.AB$1]&lt;=[.$H2]);1;&quot;&quot;)">
            <text:p/>
          </table:table-cell>
          <table:table-cell table:style-name="ce10" table:formula="of:=IF(AND([.$G2]&lt;=[.AC$1];[.AC$1]&lt;=[.$H2]);1;&quot;&quot;)">
            <text:p/>
          </table:table-cell>
          <table:table-cell table:formula="of:=IF(AND([.$G2]&lt;=[.AD$1];[.AD$1]&lt;=[.$H2]);1;&quot;&quot;)">
            <text:p/>
          </table:table-cell>
          <table:table-cell table:formula="of:=IF(AND([.$G2]&lt;=[.AE$1];[.AE$1]&lt;=[.$H2]);1;&quot;&quot;)">
            <text:p/>
          </table:table-cell>
          <table:table-cell table:formula="of:=IF(AND([.$G2]&lt;=[.AF$1];[.AF$1]&lt;=[.$H2]);1;&quot;&quot;)">
            <text:p/>
          </table:table-cell>
          <table:table-cell table:formula="of:=IF(AND([.$G2]&lt;=[.AG$1];[.AG$1]&lt;=[.$H2]);1;&quot;&quot;)">
            <text:p/>
          </table:table-cell>
          <table:table-cell table:formula="of:=IF(AND([.$G2]&lt;=[.AH$1];[.AH$1]&lt;=[.$H2]);1;&quot;&quot;)">
            <text:p/>
          </table:table-cell>
          <table:table-cell table:formula="of:=IF(AND([.$G2]&lt;=[.AI$1];[.AI$1]&lt;=[.$H2]);1;&quot;&quot;)">
            <text:p/>
          </table:table-cell>
          <table:table-cell table:formula="of:=IF(AND([.$G2]&lt;=[.AJ$1];[.AJ$1]&lt;=[.$H2]);1;&quot;&quot;)">
            <text:p/>
          </table:table-cell>
          <table:table-cell table:formula="of:=IF(AND([.$G2]&lt;=[.AK$1];[.AK$1]&lt;=[.$H2]);1;&quot;&quot;)">
            <text:p/>
          </table:table-cell>
          <table:table-cell table:formula="of:=IF(AND([.$G2]&lt;=[.AL$1];[.AL$1]&lt;=[.$H2]);1;&quot;&quot;)">
            <text:p/>
          </table:table-cell>
          <table:table-cell table:formula="of:=IF(AND([.$G2]&lt;=[.AM$1];[.AM$1]&lt;=[.$H2]);1;&quot;&quot;)">
            <text:p/>
          </table:table-cell>
          <table:table-cell table:formula="of:=IF(AND([.$G2]&lt;=[.AN$1];[.AN$1]&lt;=[.$H2]);1;&quot;&quot;)">
            <text:p/>
          </table:table-cell>
          <table:table-cell table:formula="of:=IF(AND([.$G2]&lt;=[.AO$1];[.AO$1]&lt;=[.$H2]);1;&quot;&quot;)">
            <text:p/>
          </table:table-cell>
          <table:table-cell table:formula="of:=IF(AND([.$G2]&lt;=[.AP$1];[.AP$1]&lt;=[.$H2]);1;&quot;&quot;)">
            <text:p/>
          </table:table-cell>
          <table:table-cell table:formula="of:=IF(AND([.$G2]&lt;=[.AQ$1];[.AQ$1]&lt;=[.$H2]);1;&quot;&quot;)">
            <text:p/>
          </table:table-cell>
          <table:table-cell table:formula="of:=IF(AND([.$G2]&lt;=[.AR$1];[.AR$1]&lt;=[.$H2]);1;&quot;&quot;)">
            <text:p/>
          </table:table-cell>
          <table:table-cell table:formula="of:=IF(AND([.$G2]&lt;=[.AS$1];[.AS$1]&lt;=[.$H2]);1;&quot;&quot;)">
            <text:p/>
          </table:table-cell>
          <table:table-cell table:formula="of:=IF(AND([.$G2]&lt;=[.AT$1];[.AT$1]&lt;=[.$H2]);1;&quot;&quot;)">
            <text:p/>
          </table:table-cell>
          <table:table-cell table:formula="of:=IF(AND([.$G2]&lt;=[.AU$1];[.AU$1]&lt;=[.$H2]);1;&quot;&quot;)">
            <text:p/>
          </table:table-cell>
          <table:table-cell table:formula="of:=IF(AND([.$G2]&lt;=[.AV$1];[.AV$1]&lt;=[.$H2]);1;&quot;&quot;)">
            <text:p/>
          </table:table-cell>
          <table:table-cell table:formula="of:=IF(AND([.$G2]&lt;=[.AW$1];[.AW$1]&lt;=[.$H2]);1;&quot;&quot;)">
            <text:p/>
          </table:table-cell>
          <table:table-cell table:formula="of:=IF(AND([.$G2]&lt;=[.AX$1];[.AX$1]&lt;=[.$H2]);1;&quot;&quot;)">
            <text:p/>
          </table:table-cell>
          <table:table-cell table:formula="of:=IF(AND([.$G2]&lt;=[.AY$1];[.AY$1]&lt;=[.$H2]);1;&quot;&quot;)">
            <text:p/>
          </table:table-cell>
          <table:table-cell table:formula="of:=IF(AND([.$G2]&lt;=[.AZ$1];[.AZ$1]&lt;=[.$H2]);1;&quot;&quot;)">
            <text:p/>
          </table:table-cell>
          <table:table-cell table:formula="of:=IF(AND([.$G2]&lt;=[.BA$1];[.BA$1]&lt;=[.$H2]);1;&quot;&quot;)">
            <text:p/>
          </table:table-cell>
          <table:table-cell table:formula="of:=IF(AND([.$G2]&lt;=[.BB$1];[.BB$1]&lt;=[.$H2]);1;&quot;&quot;)">
            <text:p/>
          </table:table-cell>
          <table:table-cell table:formula="of:=IF(AND([.$G2]&lt;=[.BC$1];[.BC$1]&lt;=[.$H2]);1;&quot;&quot;)">
            <text:p/>
          </table:table-cell>
          <table:table-cell table:formula="of:=IF(AND([.$G2]&lt;=[.BD$1];[.BD$1]&lt;=[.$H2]);1;&quot;&quot;)">
            <text:p/>
          </table:table-cell>
          <table:table-cell table:formula="of:=IF(AND([.$G2]&lt;=[.BE$1];[.BE$1]&lt;=[.$H2]);1;&quot;&quot;)">
            <text:p/>
          </table:table-cell>
          <table:table-cell table:formula="of:=IF(AND([.$G2]&lt;=[.BF$1];[.BF$1]&lt;=[.$H2]);1;&quot;&quot;)">
            <text:p/>
          </table:table-cell>
          <table:table-cell table:formula="of:=IF(AND([.$G2]&lt;=[.BG$1];[.BG$1]&lt;=[.$H2]);1;&quot;&quot;)">
            <text:p/>
          </table:table-cell>
          <table:table-cell table:formula="of:=IF(AND([.$G2]&lt;=[.BH$1];[.BH$1]&lt;=[.$H2]);1;&quot;&quot;)">
            <text:p/>
          </table:table-cell>
          <table:table-cell table:formula="of:=IF(AND([.$G2]&lt;=[.BI$1];[.BI$1]&lt;=[.$H2]);1;&quot;&quot;)">
            <text:p/>
          </table:table-cell>
          <table:table-cell table:formula="of:=IF(AND([.$G2]&lt;=[.BJ$1];[.BJ$1]&lt;=[.$H2]);1;&quot;&quot;)">
            <text:p/>
          </table:table-cell>
          <table:table-cell table:formula="of:=IF(AND([.$G2]&lt;=[.BK$1];[.BK$1]&lt;=[.$H2]);1;&quot;&quot;)">
            <text:p/>
          </table:table-cell>
          <table:table-cell table:formula="of:=IF(AND([.$G2]&lt;=[.BL$1];[.BL$1]&lt;=[.$H2]);1;&quot;&quot;)">
            <text:p/>
          </table:table-cell>
          <table:table-cell table:formula="of:=IF(AND([.$G2]&lt;=[.BM$1];[.BM$1]&lt;=[.$H2]);1;&quot;&quot;)">
            <text:p/>
          </table:table-cell>
          <table:table-cell table:formula="of:=IF(AND([.$G2]&lt;=[.BN$1];[.BN$1]&lt;=[.$H2]);1;&quot;&quot;)">
            <text:p/>
          </table:table-cell>
          <table:table-cell table:formula="of:=IF(AND([.$G2]&lt;=[.BO$1];[.BO$1]&lt;=[.$H2]);1;&quot;&quot;)">
            <text:p/>
          </table:table-cell>
          <table:table-cell table:formula="of:=IF(AND([.$G2]&lt;=[.BP$1];[.BP$1]&lt;=[.$H2]);1;&quot;&quot;)">
            <text:p/>
          </table:table-cell>
          <table:table-cell table:formula="of:=IF(AND([.$G2]&lt;=[.BQ$1];[.BQ$1]&lt;=[.$H2]);1;&quot;&quot;)">
            <text:p/>
          </table:table-cell>
          <table:table-cell table:formula="of:=IF(AND([.$G2]&lt;=[.BR$1];[.BR$1]&lt;=[.$H2]);1;&quot;&quot;)">
            <text:p/>
          </table:table-cell>
          <table:table-cell table:formula="of:=IF(AND([.$G2]&lt;=[.BS$1];[.BS$1]&lt;=[.$H2]);1;&quot;&quot;)">
            <text:p/>
          </table:table-cell>
          <table:table-cell table:formula="of:=IF(AND([.$G2]&lt;=[.BT$1];[.BT$1]&lt;=[.$H2]);1;&quot;&quot;)">
            <text:p/>
          </table:table-cell>
          <table:table-cell table:formula="of:=IF(AND([.$G2]&lt;=[.BU$1];[.BU$1]&lt;=[.$H2]);1;&quot;&quot;)">
            <text:p/>
          </table:table-cell>
          <table:table-cell table:formula="of:=IF(AND([.$G2]&lt;=[.BV$1];[.BV$1]&lt;=[.$H2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3];[.$A:.$H];8;0)" office:value-type="float" office:value="0" calcext:value-type="float">
            <text:p>0</text:p>
          </table:table-cell>
          <table:table-cell table:style-name="ce6" table:formula="of:=VLOOKUP([.D3];[.$A:.$H];8;0)" office:value-type="float" office:value="0" calcext:value-type="float">
            <text:p>0</text:p>
          </table:table-cell>
          <table:table-cell table:style-name="ce7" table:formula="of:=[.H3]-[.B3]+1" office:value-type="float" office:value="1" calcext:value-type="float">
            <text:p>1</text:p>
          </table:table-cell>
          <table:table-cell table:style-name="ce8" table:formula="of:=[.B3]+MAX([.E3:.F3])" office:value-type="float" office:value="4" calcext:value-type="float">
            <text:p>4</text:p>
          </table:table-cell>
          <table:table-cell table:formula="of:=IF(AND([.$G3]&lt;=[.I$1];[.I$1]&lt;=[.$H3]);1;&quot;&quot;)" office:value-type="float" office:value="1" calcext:value-type="float">
            <text:p>1</text:p>
          </table:table-cell>
          <table:table-cell table:formula="of:=IF(AND([.$G3]&lt;=[.J$1];[.J$1]&lt;=[.$H3]);1;&quot;&quot;)" office:value-type="float" office:value="1" calcext:value-type="float">
            <text:p>1</text:p>
          </table:table-cell>
          <table:table-cell table:formula="of:=IF(AND([.$G3]&lt;=[.K$1];[.K$1]&lt;=[.$H3]);1;&quot;&quot;)" office:value-type="float" office:value="1" calcext:value-type="float">
            <text:p>1</text:p>
          </table:table-cell>
          <table:table-cell table:formula="of:=IF(AND([.$G3]&lt;=[.L$1];[.L$1]&lt;=[.$H3]);1;&quot;&quot;)" office:value-type="float" office:value="1" calcext:value-type="float">
            <text:p>1</text:p>
          </table:table-cell>
          <table:table-cell table:formula="of:=IF(AND([.$G3]&lt;=[.M$1];[.M$1]&lt;=[.$H3]);1;&quot;&quot;)">
            <text:p/>
          </table:table-cell>
          <table:table-cell table:formula="of:=IF(AND([.$G3]&lt;=[.N$1];[.N$1]&lt;=[.$H3]);1;&quot;&quot;)">
            <text:p/>
          </table:table-cell>
          <table:table-cell table:formula="of:=IF(AND([.$G3]&lt;=[.O$1];[.O$1]&lt;=[.$H3]);1;&quot;&quot;)">
            <text:p/>
          </table:table-cell>
          <table:table-cell table:formula="of:=IF(AND([.$G3]&lt;=[.P$1];[.P$1]&lt;=[.$H3]);1;&quot;&quot;)">
            <text:p/>
          </table:table-cell>
          <table:table-cell table:formula="of:=IF(AND([.$G3]&lt;=[.Q$1];[.Q$1]&lt;=[.$H3]);1;&quot;&quot;)">
            <text:p/>
          </table:table-cell>
          <table:table-cell table:formula="of:=IF(AND([.$G3]&lt;=[.R$1];[.R$1]&lt;=[.$H3]);1;&quot;&quot;)">
            <text:p/>
          </table:table-cell>
          <table:table-cell table:formula="of:=IF(AND([.$G3]&lt;=[.S$1];[.S$1]&lt;=[.$H3]);1;&quot;&quot;)">
            <text:p/>
          </table:table-cell>
          <table:table-cell table:formula="of:=IF(AND([.$G3]&lt;=[.T$1];[.T$1]&lt;=[.$H3]);1;&quot;&quot;)">
            <text:p/>
          </table:table-cell>
          <table:table-cell table:formula="of:=IF(AND([.$G3]&lt;=[.U$1];[.U$1]&lt;=[.$H3]);1;&quot;&quot;)">
            <text:p/>
          </table:table-cell>
          <table:table-cell table:formula="of:=IF(AND([.$G3]&lt;=[.V$1];[.V$1]&lt;=[.$H3]);1;&quot;&quot;)">
            <text:p/>
          </table:table-cell>
          <table:table-cell table:formula="of:=IF(AND([.$G3]&lt;=[.W$1];[.W$1]&lt;=[.$H3]);1;&quot;&quot;)">
            <text:p/>
          </table:table-cell>
          <table:table-cell table:formula="of:=IF(AND([.$G3]&lt;=[.X$1];[.X$1]&lt;=[.$H3]);1;&quot;&quot;)">
            <text:p/>
          </table:table-cell>
          <table:table-cell table:formula="of:=IF(AND([.$G3]&lt;=[.Y$1];[.Y$1]&lt;=[.$H3]);1;&quot;&quot;)">
            <text:p/>
          </table:table-cell>
          <table:table-cell table:formula="of:=IF(AND([.$G3]&lt;=[.Z$1];[.Z$1]&lt;=[.$H3]);1;&quot;&quot;)">
            <text:p/>
          </table:table-cell>
          <table:table-cell table:formula="of:=IF(AND([.$G3]&lt;=[.AA$1];[.AA$1]&lt;=[.$H3]);1;&quot;&quot;)">
            <text:p/>
          </table:table-cell>
          <table:table-cell table:formula="of:=IF(AND([.$G3]&lt;=[.AB$1];[.AB$1]&lt;=[.$H3]);1;&quot;&quot;)">
            <text:p/>
          </table:table-cell>
          <table:table-cell table:style-name="ce10" table:formula="of:=IF(AND([.$G3]&lt;=[.AC$1];[.AC$1]&lt;=[.$H3]);1;&quot;&quot;)">
            <text:p/>
          </table:table-cell>
          <table:table-cell table:formula="of:=IF(AND([.$G3]&lt;=[.AD$1];[.AD$1]&lt;=[.$H3]);1;&quot;&quot;)">
            <text:p/>
          </table:table-cell>
          <table:table-cell table:formula="of:=IF(AND([.$G3]&lt;=[.AE$1];[.AE$1]&lt;=[.$H3]);1;&quot;&quot;)">
            <text:p/>
          </table:table-cell>
          <table:table-cell table:formula="of:=IF(AND([.$G3]&lt;=[.AF$1];[.AF$1]&lt;=[.$H3]);1;&quot;&quot;)">
            <text:p/>
          </table:table-cell>
          <table:table-cell table:formula="of:=IF(AND([.$G3]&lt;=[.AG$1];[.AG$1]&lt;=[.$H3]);1;&quot;&quot;)">
            <text:p/>
          </table:table-cell>
          <table:table-cell table:formula="of:=IF(AND([.$G3]&lt;=[.AH$1];[.AH$1]&lt;=[.$H3]);1;&quot;&quot;)">
            <text:p/>
          </table:table-cell>
          <table:table-cell table:formula="of:=IF(AND([.$G3]&lt;=[.AI$1];[.AI$1]&lt;=[.$H3]);1;&quot;&quot;)">
            <text:p/>
          </table:table-cell>
          <table:table-cell table:formula="of:=IF(AND([.$G3]&lt;=[.AJ$1];[.AJ$1]&lt;=[.$H3]);1;&quot;&quot;)">
            <text:p/>
          </table:table-cell>
          <table:table-cell table:formula="of:=IF(AND([.$G3]&lt;=[.AK$1];[.AK$1]&lt;=[.$H3]);1;&quot;&quot;)">
            <text:p/>
          </table:table-cell>
          <table:table-cell table:formula="of:=IF(AND([.$G3]&lt;=[.AL$1];[.AL$1]&lt;=[.$H3]);1;&quot;&quot;)">
            <text:p/>
          </table:table-cell>
          <table:table-cell table:formula="of:=IF(AND([.$G3]&lt;=[.AM$1];[.AM$1]&lt;=[.$H3]);1;&quot;&quot;)">
            <text:p/>
          </table:table-cell>
          <table:table-cell table:formula="of:=IF(AND([.$G3]&lt;=[.AN$1];[.AN$1]&lt;=[.$H3]);1;&quot;&quot;)">
            <text:p/>
          </table:table-cell>
          <table:table-cell table:formula="of:=IF(AND([.$G3]&lt;=[.AO$1];[.AO$1]&lt;=[.$H3]);1;&quot;&quot;)">
            <text:p/>
          </table:table-cell>
          <table:table-cell table:formula="of:=IF(AND([.$G3]&lt;=[.AP$1];[.AP$1]&lt;=[.$H3]);1;&quot;&quot;)">
            <text:p/>
          </table:table-cell>
          <table:table-cell table:formula="of:=IF(AND([.$G3]&lt;=[.AQ$1];[.AQ$1]&lt;=[.$H3]);1;&quot;&quot;)">
            <text:p/>
          </table:table-cell>
          <table:table-cell table:formula="of:=IF(AND([.$G3]&lt;=[.AR$1];[.AR$1]&lt;=[.$H3]);1;&quot;&quot;)">
            <text:p/>
          </table:table-cell>
          <table:table-cell table:formula="of:=IF(AND([.$G3]&lt;=[.AS$1];[.AS$1]&lt;=[.$H3]);1;&quot;&quot;)">
            <text:p/>
          </table:table-cell>
          <table:table-cell table:formula="of:=IF(AND([.$G3]&lt;=[.AT$1];[.AT$1]&lt;=[.$H3]);1;&quot;&quot;)">
            <text:p/>
          </table:table-cell>
          <table:table-cell table:formula="of:=IF(AND([.$G3]&lt;=[.AU$1];[.AU$1]&lt;=[.$H3]);1;&quot;&quot;)">
            <text:p/>
          </table:table-cell>
          <table:table-cell table:formula="of:=IF(AND([.$G3]&lt;=[.AV$1];[.AV$1]&lt;=[.$H3]);1;&quot;&quot;)">
            <text:p/>
          </table:table-cell>
          <table:table-cell table:formula="of:=IF(AND([.$G3]&lt;=[.AW$1];[.AW$1]&lt;=[.$H3]);1;&quot;&quot;)">
            <text:p/>
          </table:table-cell>
          <table:table-cell table:formula="of:=IF(AND([.$G3]&lt;=[.AX$1];[.AX$1]&lt;=[.$H3]);1;&quot;&quot;)">
            <text:p/>
          </table:table-cell>
          <table:table-cell table:formula="of:=IF(AND([.$G3]&lt;=[.AY$1];[.AY$1]&lt;=[.$H3]);1;&quot;&quot;)">
            <text:p/>
          </table:table-cell>
          <table:table-cell table:formula="of:=IF(AND([.$G3]&lt;=[.AZ$1];[.AZ$1]&lt;=[.$H3]);1;&quot;&quot;)">
            <text:p/>
          </table:table-cell>
          <table:table-cell table:formula="of:=IF(AND([.$G3]&lt;=[.BA$1];[.BA$1]&lt;=[.$H3]);1;&quot;&quot;)">
            <text:p/>
          </table:table-cell>
          <table:table-cell table:formula="of:=IF(AND([.$G3]&lt;=[.BB$1];[.BB$1]&lt;=[.$H3]);1;&quot;&quot;)">
            <text:p/>
          </table:table-cell>
          <table:table-cell table:formula="of:=IF(AND([.$G3]&lt;=[.BC$1];[.BC$1]&lt;=[.$H3]);1;&quot;&quot;)">
            <text:p/>
          </table:table-cell>
          <table:table-cell table:formula="of:=IF(AND([.$G3]&lt;=[.BD$1];[.BD$1]&lt;=[.$H3]);1;&quot;&quot;)">
            <text:p/>
          </table:table-cell>
          <table:table-cell table:formula="of:=IF(AND([.$G3]&lt;=[.BE$1];[.BE$1]&lt;=[.$H3]);1;&quot;&quot;)">
            <text:p/>
          </table:table-cell>
          <table:table-cell table:formula="of:=IF(AND([.$G3]&lt;=[.BF$1];[.BF$1]&lt;=[.$H3]);1;&quot;&quot;)">
            <text:p/>
          </table:table-cell>
          <table:table-cell table:formula="of:=IF(AND([.$G3]&lt;=[.BG$1];[.BG$1]&lt;=[.$H3]);1;&quot;&quot;)">
            <text:p/>
          </table:table-cell>
          <table:table-cell table:formula="of:=IF(AND([.$G3]&lt;=[.BH$1];[.BH$1]&lt;=[.$H3]);1;&quot;&quot;)">
            <text:p/>
          </table:table-cell>
          <table:table-cell table:formula="of:=IF(AND([.$G3]&lt;=[.BI$1];[.BI$1]&lt;=[.$H3]);1;&quot;&quot;)">
            <text:p/>
          </table:table-cell>
          <table:table-cell table:formula="of:=IF(AND([.$G3]&lt;=[.BJ$1];[.BJ$1]&lt;=[.$H3]);1;&quot;&quot;)">
            <text:p/>
          </table:table-cell>
          <table:table-cell table:formula="of:=IF(AND([.$G3]&lt;=[.BK$1];[.BK$1]&lt;=[.$H3]);1;&quot;&quot;)">
            <text:p/>
          </table:table-cell>
          <table:table-cell table:formula="of:=IF(AND([.$G3]&lt;=[.BL$1];[.BL$1]&lt;=[.$H3]);1;&quot;&quot;)">
            <text:p/>
          </table:table-cell>
          <table:table-cell table:formula="of:=IF(AND([.$G3]&lt;=[.BM$1];[.BM$1]&lt;=[.$H3]);1;&quot;&quot;)">
            <text:p/>
          </table:table-cell>
          <table:table-cell table:formula="of:=IF(AND([.$G3]&lt;=[.BN$1];[.BN$1]&lt;=[.$H3]);1;&quot;&quot;)">
            <text:p/>
          </table:table-cell>
          <table:table-cell table:formula="of:=IF(AND([.$G3]&lt;=[.BO$1];[.BO$1]&lt;=[.$H3]);1;&quot;&quot;)">
            <text:p/>
          </table:table-cell>
          <table:table-cell table:formula="of:=IF(AND([.$G3]&lt;=[.BP$1];[.BP$1]&lt;=[.$H3]);1;&quot;&quot;)">
            <text:p/>
          </table:table-cell>
          <table:table-cell table:formula="of:=IF(AND([.$G3]&lt;=[.BQ$1];[.BQ$1]&lt;=[.$H3]);1;&quot;&quot;)">
            <text:p/>
          </table:table-cell>
          <table:table-cell table:formula="of:=IF(AND([.$G3]&lt;=[.BR$1];[.BR$1]&lt;=[.$H3]);1;&quot;&quot;)">
            <text:p/>
          </table:table-cell>
          <table:table-cell table:formula="of:=IF(AND([.$G3]&lt;=[.BS$1];[.BS$1]&lt;=[.$H3]);1;&quot;&quot;)">
            <text:p/>
          </table:table-cell>
          <table:table-cell table:formula="of:=IF(AND([.$G3]&lt;=[.BT$1];[.BT$1]&lt;=[.$H3]);1;&quot;&quot;)">
            <text:p/>
          </table:table-cell>
          <table:table-cell table:formula="of:=IF(AND([.$G3]&lt;=[.BU$1];[.BU$1]&lt;=[.$H3]);1;&quot;&quot;)">
            <text:p/>
          </table:table-cell>
          <table:table-cell table:formula="of:=IF(AND([.$G3]&lt;=[.BV$1];[.BV$1]&lt;=[.$H3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4];[.$A:.$H];8;0)" office:value-type="float" office:value="0" calcext:value-type="float">
            <text:p>0</text:p>
          </table:table-cell>
          <table:table-cell table:style-name="ce6" table:formula="of:=VLOOKUP([.D4];[.$A:.$H];8;0)" office:value-type="float" office:value="0" calcext:value-type="float">
            <text:p>0</text:p>
          </table:table-cell>
          <table:table-cell table:style-name="ce7" table:formula="of:=[.H4]-[.B4]+1" office:value-type="float" office:value="1" calcext:value-type="float">
            <text:p>1</text:p>
          </table:table-cell>
          <table:table-cell table:style-name="ce8" table:formula="of:=[.B4]+MAX([.E4:.F4])" office:value-type="float" office:value="6" calcext:value-type="float">
            <text:p>6</text:p>
          </table:table-cell>
          <table:table-cell table:formula="of:=IF(AND([.$G4]&lt;=[.I$1];[.I$1]&lt;=[.$H4]);1;&quot;&quot;)" office:value-type="float" office:value="1" calcext:value-type="float">
            <text:p>1</text:p>
          </table:table-cell>
          <table:table-cell table:formula="of:=IF(AND([.$G4]&lt;=[.J$1];[.J$1]&lt;=[.$H4]);1;&quot;&quot;)" office:value-type="float" office:value="1" calcext:value-type="float">
            <text:p>1</text:p>
          </table:table-cell>
          <table:table-cell table:formula="of:=IF(AND([.$G4]&lt;=[.K$1];[.K$1]&lt;=[.$H4]);1;&quot;&quot;)" office:value-type="float" office:value="1" calcext:value-type="float">
            <text:p>1</text:p>
          </table:table-cell>
          <table:table-cell table:formula="of:=IF(AND([.$G4]&lt;=[.L$1];[.L$1]&lt;=[.$H4]);1;&quot;&quot;)" office:value-type="float" office:value="1" calcext:value-type="float">
            <text:p>1</text:p>
          </table:table-cell>
          <table:table-cell table:formula="of:=IF(AND([.$G4]&lt;=[.M$1];[.M$1]&lt;=[.$H4]);1;&quot;&quot;)" office:value-type="float" office:value="1" calcext:value-type="float">
            <text:p>1</text:p>
          </table:table-cell>
          <table:table-cell table:formula="of:=IF(AND([.$G4]&lt;=[.N$1];[.N$1]&lt;=[.$H4]);1;&quot;&quot;)" office:value-type="float" office:value="1" calcext:value-type="float">
            <text:p>1</text:p>
          </table:table-cell>
          <table:table-cell table:formula="of:=IF(AND([.$G4]&lt;=[.O$1];[.O$1]&lt;=[.$H4]);1;&quot;&quot;)">
            <text:p/>
          </table:table-cell>
          <table:table-cell table:formula="of:=IF(AND([.$G4]&lt;=[.P$1];[.P$1]&lt;=[.$H4]);1;&quot;&quot;)">
            <text:p/>
          </table:table-cell>
          <table:table-cell table:formula="of:=IF(AND([.$G4]&lt;=[.Q$1];[.Q$1]&lt;=[.$H4]);1;&quot;&quot;)">
            <text:p/>
          </table:table-cell>
          <table:table-cell table:formula="of:=IF(AND([.$G4]&lt;=[.R$1];[.R$1]&lt;=[.$H4]);1;&quot;&quot;)">
            <text:p/>
          </table:table-cell>
          <table:table-cell table:formula="of:=IF(AND([.$G4]&lt;=[.S$1];[.S$1]&lt;=[.$H4]);1;&quot;&quot;)">
            <text:p/>
          </table:table-cell>
          <table:table-cell table:formula="of:=IF(AND([.$G4]&lt;=[.T$1];[.T$1]&lt;=[.$H4]);1;&quot;&quot;)">
            <text:p/>
          </table:table-cell>
          <table:table-cell table:formula="of:=IF(AND([.$G4]&lt;=[.U$1];[.U$1]&lt;=[.$H4]);1;&quot;&quot;)">
            <text:p/>
          </table:table-cell>
          <table:table-cell table:formula="of:=IF(AND([.$G4]&lt;=[.V$1];[.V$1]&lt;=[.$H4]);1;&quot;&quot;)">
            <text:p/>
          </table:table-cell>
          <table:table-cell table:formula="of:=IF(AND([.$G4]&lt;=[.W$1];[.W$1]&lt;=[.$H4]);1;&quot;&quot;)">
            <text:p/>
          </table:table-cell>
          <table:table-cell table:formula="of:=IF(AND([.$G4]&lt;=[.X$1];[.X$1]&lt;=[.$H4]);1;&quot;&quot;)">
            <text:p/>
          </table:table-cell>
          <table:table-cell table:formula="of:=IF(AND([.$G4]&lt;=[.Y$1];[.Y$1]&lt;=[.$H4]);1;&quot;&quot;)">
            <text:p/>
          </table:table-cell>
          <table:table-cell table:formula="of:=IF(AND([.$G4]&lt;=[.Z$1];[.Z$1]&lt;=[.$H4]);1;&quot;&quot;)">
            <text:p/>
          </table:table-cell>
          <table:table-cell table:formula="of:=IF(AND([.$G4]&lt;=[.AA$1];[.AA$1]&lt;=[.$H4]);1;&quot;&quot;)">
            <text:p/>
          </table:table-cell>
          <table:table-cell table:formula="of:=IF(AND([.$G4]&lt;=[.AB$1];[.AB$1]&lt;=[.$H4]);1;&quot;&quot;)">
            <text:p/>
          </table:table-cell>
          <table:table-cell table:style-name="ce10" table:formula="of:=IF(AND([.$G4]&lt;=[.AC$1];[.AC$1]&lt;=[.$H4]);1;&quot;&quot;)">
            <text:p/>
          </table:table-cell>
          <table:table-cell table:formula="of:=IF(AND([.$G4]&lt;=[.AD$1];[.AD$1]&lt;=[.$H4]);1;&quot;&quot;)">
            <text:p/>
          </table:table-cell>
          <table:table-cell table:formula="of:=IF(AND([.$G4]&lt;=[.AE$1];[.AE$1]&lt;=[.$H4]);1;&quot;&quot;)">
            <text:p/>
          </table:table-cell>
          <table:table-cell table:formula="of:=IF(AND([.$G4]&lt;=[.AF$1];[.AF$1]&lt;=[.$H4]);1;&quot;&quot;)">
            <text:p/>
          </table:table-cell>
          <table:table-cell table:formula="of:=IF(AND([.$G4]&lt;=[.AG$1];[.AG$1]&lt;=[.$H4]);1;&quot;&quot;)">
            <text:p/>
          </table:table-cell>
          <table:table-cell table:formula="of:=IF(AND([.$G4]&lt;=[.AH$1];[.AH$1]&lt;=[.$H4]);1;&quot;&quot;)">
            <text:p/>
          </table:table-cell>
          <table:table-cell table:formula="of:=IF(AND([.$G4]&lt;=[.AI$1];[.AI$1]&lt;=[.$H4]);1;&quot;&quot;)">
            <text:p/>
          </table:table-cell>
          <table:table-cell table:formula="of:=IF(AND([.$G4]&lt;=[.AJ$1];[.AJ$1]&lt;=[.$H4]);1;&quot;&quot;)">
            <text:p/>
          </table:table-cell>
          <table:table-cell table:formula="of:=IF(AND([.$G4]&lt;=[.AK$1];[.AK$1]&lt;=[.$H4]);1;&quot;&quot;)">
            <text:p/>
          </table:table-cell>
          <table:table-cell table:formula="of:=IF(AND([.$G4]&lt;=[.AL$1];[.AL$1]&lt;=[.$H4]);1;&quot;&quot;)">
            <text:p/>
          </table:table-cell>
          <table:table-cell table:formula="of:=IF(AND([.$G4]&lt;=[.AM$1];[.AM$1]&lt;=[.$H4]);1;&quot;&quot;)">
            <text:p/>
          </table:table-cell>
          <table:table-cell table:formula="of:=IF(AND([.$G4]&lt;=[.AN$1];[.AN$1]&lt;=[.$H4]);1;&quot;&quot;)">
            <text:p/>
          </table:table-cell>
          <table:table-cell table:formula="of:=IF(AND([.$G4]&lt;=[.AO$1];[.AO$1]&lt;=[.$H4]);1;&quot;&quot;)">
            <text:p/>
          </table:table-cell>
          <table:table-cell table:formula="of:=IF(AND([.$G4]&lt;=[.AP$1];[.AP$1]&lt;=[.$H4]);1;&quot;&quot;)">
            <text:p/>
          </table:table-cell>
          <table:table-cell table:formula="of:=IF(AND([.$G4]&lt;=[.AQ$1];[.AQ$1]&lt;=[.$H4]);1;&quot;&quot;)">
            <text:p/>
          </table:table-cell>
          <table:table-cell table:formula="of:=IF(AND([.$G4]&lt;=[.AR$1];[.AR$1]&lt;=[.$H4]);1;&quot;&quot;)">
            <text:p/>
          </table:table-cell>
          <table:table-cell table:formula="of:=IF(AND([.$G4]&lt;=[.AS$1];[.AS$1]&lt;=[.$H4]);1;&quot;&quot;)">
            <text:p/>
          </table:table-cell>
          <table:table-cell table:formula="of:=IF(AND([.$G4]&lt;=[.AT$1];[.AT$1]&lt;=[.$H4]);1;&quot;&quot;)">
            <text:p/>
          </table:table-cell>
          <table:table-cell table:formula="of:=IF(AND([.$G4]&lt;=[.AU$1];[.AU$1]&lt;=[.$H4]);1;&quot;&quot;)">
            <text:p/>
          </table:table-cell>
          <table:table-cell table:formula="of:=IF(AND([.$G4]&lt;=[.AV$1];[.AV$1]&lt;=[.$H4]);1;&quot;&quot;)">
            <text:p/>
          </table:table-cell>
          <table:table-cell table:formula="of:=IF(AND([.$G4]&lt;=[.AW$1];[.AW$1]&lt;=[.$H4]);1;&quot;&quot;)">
            <text:p/>
          </table:table-cell>
          <table:table-cell table:formula="of:=IF(AND([.$G4]&lt;=[.AX$1];[.AX$1]&lt;=[.$H4]);1;&quot;&quot;)">
            <text:p/>
          </table:table-cell>
          <table:table-cell table:formula="of:=IF(AND([.$G4]&lt;=[.AY$1];[.AY$1]&lt;=[.$H4]);1;&quot;&quot;)">
            <text:p/>
          </table:table-cell>
          <table:table-cell table:formula="of:=IF(AND([.$G4]&lt;=[.AZ$1];[.AZ$1]&lt;=[.$H4]);1;&quot;&quot;)">
            <text:p/>
          </table:table-cell>
          <table:table-cell table:formula="of:=IF(AND([.$G4]&lt;=[.BA$1];[.BA$1]&lt;=[.$H4]);1;&quot;&quot;)">
            <text:p/>
          </table:table-cell>
          <table:table-cell table:formula="of:=IF(AND([.$G4]&lt;=[.BB$1];[.BB$1]&lt;=[.$H4]);1;&quot;&quot;)">
            <text:p/>
          </table:table-cell>
          <table:table-cell table:formula="of:=IF(AND([.$G4]&lt;=[.BC$1];[.BC$1]&lt;=[.$H4]);1;&quot;&quot;)">
            <text:p/>
          </table:table-cell>
          <table:table-cell table:formula="of:=IF(AND([.$G4]&lt;=[.BD$1];[.BD$1]&lt;=[.$H4]);1;&quot;&quot;)">
            <text:p/>
          </table:table-cell>
          <table:table-cell table:formula="of:=IF(AND([.$G4]&lt;=[.BE$1];[.BE$1]&lt;=[.$H4]);1;&quot;&quot;)">
            <text:p/>
          </table:table-cell>
          <table:table-cell table:formula="of:=IF(AND([.$G4]&lt;=[.BF$1];[.BF$1]&lt;=[.$H4]);1;&quot;&quot;)">
            <text:p/>
          </table:table-cell>
          <table:table-cell table:formula="of:=IF(AND([.$G4]&lt;=[.BG$1];[.BG$1]&lt;=[.$H4]);1;&quot;&quot;)">
            <text:p/>
          </table:table-cell>
          <table:table-cell table:formula="of:=IF(AND([.$G4]&lt;=[.BH$1];[.BH$1]&lt;=[.$H4]);1;&quot;&quot;)">
            <text:p/>
          </table:table-cell>
          <table:table-cell table:formula="of:=IF(AND([.$G4]&lt;=[.BI$1];[.BI$1]&lt;=[.$H4]);1;&quot;&quot;)">
            <text:p/>
          </table:table-cell>
          <table:table-cell table:formula="of:=IF(AND([.$G4]&lt;=[.BJ$1];[.BJ$1]&lt;=[.$H4]);1;&quot;&quot;)">
            <text:p/>
          </table:table-cell>
          <table:table-cell table:formula="of:=IF(AND([.$G4]&lt;=[.BK$1];[.BK$1]&lt;=[.$H4]);1;&quot;&quot;)">
            <text:p/>
          </table:table-cell>
          <table:table-cell table:formula="of:=IF(AND([.$G4]&lt;=[.BL$1];[.BL$1]&lt;=[.$H4]);1;&quot;&quot;)">
            <text:p/>
          </table:table-cell>
          <table:table-cell table:formula="of:=IF(AND([.$G4]&lt;=[.BM$1];[.BM$1]&lt;=[.$H4]);1;&quot;&quot;)">
            <text:p/>
          </table:table-cell>
          <table:table-cell table:formula="of:=IF(AND([.$G4]&lt;=[.BN$1];[.BN$1]&lt;=[.$H4]);1;&quot;&quot;)">
            <text:p/>
          </table:table-cell>
          <table:table-cell table:formula="of:=IF(AND([.$G4]&lt;=[.BO$1];[.BO$1]&lt;=[.$H4]);1;&quot;&quot;)">
            <text:p/>
          </table:table-cell>
          <table:table-cell table:formula="of:=IF(AND([.$G4]&lt;=[.BP$1];[.BP$1]&lt;=[.$H4]);1;&quot;&quot;)">
            <text:p/>
          </table:table-cell>
          <table:table-cell table:formula="of:=IF(AND([.$G4]&lt;=[.BQ$1];[.BQ$1]&lt;=[.$H4]);1;&quot;&quot;)">
            <text:p/>
          </table:table-cell>
          <table:table-cell table:formula="of:=IF(AND([.$G4]&lt;=[.BR$1];[.BR$1]&lt;=[.$H4]);1;&quot;&quot;)">
            <text:p/>
          </table:table-cell>
          <table:table-cell table:formula="of:=IF(AND([.$G4]&lt;=[.BS$1];[.BS$1]&lt;=[.$H4]);1;&quot;&quot;)">
            <text:p/>
          </table:table-cell>
          <table:table-cell table:formula="of:=IF(AND([.$G4]&lt;=[.BT$1];[.BT$1]&lt;=[.$H4]);1;&quot;&quot;)">
            <text:p/>
          </table:table-cell>
          <table:table-cell table:formula="of:=IF(AND([.$G4]&lt;=[.BU$1];[.BU$1]&lt;=[.$H4]);1;&quot;&quot;)">
            <text:p/>
          </table:table-cell>
          <table:table-cell table:formula="of:=IF(AND([.$G4]&lt;=[.BV$1];[.BV$1]&lt;=[.$H4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5];[.$A:.$H];8;0)" office:value-type="float" office:value="4" calcext:value-type="float">
            <text:p>4</text:p>
          </table:table-cell>
          <table:table-cell table:style-name="ce6" table:formula="of:=VLOOKUP([.D5];[.$A:.$H];8;0)" office:value-type="float" office:value="0" calcext:value-type="float">
            <text:p>0</text:p>
          </table:table-cell>
          <table:table-cell table:style-name="ce7" table:formula="of:=[.H5]-[.B5]+1" office:value-type="float" office:value="5" calcext:value-type="float">
            <text:p>5</text:p>
          </table:table-cell>
          <table:table-cell table:style-name="ce8" table:formula="of:=[.B5]+MAX([.E5:.F5])" office:value-type="float" office:value="7" calcext:value-type="float">
            <text:p>7</text:p>
          </table:table-cell>
          <table:table-cell table:formula="of:=IF(AND([.$G5]&lt;=[.I$1];[.I$1]&lt;=[.$H5]);1;&quot;&quot;)">
            <text:p/>
          </table:table-cell>
          <table:table-cell table:formula="of:=IF(AND([.$G5]&lt;=[.J$1];[.J$1]&lt;=[.$H5]);1;&quot;&quot;)">
            <text:p/>
          </table:table-cell>
          <table:table-cell table:formula="of:=IF(AND([.$G5]&lt;=[.K$1];[.K$1]&lt;=[.$H5]);1;&quot;&quot;)">
            <text:p/>
          </table:table-cell>
          <table:table-cell table:formula="of:=IF(AND([.$G5]&lt;=[.L$1];[.L$1]&lt;=[.$H5]);1;&quot;&quot;)">
            <text:p/>
          </table:table-cell>
          <table:table-cell table:formula="of:=IF(AND([.$G5]&lt;=[.M$1];[.M$1]&lt;=[.$H5]);1;&quot;&quot;)" office:value-type="float" office:value="1" calcext:value-type="float">
            <text:p>1</text:p>
          </table:table-cell>
          <table:table-cell table:formula="of:=IF(AND([.$G5]&lt;=[.N$1];[.N$1]&lt;=[.$H5]);1;&quot;&quot;)" office:value-type="float" office:value="1" calcext:value-type="float">
            <text:p>1</text:p>
          </table:table-cell>
          <table:table-cell table:formula="of:=IF(AND([.$G5]&lt;=[.O$1];[.O$1]&lt;=[.$H5]);1;&quot;&quot;)" office:value-type="float" office:value="1" calcext:value-type="float">
            <text:p>1</text:p>
          </table:table-cell>
          <table:table-cell table:formula="of:=IF(AND([.$G5]&lt;=[.P$1];[.P$1]&lt;=[.$H5]);1;&quot;&quot;)">
            <text:p/>
          </table:table-cell>
          <table:table-cell table:formula="of:=IF(AND([.$G5]&lt;=[.Q$1];[.Q$1]&lt;=[.$H5]);1;&quot;&quot;)">
            <text:p/>
          </table:table-cell>
          <table:table-cell table:formula="of:=IF(AND([.$G5]&lt;=[.R$1];[.R$1]&lt;=[.$H5]);1;&quot;&quot;)">
            <text:p/>
          </table:table-cell>
          <table:table-cell table:formula="of:=IF(AND([.$G5]&lt;=[.S$1];[.S$1]&lt;=[.$H5]);1;&quot;&quot;)">
            <text:p/>
          </table:table-cell>
          <table:table-cell table:formula="of:=IF(AND([.$G5]&lt;=[.T$1];[.T$1]&lt;=[.$H5]);1;&quot;&quot;)">
            <text:p/>
          </table:table-cell>
          <table:table-cell table:formula="of:=IF(AND([.$G5]&lt;=[.U$1];[.U$1]&lt;=[.$H5]);1;&quot;&quot;)">
            <text:p/>
          </table:table-cell>
          <table:table-cell table:formula="of:=IF(AND([.$G5]&lt;=[.V$1];[.V$1]&lt;=[.$H5]);1;&quot;&quot;)">
            <text:p/>
          </table:table-cell>
          <table:table-cell table:formula="of:=IF(AND([.$G5]&lt;=[.W$1];[.W$1]&lt;=[.$H5]);1;&quot;&quot;)">
            <text:p/>
          </table:table-cell>
          <table:table-cell table:formula="of:=IF(AND([.$G5]&lt;=[.X$1];[.X$1]&lt;=[.$H5]);1;&quot;&quot;)">
            <text:p/>
          </table:table-cell>
          <table:table-cell table:formula="of:=IF(AND([.$G5]&lt;=[.Y$1];[.Y$1]&lt;=[.$H5]);1;&quot;&quot;)">
            <text:p/>
          </table:table-cell>
          <table:table-cell table:formula="of:=IF(AND([.$G5]&lt;=[.Z$1];[.Z$1]&lt;=[.$H5]);1;&quot;&quot;)">
            <text:p/>
          </table:table-cell>
          <table:table-cell table:formula="of:=IF(AND([.$G5]&lt;=[.AA$1];[.AA$1]&lt;=[.$H5]);1;&quot;&quot;)">
            <text:p/>
          </table:table-cell>
          <table:table-cell table:formula="of:=IF(AND([.$G5]&lt;=[.AB$1];[.AB$1]&lt;=[.$H5]);1;&quot;&quot;)">
            <text:p/>
          </table:table-cell>
          <table:table-cell table:style-name="ce10" table:formula="of:=IF(AND([.$G5]&lt;=[.AC$1];[.AC$1]&lt;=[.$H5]);1;&quot;&quot;)">
            <text:p/>
          </table:table-cell>
          <table:table-cell table:formula="of:=IF(AND([.$G5]&lt;=[.AD$1];[.AD$1]&lt;=[.$H5]);1;&quot;&quot;)">
            <text:p/>
          </table:table-cell>
          <table:table-cell table:formula="of:=IF(AND([.$G5]&lt;=[.AE$1];[.AE$1]&lt;=[.$H5]);1;&quot;&quot;)">
            <text:p/>
          </table:table-cell>
          <table:table-cell table:formula="of:=IF(AND([.$G5]&lt;=[.AF$1];[.AF$1]&lt;=[.$H5]);1;&quot;&quot;)">
            <text:p/>
          </table:table-cell>
          <table:table-cell table:formula="of:=IF(AND([.$G5]&lt;=[.AG$1];[.AG$1]&lt;=[.$H5]);1;&quot;&quot;)">
            <text:p/>
          </table:table-cell>
          <table:table-cell table:formula="of:=IF(AND([.$G5]&lt;=[.AH$1];[.AH$1]&lt;=[.$H5]);1;&quot;&quot;)">
            <text:p/>
          </table:table-cell>
          <table:table-cell table:formula="of:=IF(AND([.$G5]&lt;=[.AI$1];[.AI$1]&lt;=[.$H5]);1;&quot;&quot;)">
            <text:p/>
          </table:table-cell>
          <table:table-cell table:formula="of:=IF(AND([.$G5]&lt;=[.AJ$1];[.AJ$1]&lt;=[.$H5]);1;&quot;&quot;)">
            <text:p/>
          </table:table-cell>
          <table:table-cell table:formula="of:=IF(AND([.$G5]&lt;=[.AK$1];[.AK$1]&lt;=[.$H5]);1;&quot;&quot;)">
            <text:p/>
          </table:table-cell>
          <table:table-cell table:formula="of:=IF(AND([.$G5]&lt;=[.AL$1];[.AL$1]&lt;=[.$H5]);1;&quot;&quot;)">
            <text:p/>
          </table:table-cell>
          <table:table-cell table:formula="of:=IF(AND([.$G5]&lt;=[.AM$1];[.AM$1]&lt;=[.$H5]);1;&quot;&quot;)">
            <text:p/>
          </table:table-cell>
          <table:table-cell table:formula="of:=IF(AND([.$G5]&lt;=[.AN$1];[.AN$1]&lt;=[.$H5]);1;&quot;&quot;)">
            <text:p/>
          </table:table-cell>
          <table:table-cell table:formula="of:=IF(AND([.$G5]&lt;=[.AO$1];[.AO$1]&lt;=[.$H5]);1;&quot;&quot;)">
            <text:p/>
          </table:table-cell>
          <table:table-cell table:formula="of:=IF(AND([.$G5]&lt;=[.AP$1];[.AP$1]&lt;=[.$H5]);1;&quot;&quot;)">
            <text:p/>
          </table:table-cell>
          <table:table-cell table:formula="of:=IF(AND([.$G5]&lt;=[.AQ$1];[.AQ$1]&lt;=[.$H5]);1;&quot;&quot;)">
            <text:p/>
          </table:table-cell>
          <table:table-cell table:formula="of:=IF(AND([.$G5]&lt;=[.AR$1];[.AR$1]&lt;=[.$H5]);1;&quot;&quot;)">
            <text:p/>
          </table:table-cell>
          <table:table-cell table:formula="of:=IF(AND([.$G5]&lt;=[.AS$1];[.AS$1]&lt;=[.$H5]);1;&quot;&quot;)">
            <text:p/>
          </table:table-cell>
          <table:table-cell table:formula="of:=IF(AND([.$G5]&lt;=[.AT$1];[.AT$1]&lt;=[.$H5]);1;&quot;&quot;)">
            <text:p/>
          </table:table-cell>
          <table:table-cell table:formula="of:=IF(AND([.$G5]&lt;=[.AU$1];[.AU$1]&lt;=[.$H5]);1;&quot;&quot;)">
            <text:p/>
          </table:table-cell>
          <table:table-cell table:formula="of:=IF(AND([.$G5]&lt;=[.AV$1];[.AV$1]&lt;=[.$H5]);1;&quot;&quot;)">
            <text:p/>
          </table:table-cell>
          <table:table-cell table:formula="of:=IF(AND([.$G5]&lt;=[.AW$1];[.AW$1]&lt;=[.$H5]);1;&quot;&quot;)">
            <text:p/>
          </table:table-cell>
          <table:table-cell table:formula="of:=IF(AND([.$G5]&lt;=[.AX$1];[.AX$1]&lt;=[.$H5]);1;&quot;&quot;)">
            <text:p/>
          </table:table-cell>
          <table:table-cell table:formula="of:=IF(AND([.$G5]&lt;=[.AY$1];[.AY$1]&lt;=[.$H5]);1;&quot;&quot;)">
            <text:p/>
          </table:table-cell>
          <table:table-cell table:formula="of:=IF(AND([.$G5]&lt;=[.AZ$1];[.AZ$1]&lt;=[.$H5]);1;&quot;&quot;)">
            <text:p/>
          </table:table-cell>
          <table:table-cell table:formula="of:=IF(AND([.$G5]&lt;=[.BA$1];[.BA$1]&lt;=[.$H5]);1;&quot;&quot;)">
            <text:p/>
          </table:table-cell>
          <table:table-cell table:formula="of:=IF(AND([.$G5]&lt;=[.BB$1];[.BB$1]&lt;=[.$H5]);1;&quot;&quot;)">
            <text:p/>
          </table:table-cell>
          <table:table-cell table:formula="of:=IF(AND([.$G5]&lt;=[.BC$1];[.BC$1]&lt;=[.$H5]);1;&quot;&quot;)">
            <text:p/>
          </table:table-cell>
          <table:table-cell table:formula="of:=IF(AND([.$G5]&lt;=[.BD$1];[.BD$1]&lt;=[.$H5]);1;&quot;&quot;)">
            <text:p/>
          </table:table-cell>
          <table:table-cell table:formula="of:=IF(AND([.$G5]&lt;=[.BE$1];[.BE$1]&lt;=[.$H5]);1;&quot;&quot;)">
            <text:p/>
          </table:table-cell>
          <table:table-cell table:formula="of:=IF(AND([.$G5]&lt;=[.BF$1];[.BF$1]&lt;=[.$H5]);1;&quot;&quot;)">
            <text:p/>
          </table:table-cell>
          <table:table-cell table:formula="of:=IF(AND([.$G5]&lt;=[.BG$1];[.BG$1]&lt;=[.$H5]);1;&quot;&quot;)">
            <text:p/>
          </table:table-cell>
          <table:table-cell table:formula="of:=IF(AND([.$G5]&lt;=[.BH$1];[.BH$1]&lt;=[.$H5]);1;&quot;&quot;)">
            <text:p/>
          </table:table-cell>
          <table:table-cell table:formula="of:=IF(AND([.$G5]&lt;=[.BI$1];[.BI$1]&lt;=[.$H5]);1;&quot;&quot;)">
            <text:p/>
          </table:table-cell>
          <table:table-cell table:formula="of:=IF(AND([.$G5]&lt;=[.BJ$1];[.BJ$1]&lt;=[.$H5]);1;&quot;&quot;)">
            <text:p/>
          </table:table-cell>
          <table:table-cell table:formula="of:=IF(AND([.$G5]&lt;=[.BK$1];[.BK$1]&lt;=[.$H5]);1;&quot;&quot;)">
            <text:p/>
          </table:table-cell>
          <table:table-cell table:formula="of:=IF(AND([.$G5]&lt;=[.BL$1];[.BL$1]&lt;=[.$H5]);1;&quot;&quot;)">
            <text:p/>
          </table:table-cell>
          <table:table-cell table:formula="of:=IF(AND([.$G5]&lt;=[.BM$1];[.BM$1]&lt;=[.$H5]);1;&quot;&quot;)">
            <text:p/>
          </table:table-cell>
          <table:table-cell table:formula="of:=IF(AND([.$G5]&lt;=[.BN$1];[.BN$1]&lt;=[.$H5]);1;&quot;&quot;)">
            <text:p/>
          </table:table-cell>
          <table:table-cell table:formula="of:=IF(AND([.$G5]&lt;=[.BO$1];[.BO$1]&lt;=[.$H5]);1;&quot;&quot;)">
            <text:p/>
          </table:table-cell>
          <table:table-cell table:formula="of:=IF(AND([.$G5]&lt;=[.BP$1];[.BP$1]&lt;=[.$H5]);1;&quot;&quot;)">
            <text:p/>
          </table:table-cell>
          <table:table-cell table:formula="of:=IF(AND([.$G5]&lt;=[.BQ$1];[.BQ$1]&lt;=[.$H5]);1;&quot;&quot;)">
            <text:p/>
          </table:table-cell>
          <table:table-cell table:formula="of:=IF(AND([.$G5]&lt;=[.BR$1];[.BR$1]&lt;=[.$H5]);1;&quot;&quot;)">
            <text:p/>
          </table:table-cell>
          <table:table-cell table:formula="of:=IF(AND([.$G5]&lt;=[.BS$1];[.BS$1]&lt;=[.$H5]);1;&quot;&quot;)">
            <text:p/>
          </table:table-cell>
          <table:table-cell table:formula="of:=IF(AND([.$G5]&lt;=[.BT$1];[.BT$1]&lt;=[.$H5]);1;&quot;&quot;)">
            <text:p/>
          </table:table-cell>
          <table:table-cell table:formula="of:=IF(AND([.$G5]&lt;=[.BU$1];[.BU$1]&lt;=[.$H5]);1;&quot;&quot;)">
            <text:p/>
          </table:table-cell>
          <table:table-cell table:formula="of:=IF(AND([.$G5]&lt;=[.BV$1];[.BV$1]&lt;=[.$H5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3" calcext:value-type="float">
            <text:p>113</text:p>
          </table:table-cell>
          <table:table-cell table:style-name="ce5" office:value-type="float" office:value="117" calcext:value-type="float">
            <text:p>117</text:p>
          </table:table-cell>
          <table:table-cell table:style-name="ce6" table:formula="of:=VLOOKUP([.C6];[.$A:.$H];8;0)" office:value-type="float" office:value="4" calcext:value-type="float">
            <text:p>4</text:p>
          </table:table-cell>
          <table:table-cell table:style-name="ce6" table:formula="of:=VLOOKUP([.D6];[.$A:.$H];8;0)" office:value-type="float" office:value="6" calcext:value-type="float">
            <text:p>6</text:p>
          </table:table-cell>
          <table:table-cell table:style-name="ce7" table:formula="of:=[.H6]-[.B6]+1" office:value-type="float" office:value="7" calcext:value-type="float">
            <text:p>7</text:p>
          </table:table-cell>
          <table:table-cell table:style-name="ce8" table:formula="of:=[.B6]+MAX([.E6:.F6])" office:value-type="float" office:value="12" calcext:value-type="float">
            <text:p>12</text:p>
          </table:table-cell>
          <table:table-cell table:formula="of:=IF(AND([.$G6]&lt;=[.I$1];[.I$1]&lt;=[.$H6]);1;&quot;&quot;)">
            <text:p/>
          </table:table-cell>
          <table:table-cell table:formula="of:=IF(AND([.$G6]&lt;=[.J$1];[.J$1]&lt;=[.$H6]);1;&quot;&quot;)">
            <text:p/>
          </table:table-cell>
          <table:table-cell table:formula="of:=IF(AND([.$G6]&lt;=[.K$1];[.K$1]&lt;=[.$H6]);1;&quot;&quot;)">
            <text:p/>
          </table:table-cell>
          <table:table-cell table:formula="of:=IF(AND([.$G6]&lt;=[.L$1];[.L$1]&lt;=[.$H6]);1;&quot;&quot;)">
            <text:p/>
          </table:table-cell>
          <table:table-cell table:formula="of:=IF(AND([.$G6]&lt;=[.M$1];[.M$1]&lt;=[.$H6]);1;&quot;&quot;)">
            <text:p/>
          </table:table-cell>
          <table:table-cell table:formula="of:=IF(AND([.$G6]&lt;=[.N$1];[.N$1]&lt;=[.$H6]);1;&quot;&quot;)">
            <text:p/>
          </table:table-cell>
          <table:table-cell table:formula="of:=IF(AND([.$G6]&lt;=[.O$1];[.O$1]&lt;=[.$H6]);1;&quot;&quot;)" office:value-type="float" office:value="1" calcext:value-type="float">
            <text:p>1</text:p>
          </table:table-cell>
          <table:table-cell table:formula="of:=IF(AND([.$G6]&lt;=[.P$1];[.P$1]&lt;=[.$H6]);1;&quot;&quot;)" office:value-type="float" office:value="1" calcext:value-type="float">
            <text:p>1</text:p>
          </table:table-cell>
          <table:table-cell table:formula="of:=IF(AND([.$G6]&lt;=[.Q$1];[.Q$1]&lt;=[.$H6]);1;&quot;&quot;)" office:value-type="float" office:value="1" calcext:value-type="float">
            <text:p>1</text:p>
          </table:table-cell>
          <table:table-cell table:formula="of:=IF(AND([.$G6]&lt;=[.R$1];[.R$1]&lt;=[.$H6]);1;&quot;&quot;)" office:value-type="float" office:value="1" calcext:value-type="float">
            <text:p>1</text:p>
          </table:table-cell>
          <table:table-cell table:formula="of:=IF(AND([.$G6]&lt;=[.S$1];[.S$1]&lt;=[.$H6]);1;&quot;&quot;)" office:value-type="float" office:value="1" calcext:value-type="float">
            <text:p>1</text:p>
          </table:table-cell>
          <table:table-cell table:formula="of:=IF(AND([.$G6]&lt;=[.T$1];[.T$1]&lt;=[.$H6]);1;&quot;&quot;)" office:value-type="float" office:value="1" calcext:value-type="float">
            <text:p>1</text:p>
          </table:table-cell>
          <table:table-cell table:formula="of:=IF(AND([.$G6]&lt;=[.U$1];[.U$1]&lt;=[.$H6]);1;&quot;&quot;)">
            <text:p/>
          </table:table-cell>
          <table:table-cell table:formula="of:=IF(AND([.$G6]&lt;=[.V$1];[.V$1]&lt;=[.$H6]);1;&quot;&quot;)">
            <text:p/>
          </table:table-cell>
          <table:table-cell table:formula="of:=IF(AND([.$G6]&lt;=[.W$1];[.W$1]&lt;=[.$H6]);1;&quot;&quot;)">
            <text:p/>
          </table:table-cell>
          <table:table-cell table:formula="of:=IF(AND([.$G6]&lt;=[.X$1];[.X$1]&lt;=[.$H6]);1;&quot;&quot;)">
            <text:p/>
          </table:table-cell>
          <table:table-cell table:formula="of:=IF(AND([.$G6]&lt;=[.Y$1];[.Y$1]&lt;=[.$H6]);1;&quot;&quot;)">
            <text:p/>
          </table:table-cell>
          <table:table-cell table:formula="of:=IF(AND([.$G6]&lt;=[.Z$1];[.Z$1]&lt;=[.$H6]);1;&quot;&quot;)">
            <text:p/>
          </table:table-cell>
          <table:table-cell table:formula="of:=IF(AND([.$G6]&lt;=[.AA$1];[.AA$1]&lt;=[.$H6]);1;&quot;&quot;)">
            <text:p/>
          </table:table-cell>
          <table:table-cell table:formula="of:=IF(AND([.$G6]&lt;=[.AB$1];[.AB$1]&lt;=[.$H6]);1;&quot;&quot;)">
            <text:p/>
          </table:table-cell>
          <table:table-cell table:style-name="ce10" table:formula="of:=IF(AND([.$G6]&lt;=[.AC$1];[.AC$1]&lt;=[.$H6]);1;&quot;&quot;)">
            <text:p/>
          </table:table-cell>
          <table:table-cell table:formula="of:=IF(AND([.$G6]&lt;=[.AD$1];[.AD$1]&lt;=[.$H6]);1;&quot;&quot;)">
            <text:p/>
          </table:table-cell>
          <table:table-cell table:formula="of:=IF(AND([.$G6]&lt;=[.AE$1];[.AE$1]&lt;=[.$H6]);1;&quot;&quot;)">
            <text:p/>
          </table:table-cell>
          <table:table-cell table:formula="of:=IF(AND([.$G6]&lt;=[.AF$1];[.AF$1]&lt;=[.$H6]);1;&quot;&quot;)">
            <text:p/>
          </table:table-cell>
          <table:table-cell table:formula="of:=IF(AND([.$G6]&lt;=[.AG$1];[.AG$1]&lt;=[.$H6]);1;&quot;&quot;)">
            <text:p/>
          </table:table-cell>
          <table:table-cell table:formula="of:=IF(AND([.$G6]&lt;=[.AH$1];[.AH$1]&lt;=[.$H6]);1;&quot;&quot;)">
            <text:p/>
          </table:table-cell>
          <table:table-cell table:formula="of:=IF(AND([.$G6]&lt;=[.AI$1];[.AI$1]&lt;=[.$H6]);1;&quot;&quot;)">
            <text:p/>
          </table:table-cell>
          <table:table-cell table:formula="of:=IF(AND([.$G6]&lt;=[.AJ$1];[.AJ$1]&lt;=[.$H6]);1;&quot;&quot;)">
            <text:p/>
          </table:table-cell>
          <table:table-cell table:formula="of:=IF(AND([.$G6]&lt;=[.AK$1];[.AK$1]&lt;=[.$H6]);1;&quot;&quot;)">
            <text:p/>
          </table:table-cell>
          <table:table-cell table:formula="of:=IF(AND([.$G6]&lt;=[.AL$1];[.AL$1]&lt;=[.$H6]);1;&quot;&quot;)">
            <text:p/>
          </table:table-cell>
          <table:table-cell table:formula="of:=IF(AND([.$G6]&lt;=[.AM$1];[.AM$1]&lt;=[.$H6]);1;&quot;&quot;)">
            <text:p/>
          </table:table-cell>
          <table:table-cell table:formula="of:=IF(AND([.$G6]&lt;=[.AN$1];[.AN$1]&lt;=[.$H6]);1;&quot;&quot;)">
            <text:p/>
          </table:table-cell>
          <table:table-cell table:formula="of:=IF(AND([.$G6]&lt;=[.AO$1];[.AO$1]&lt;=[.$H6]);1;&quot;&quot;)">
            <text:p/>
          </table:table-cell>
          <table:table-cell table:formula="of:=IF(AND([.$G6]&lt;=[.AP$1];[.AP$1]&lt;=[.$H6]);1;&quot;&quot;)">
            <text:p/>
          </table:table-cell>
          <table:table-cell table:formula="of:=IF(AND([.$G6]&lt;=[.AQ$1];[.AQ$1]&lt;=[.$H6]);1;&quot;&quot;)">
            <text:p/>
          </table:table-cell>
          <table:table-cell table:formula="of:=IF(AND([.$G6]&lt;=[.AR$1];[.AR$1]&lt;=[.$H6]);1;&quot;&quot;)">
            <text:p/>
          </table:table-cell>
          <table:table-cell table:formula="of:=IF(AND([.$G6]&lt;=[.AS$1];[.AS$1]&lt;=[.$H6]);1;&quot;&quot;)">
            <text:p/>
          </table:table-cell>
          <table:table-cell table:formula="of:=IF(AND([.$G6]&lt;=[.AT$1];[.AT$1]&lt;=[.$H6]);1;&quot;&quot;)">
            <text:p/>
          </table:table-cell>
          <table:table-cell table:formula="of:=IF(AND([.$G6]&lt;=[.AU$1];[.AU$1]&lt;=[.$H6]);1;&quot;&quot;)">
            <text:p/>
          </table:table-cell>
          <table:table-cell table:formula="of:=IF(AND([.$G6]&lt;=[.AV$1];[.AV$1]&lt;=[.$H6]);1;&quot;&quot;)">
            <text:p/>
          </table:table-cell>
          <table:table-cell table:formula="of:=IF(AND([.$G6]&lt;=[.AW$1];[.AW$1]&lt;=[.$H6]);1;&quot;&quot;)">
            <text:p/>
          </table:table-cell>
          <table:table-cell table:formula="of:=IF(AND([.$G6]&lt;=[.AX$1];[.AX$1]&lt;=[.$H6]);1;&quot;&quot;)">
            <text:p/>
          </table:table-cell>
          <table:table-cell table:formula="of:=IF(AND([.$G6]&lt;=[.AY$1];[.AY$1]&lt;=[.$H6]);1;&quot;&quot;)">
            <text:p/>
          </table:table-cell>
          <table:table-cell table:formula="of:=IF(AND([.$G6]&lt;=[.AZ$1];[.AZ$1]&lt;=[.$H6]);1;&quot;&quot;)">
            <text:p/>
          </table:table-cell>
          <table:table-cell table:formula="of:=IF(AND([.$G6]&lt;=[.BA$1];[.BA$1]&lt;=[.$H6]);1;&quot;&quot;)">
            <text:p/>
          </table:table-cell>
          <table:table-cell table:formula="of:=IF(AND([.$G6]&lt;=[.BB$1];[.BB$1]&lt;=[.$H6]);1;&quot;&quot;)">
            <text:p/>
          </table:table-cell>
          <table:table-cell table:formula="of:=IF(AND([.$G6]&lt;=[.BC$1];[.BC$1]&lt;=[.$H6]);1;&quot;&quot;)">
            <text:p/>
          </table:table-cell>
          <table:table-cell table:formula="of:=IF(AND([.$G6]&lt;=[.BD$1];[.BD$1]&lt;=[.$H6]);1;&quot;&quot;)">
            <text:p/>
          </table:table-cell>
          <table:table-cell table:formula="of:=IF(AND([.$G6]&lt;=[.BE$1];[.BE$1]&lt;=[.$H6]);1;&quot;&quot;)">
            <text:p/>
          </table:table-cell>
          <table:table-cell table:formula="of:=IF(AND([.$G6]&lt;=[.BF$1];[.BF$1]&lt;=[.$H6]);1;&quot;&quot;)">
            <text:p/>
          </table:table-cell>
          <table:table-cell table:formula="of:=IF(AND([.$G6]&lt;=[.BG$1];[.BG$1]&lt;=[.$H6]);1;&quot;&quot;)">
            <text:p/>
          </table:table-cell>
          <table:table-cell table:formula="of:=IF(AND([.$G6]&lt;=[.BH$1];[.BH$1]&lt;=[.$H6]);1;&quot;&quot;)">
            <text:p/>
          </table:table-cell>
          <table:table-cell table:formula="of:=IF(AND([.$G6]&lt;=[.BI$1];[.BI$1]&lt;=[.$H6]);1;&quot;&quot;)">
            <text:p/>
          </table:table-cell>
          <table:table-cell table:formula="of:=IF(AND([.$G6]&lt;=[.BJ$1];[.BJ$1]&lt;=[.$H6]);1;&quot;&quot;)">
            <text:p/>
          </table:table-cell>
          <table:table-cell table:formula="of:=IF(AND([.$G6]&lt;=[.BK$1];[.BK$1]&lt;=[.$H6]);1;&quot;&quot;)">
            <text:p/>
          </table:table-cell>
          <table:table-cell table:formula="of:=IF(AND([.$G6]&lt;=[.BL$1];[.BL$1]&lt;=[.$H6]);1;&quot;&quot;)">
            <text:p/>
          </table:table-cell>
          <table:table-cell table:formula="of:=IF(AND([.$G6]&lt;=[.BM$1];[.BM$1]&lt;=[.$H6]);1;&quot;&quot;)">
            <text:p/>
          </table:table-cell>
          <table:table-cell table:formula="of:=IF(AND([.$G6]&lt;=[.BN$1];[.BN$1]&lt;=[.$H6]);1;&quot;&quot;)">
            <text:p/>
          </table:table-cell>
          <table:table-cell table:formula="of:=IF(AND([.$G6]&lt;=[.BO$1];[.BO$1]&lt;=[.$H6]);1;&quot;&quot;)">
            <text:p/>
          </table:table-cell>
          <table:table-cell table:formula="of:=IF(AND([.$G6]&lt;=[.BP$1];[.BP$1]&lt;=[.$H6]);1;&quot;&quot;)">
            <text:p/>
          </table:table-cell>
          <table:table-cell table:formula="of:=IF(AND([.$G6]&lt;=[.BQ$1];[.BQ$1]&lt;=[.$H6]);1;&quot;&quot;)">
            <text:p/>
          </table:table-cell>
          <table:table-cell table:formula="of:=IF(AND([.$G6]&lt;=[.BR$1];[.BR$1]&lt;=[.$H6]);1;&quot;&quot;)">
            <text:p/>
          </table:table-cell>
          <table:table-cell table:formula="of:=IF(AND([.$G6]&lt;=[.BS$1];[.BS$1]&lt;=[.$H6]);1;&quot;&quot;)">
            <text:p/>
          </table:table-cell>
          <table:table-cell table:formula="of:=IF(AND([.$G6]&lt;=[.BT$1];[.BT$1]&lt;=[.$H6]);1;&quot;&quot;)">
            <text:p/>
          </table:table-cell>
          <table:table-cell table:formula="of:=IF(AND([.$G6]&lt;=[.BU$1];[.BU$1]&lt;=[.$H6]);1;&quot;&quot;)">
            <text:p/>
          </table:table-cell>
          <table:table-cell table:formula="of:=IF(AND([.$G6]&lt;=[.BV$1];[.BV$1]&lt;=[.$H6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7" calcext:value-type="float">
            <text:p>117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7];[.$A:.$H];8;0)" office:value-type="float" office:value="6" calcext:value-type="float">
            <text:p>6</text:p>
          </table:table-cell>
          <table:table-cell table:style-name="ce6" table:formula="of:=VLOOKUP([.D7];[.$A:.$H];8;0)" office:value-type="float" office:value="12" calcext:value-type="float">
            <text:p>12</text:p>
          </table:table-cell>
          <table:table-cell table:style-name="ce7" table:formula="of:=[.H7]-[.B7]+1" office:value-type="float" office:value="13" calcext:value-type="float">
            <text:p>13</text:p>
          </table:table-cell>
          <table:table-cell table:style-name="ce8" table:formula="of:=[.B7]+MAX([.E7:.F7])" office:value-type="float" office:value="13" calcext:value-type="float">
            <text:p>13</text:p>
          </table:table-cell>
          <table:table-cell table:formula="of:=IF(AND([.$G7]&lt;=[.I$1];[.I$1]&lt;=[.$H7]);1;&quot;&quot;)">
            <text:p/>
          </table:table-cell>
          <table:table-cell table:formula="of:=IF(AND([.$G7]&lt;=[.J$1];[.J$1]&lt;=[.$H7]);1;&quot;&quot;)">
            <text:p/>
          </table:table-cell>
          <table:table-cell table:formula="of:=IF(AND([.$G7]&lt;=[.K$1];[.K$1]&lt;=[.$H7]);1;&quot;&quot;)">
            <text:p/>
          </table:table-cell>
          <table:table-cell table:formula="of:=IF(AND([.$G7]&lt;=[.L$1];[.L$1]&lt;=[.$H7]);1;&quot;&quot;)">
            <text:p/>
          </table:table-cell>
          <table:table-cell table:formula="of:=IF(AND([.$G7]&lt;=[.M$1];[.M$1]&lt;=[.$H7]);1;&quot;&quot;)">
            <text:p/>
          </table:table-cell>
          <table:table-cell table:formula="of:=IF(AND([.$G7]&lt;=[.N$1];[.N$1]&lt;=[.$H7]);1;&quot;&quot;)">
            <text:p/>
          </table:table-cell>
          <table:table-cell table:formula="of:=IF(AND([.$G7]&lt;=[.O$1];[.O$1]&lt;=[.$H7]);1;&quot;&quot;)">
            <text:p/>
          </table:table-cell>
          <table:table-cell table:formula="of:=IF(AND([.$G7]&lt;=[.P$1];[.P$1]&lt;=[.$H7]);1;&quot;&quot;)">
            <text:p/>
          </table:table-cell>
          <table:table-cell table:formula="of:=IF(AND([.$G7]&lt;=[.Q$1];[.Q$1]&lt;=[.$H7]);1;&quot;&quot;)">
            <text:p/>
          </table:table-cell>
          <table:table-cell table:formula="of:=IF(AND([.$G7]&lt;=[.R$1];[.R$1]&lt;=[.$H7]);1;&quot;&quot;)">
            <text:p/>
          </table:table-cell>
          <table:table-cell table:formula="of:=IF(AND([.$G7]&lt;=[.S$1];[.S$1]&lt;=[.$H7]);1;&quot;&quot;)">
            <text:p/>
          </table:table-cell>
          <table:table-cell table:formula="of:=IF(AND([.$G7]&lt;=[.T$1];[.T$1]&lt;=[.$H7]);1;&quot;&quot;)">
            <text:p/>
          </table:table-cell>
          <table:table-cell table:formula="of:=IF(AND([.$G7]&lt;=[.U$1];[.U$1]&lt;=[.$H7]);1;&quot;&quot;)" office:value-type="float" office:value="1" calcext:value-type="float">
            <text:p>1</text:p>
          </table:table-cell>
          <table:table-cell table:formula="of:=IF(AND([.$G7]&lt;=[.V$1];[.V$1]&lt;=[.$H7]);1;&quot;&quot;)">
            <text:p/>
          </table:table-cell>
          <table:table-cell table:formula="of:=IF(AND([.$G7]&lt;=[.W$1];[.W$1]&lt;=[.$H7]);1;&quot;&quot;)">
            <text:p/>
          </table:table-cell>
          <table:table-cell table:formula="of:=IF(AND([.$G7]&lt;=[.X$1];[.X$1]&lt;=[.$H7]);1;&quot;&quot;)">
            <text:p/>
          </table:table-cell>
          <table:table-cell table:formula="of:=IF(AND([.$G7]&lt;=[.Y$1];[.Y$1]&lt;=[.$H7]);1;&quot;&quot;)">
            <text:p/>
          </table:table-cell>
          <table:table-cell table:formula="of:=IF(AND([.$G7]&lt;=[.Z$1];[.Z$1]&lt;=[.$H7]);1;&quot;&quot;)">
            <text:p/>
          </table:table-cell>
          <table:table-cell table:formula="of:=IF(AND([.$G7]&lt;=[.AA$1];[.AA$1]&lt;=[.$H7]);1;&quot;&quot;)">
            <text:p/>
          </table:table-cell>
          <table:table-cell table:formula="of:=IF(AND([.$G7]&lt;=[.AB$1];[.AB$1]&lt;=[.$H7]);1;&quot;&quot;)">
            <text:p/>
          </table:table-cell>
          <table:table-cell table:style-name="ce10" table:formula="of:=IF(AND([.$G7]&lt;=[.AC$1];[.AC$1]&lt;=[.$H7]);1;&quot;&quot;)">
            <text:p/>
          </table:table-cell>
          <table:table-cell table:formula="of:=IF(AND([.$G7]&lt;=[.AD$1];[.AD$1]&lt;=[.$H7]);1;&quot;&quot;)">
            <text:p/>
          </table:table-cell>
          <table:table-cell table:formula="of:=IF(AND([.$G7]&lt;=[.AE$1];[.AE$1]&lt;=[.$H7]);1;&quot;&quot;)">
            <text:p/>
          </table:table-cell>
          <table:table-cell table:formula="of:=IF(AND([.$G7]&lt;=[.AF$1];[.AF$1]&lt;=[.$H7]);1;&quot;&quot;)">
            <text:p/>
          </table:table-cell>
          <table:table-cell table:formula="of:=IF(AND([.$G7]&lt;=[.AG$1];[.AG$1]&lt;=[.$H7]);1;&quot;&quot;)">
            <text:p/>
          </table:table-cell>
          <table:table-cell table:formula="of:=IF(AND([.$G7]&lt;=[.AH$1];[.AH$1]&lt;=[.$H7]);1;&quot;&quot;)">
            <text:p/>
          </table:table-cell>
          <table:table-cell table:formula="of:=IF(AND([.$G7]&lt;=[.AI$1];[.AI$1]&lt;=[.$H7]);1;&quot;&quot;)">
            <text:p/>
          </table:table-cell>
          <table:table-cell table:formula="of:=IF(AND([.$G7]&lt;=[.AJ$1];[.AJ$1]&lt;=[.$H7]);1;&quot;&quot;)">
            <text:p/>
          </table:table-cell>
          <table:table-cell table:formula="of:=IF(AND([.$G7]&lt;=[.AK$1];[.AK$1]&lt;=[.$H7]);1;&quot;&quot;)">
            <text:p/>
          </table:table-cell>
          <table:table-cell table:formula="of:=IF(AND([.$G7]&lt;=[.AL$1];[.AL$1]&lt;=[.$H7]);1;&quot;&quot;)">
            <text:p/>
          </table:table-cell>
          <table:table-cell table:formula="of:=IF(AND([.$G7]&lt;=[.AM$1];[.AM$1]&lt;=[.$H7]);1;&quot;&quot;)">
            <text:p/>
          </table:table-cell>
          <table:table-cell table:formula="of:=IF(AND([.$G7]&lt;=[.AN$1];[.AN$1]&lt;=[.$H7]);1;&quot;&quot;)">
            <text:p/>
          </table:table-cell>
          <table:table-cell table:formula="of:=IF(AND([.$G7]&lt;=[.AO$1];[.AO$1]&lt;=[.$H7]);1;&quot;&quot;)">
            <text:p/>
          </table:table-cell>
          <table:table-cell table:formula="of:=IF(AND([.$G7]&lt;=[.AP$1];[.AP$1]&lt;=[.$H7]);1;&quot;&quot;)">
            <text:p/>
          </table:table-cell>
          <table:table-cell table:formula="of:=IF(AND([.$G7]&lt;=[.AQ$1];[.AQ$1]&lt;=[.$H7]);1;&quot;&quot;)">
            <text:p/>
          </table:table-cell>
          <table:table-cell table:formula="of:=IF(AND([.$G7]&lt;=[.AR$1];[.AR$1]&lt;=[.$H7]);1;&quot;&quot;)">
            <text:p/>
          </table:table-cell>
          <table:table-cell table:formula="of:=IF(AND([.$G7]&lt;=[.AS$1];[.AS$1]&lt;=[.$H7]);1;&quot;&quot;)">
            <text:p/>
          </table:table-cell>
          <table:table-cell table:formula="of:=IF(AND([.$G7]&lt;=[.AT$1];[.AT$1]&lt;=[.$H7]);1;&quot;&quot;)">
            <text:p/>
          </table:table-cell>
          <table:table-cell table:formula="of:=IF(AND([.$G7]&lt;=[.AU$1];[.AU$1]&lt;=[.$H7]);1;&quot;&quot;)">
            <text:p/>
          </table:table-cell>
          <table:table-cell table:formula="of:=IF(AND([.$G7]&lt;=[.AV$1];[.AV$1]&lt;=[.$H7]);1;&quot;&quot;)">
            <text:p/>
          </table:table-cell>
          <table:table-cell table:formula="of:=IF(AND([.$G7]&lt;=[.AW$1];[.AW$1]&lt;=[.$H7]);1;&quot;&quot;)">
            <text:p/>
          </table:table-cell>
          <table:table-cell table:formula="of:=IF(AND([.$G7]&lt;=[.AX$1];[.AX$1]&lt;=[.$H7]);1;&quot;&quot;)">
            <text:p/>
          </table:table-cell>
          <table:table-cell table:formula="of:=IF(AND([.$G7]&lt;=[.AY$1];[.AY$1]&lt;=[.$H7]);1;&quot;&quot;)">
            <text:p/>
          </table:table-cell>
          <table:table-cell table:formula="of:=IF(AND([.$G7]&lt;=[.AZ$1];[.AZ$1]&lt;=[.$H7]);1;&quot;&quot;)">
            <text:p/>
          </table:table-cell>
          <table:table-cell table:formula="of:=IF(AND([.$G7]&lt;=[.BA$1];[.BA$1]&lt;=[.$H7]);1;&quot;&quot;)">
            <text:p/>
          </table:table-cell>
          <table:table-cell table:formula="of:=IF(AND([.$G7]&lt;=[.BB$1];[.BB$1]&lt;=[.$H7]);1;&quot;&quot;)">
            <text:p/>
          </table:table-cell>
          <table:table-cell table:formula="of:=IF(AND([.$G7]&lt;=[.BC$1];[.BC$1]&lt;=[.$H7]);1;&quot;&quot;)">
            <text:p/>
          </table:table-cell>
          <table:table-cell table:formula="of:=IF(AND([.$G7]&lt;=[.BD$1];[.BD$1]&lt;=[.$H7]);1;&quot;&quot;)">
            <text:p/>
          </table:table-cell>
          <table:table-cell table:formula="of:=IF(AND([.$G7]&lt;=[.BE$1];[.BE$1]&lt;=[.$H7]);1;&quot;&quot;)">
            <text:p/>
          </table:table-cell>
          <table:table-cell table:formula="of:=IF(AND([.$G7]&lt;=[.BF$1];[.BF$1]&lt;=[.$H7]);1;&quot;&quot;)">
            <text:p/>
          </table:table-cell>
          <table:table-cell table:formula="of:=IF(AND([.$G7]&lt;=[.BG$1];[.BG$1]&lt;=[.$H7]);1;&quot;&quot;)">
            <text:p/>
          </table:table-cell>
          <table:table-cell table:formula="of:=IF(AND([.$G7]&lt;=[.BH$1];[.BH$1]&lt;=[.$H7]);1;&quot;&quot;)">
            <text:p/>
          </table:table-cell>
          <table:table-cell table:formula="of:=IF(AND([.$G7]&lt;=[.BI$1];[.BI$1]&lt;=[.$H7]);1;&quot;&quot;)">
            <text:p/>
          </table:table-cell>
          <table:table-cell table:formula="of:=IF(AND([.$G7]&lt;=[.BJ$1];[.BJ$1]&lt;=[.$H7]);1;&quot;&quot;)">
            <text:p/>
          </table:table-cell>
          <table:table-cell table:formula="of:=IF(AND([.$G7]&lt;=[.BK$1];[.BK$1]&lt;=[.$H7]);1;&quot;&quot;)">
            <text:p/>
          </table:table-cell>
          <table:table-cell table:formula="of:=IF(AND([.$G7]&lt;=[.BL$1];[.BL$1]&lt;=[.$H7]);1;&quot;&quot;)">
            <text:p/>
          </table:table-cell>
          <table:table-cell table:formula="of:=IF(AND([.$G7]&lt;=[.BM$1];[.BM$1]&lt;=[.$H7]);1;&quot;&quot;)">
            <text:p/>
          </table:table-cell>
          <table:table-cell table:formula="of:=IF(AND([.$G7]&lt;=[.BN$1];[.BN$1]&lt;=[.$H7]);1;&quot;&quot;)">
            <text:p/>
          </table:table-cell>
          <table:table-cell table:formula="of:=IF(AND([.$G7]&lt;=[.BO$1];[.BO$1]&lt;=[.$H7]);1;&quot;&quot;)">
            <text:p/>
          </table:table-cell>
          <table:table-cell table:formula="of:=IF(AND([.$G7]&lt;=[.BP$1];[.BP$1]&lt;=[.$H7]);1;&quot;&quot;)">
            <text:p/>
          </table:table-cell>
          <table:table-cell table:formula="of:=IF(AND([.$G7]&lt;=[.BQ$1];[.BQ$1]&lt;=[.$H7]);1;&quot;&quot;)">
            <text:p/>
          </table:table-cell>
          <table:table-cell table:formula="of:=IF(AND([.$G7]&lt;=[.BR$1];[.BR$1]&lt;=[.$H7]);1;&quot;&quot;)">
            <text:p/>
          </table:table-cell>
          <table:table-cell table:formula="of:=IF(AND([.$G7]&lt;=[.BS$1];[.BS$1]&lt;=[.$H7]);1;&quot;&quot;)">
            <text:p/>
          </table:table-cell>
          <table:table-cell table:formula="of:=IF(AND([.$G7]&lt;=[.BT$1];[.BT$1]&lt;=[.$H7]);1;&quot;&quot;)">
            <text:p/>
          </table:table-cell>
          <table:table-cell table:formula="of:=IF(AND([.$G7]&lt;=[.BU$1];[.BU$1]&lt;=[.$H7]);1;&quot;&quot;)">
            <text:p/>
          </table:table-cell>
          <table:table-cell table:formula="of:=IF(AND([.$G7]&lt;=[.BV$1];[.BV$1]&lt;=[.$H7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8];[.$A:.$H];8;0)" office:value-type="float" office:value="12" calcext:value-type="float">
            <text:p>12</text:p>
          </table:table-cell>
          <table:table-cell table:style-name="ce6" table:formula="of:=VLOOKUP([.D8];[.$A:.$H];8;0)" office:value-type="float" office:value="0" calcext:value-type="float">
            <text:p>0</text:p>
          </table:table-cell>
          <table:table-cell table:style-name="ce7" table:formula="of:=[.H8]-[.B8]+1" office:value-type="float" office:value="13" calcext:value-type="float">
            <text:p>13</text:p>
          </table:table-cell>
          <table:table-cell table:style-name="ce8" table:formula="of:=[.B8]+MAX([.E8:.F8])" office:value-type="float" office:value="15" calcext:value-type="float">
            <text:p>15</text:p>
          </table:table-cell>
          <table:table-cell table:formula="of:=IF(AND([.$G8]&lt;=[.I$1];[.I$1]&lt;=[.$H8]);1;&quot;&quot;)">
            <text:p/>
          </table:table-cell>
          <table:table-cell table:formula="of:=IF(AND([.$G8]&lt;=[.J$1];[.J$1]&lt;=[.$H8]);1;&quot;&quot;)">
            <text:p/>
          </table:table-cell>
          <table:table-cell table:formula="of:=IF(AND([.$G8]&lt;=[.K$1];[.K$1]&lt;=[.$H8]);1;&quot;&quot;)">
            <text:p/>
          </table:table-cell>
          <table:table-cell table:formula="of:=IF(AND([.$G8]&lt;=[.L$1];[.L$1]&lt;=[.$H8]);1;&quot;&quot;)">
            <text:p/>
          </table:table-cell>
          <table:table-cell table:formula="of:=IF(AND([.$G8]&lt;=[.M$1];[.M$1]&lt;=[.$H8]);1;&quot;&quot;)">
            <text:p/>
          </table:table-cell>
          <table:table-cell table:formula="of:=IF(AND([.$G8]&lt;=[.N$1];[.N$1]&lt;=[.$H8]);1;&quot;&quot;)">
            <text:p/>
          </table:table-cell>
          <table:table-cell table:formula="of:=IF(AND([.$G8]&lt;=[.O$1];[.O$1]&lt;=[.$H8]);1;&quot;&quot;)">
            <text:p/>
          </table:table-cell>
          <table:table-cell table:formula="of:=IF(AND([.$G8]&lt;=[.P$1];[.P$1]&lt;=[.$H8]);1;&quot;&quot;)">
            <text:p/>
          </table:table-cell>
          <table:table-cell table:formula="of:=IF(AND([.$G8]&lt;=[.Q$1];[.Q$1]&lt;=[.$H8]);1;&quot;&quot;)">
            <text:p/>
          </table:table-cell>
          <table:table-cell table:formula="of:=IF(AND([.$G8]&lt;=[.R$1];[.R$1]&lt;=[.$H8]);1;&quot;&quot;)">
            <text:p/>
          </table:table-cell>
          <table:table-cell table:formula="of:=IF(AND([.$G8]&lt;=[.S$1];[.S$1]&lt;=[.$H8]);1;&quot;&quot;)">
            <text:p/>
          </table:table-cell>
          <table:table-cell table:formula="of:=IF(AND([.$G8]&lt;=[.T$1];[.T$1]&lt;=[.$H8]);1;&quot;&quot;)">
            <text:p/>
          </table:table-cell>
          <table:table-cell table:formula="of:=IF(AND([.$G8]&lt;=[.U$1];[.U$1]&lt;=[.$H8]);1;&quot;&quot;)" office:value-type="float" office:value="1" calcext:value-type="float">
            <text:p>1</text:p>
          </table:table-cell>
          <table:table-cell table:formula="of:=IF(AND([.$G8]&lt;=[.V$1];[.V$1]&lt;=[.$H8]);1;&quot;&quot;)" office:value-type="float" office:value="1" calcext:value-type="float">
            <text:p>1</text:p>
          </table:table-cell>
          <table:table-cell table:formula="of:=IF(AND([.$G8]&lt;=[.W$1];[.W$1]&lt;=[.$H8]);1;&quot;&quot;)" office:value-type="float" office:value="1" calcext:value-type="float">
            <text:p>1</text:p>
          </table:table-cell>
          <table:table-cell table:formula="of:=IF(AND([.$G8]&lt;=[.X$1];[.X$1]&lt;=[.$H8]);1;&quot;&quot;)">
            <text:p/>
          </table:table-cell>
          <table:table-cell table:formula="of:=IF(AND([.$G8]&lt;=[.Y$1];[.Y$1]&lt;=[.$H8]);1;&quot;&quot;)">
            <text:p/>
          </table:table-cell>
          <table:table-cell table:formula="of:=IF(AND([.$G8]&lt;=[.Z$1];[.Z$1]&lt;=[.$H8]);1;&quot;&quot;)">
            <text:p/>
          </table:table-cell>
          <table:table-cell table:formula="of:=IF(AND([.$G8]&lt;=[.AA$1];[.AA$1]&lt;=[.$H8]);1;&quot;&quot;)">
            <text:p/>
          </table:table-cell>
          <table:table-cell table:formula="of:=IF(AND([.$G8]&lt;=[.AB$1];[.AB$1]&lt;=[.$H8]);1;&quot;&quot;)">
            <text:p/>
          </table:table-cell>
          <table:table-cell table:style-name="ce10" table:formula="of:=IF(AND([.$G8]&lt;=[.AC$1];[.AC$1]&lt;=[.$H8]);1;&quot;&quot;)">
            <text:p/>
          </table:table-cell>
          <table:table-cell table:formula="of:=IF(AND([.$G8]&lt;=[.AD$1];[.AD$1]&lt;=[.$H8]);1;&quot;&quot;)">
            <text:p/>
          </table:table-cell>
          <table:table-cell table:formula="of:=IF(AND([.$G8]&lt;=[.AE$1];[.AE$1]&lt;=[.$H8]);1;&quot;&quot;)">
            <text:p/>
          </table:table-cell>
          <table:table-cell table:formula="of:=IF(AND([.$G8]&lt;=[.AF$1];[.AF$1]&lt;=[.$H8]);1;&quot;&quot;)">
            <text:p/>
          </table:table-cell>
          <table:table-cell table:formula="of:=IF(AND([.$G8]&lt;=[.AG$1];[.AG$1]&lt;=[.$H8]);1;&quot;&quot;)">
            <text:p/>
          </table:table-cell>
          <table:table-cell table:formula="of:=IF(AND([.$G8]&lt;=[.AH$1];[.AH$1]&lt;=[.$H8]);1;&quot;&quot;)">
            <text:p/>
          </table:table-cell>
          <table:table-cell table:formula="of:=IF(AND([.$G8]&lt;=[.AI$1];[.AI$1]&lt;=[.$H8]);1;&quot;&quot;)">
            <text:p/>
          </table:table-cell>
          <table:table-cell table:formula="of:=IF(AND([.$G8]&lt;=[.AJ$1];[.AJ$1]&lt;=[.$H8]);1;&quot;&quot;)">
            <text:p/>
          </table:table-cell>
          <table:table-cell table:formula="of:=IF(AND([.$G8]&lt;=[.AK$1];[.AK$1]&lt;=[.$H8]);1;&quot;&quot;)">
            <text:p/>
          </table:table-cell>
          <table:table-cell table:formula="of:=IF(AND([.$G8]&lt;=[.AL$1];[.AL$1]&lt;=[.$H8]);1;&quot;&quot;)">
            <text:p/>
          </table:table-cell>
          <table:table-cell table:formula="of:=IF(AND([.$G8]&lt;=[.AM$1];[.AM$1]&lt;=[.$H8]);1;&quot;&quot;)">
            <text:p/>
          </table:table-cell>
          <table:table-cell table:formula="of:=IF(AND([.$G8]&lt;=[.AN$1];[.AN$1]&lt;=[.$H8]);1;&quot;&quot;)">
            <text:p/>
          </table:table-cell>
          <table:table-cell table:formula="of:=IF(AND([.$G8]&lt;=[.AO$1];[.AO$1]&lt;=[.$H8]);1;&quot;&quot;)">
            <text:p/>
          </table:table-cell>
          <table:table-cell table:formula="of:=IF(AND([.$G8]&lt;=[.AP$1];[.AP$1]&lt;=[.$H8]);1;&quot;&quot;)">
            <text:p/>
          </table:table-cell>
          <table:table-cell table:formula="of:=IF(AND([.$G8]&lt;=[.AQ$1];[.AQ$1]&lt;=[.$H8]);1;&quot;&quot;)">
            <text:p/>
          </table:table-cell>
          <table:table-cell table:formula="of:=IF(AND([.$G8]&lt;=[.AR$1];[.AR$1]&lt;=[.$H8]);1;&quot;&quot;)">
            <text:p/>
          </table:table-cell>
          <table:table-cell table:formula="of:=IF(AND([.$G8]&lt;=[.AS$1];[.AS$1]&lt;=[.$H8]);1;&quot;&quot;)">
            <text:p/>
          </table:table-cell>
          <table:table-cell table:formula="of:=IF(AND([.$G8]&lt;=[.AT$1];[.AT$1]&lt;=[.$H8]);1;&quot;&quot;)">
            <text:p/>
          </table:table-cell>
          <table:table-cell table:formula="of:=IF(AND([.$G8]&lt;=[.AU$1];[.AU$1]&lt;=[.$H8]);1;&quot;&quot;)">
            <text:p/>
          </table:table-cell>
          <table:table-cell table:formula="of:=IF(AND([.$G8]&lt;=[.AV$1];[.AV$1]&lt;=[.$H8]);1;&quot;&quot;)">
            <text:p/>
          </table:table-cell>
          <table:table-cell table:formula="of:=IF(AND([.$G8]&lt;=[.AW$1];[.AW$1]&lt;=[.$H8]);1;&quot;&quot;)">
            <text:p/>
          </table:table-cell>
          <table:table-cell table:formula="of:=IF(AND([.$G8]&lt;=[.AX$1];[.AX$1]&lt;=[.$H8]);1;&quot;&quot;)">
            <text:p/>
          </table:table-cell>
          <table:table-cell table:formula="of:=IF(AND([.$G8]&lt;=[.AY$1];[.AY$1]&lt;=[.$H8]);1;&quot;&quot;)">
            <text:p/>
          </table:table-cell>
          <table:table-cell table:formula="of:=IF(AND([.$G8]&lt;=[.AZ$1];[.AZ$1]&lt;=[.$H8]);1;&quot;&quot;)">
            <text:p/>
          </table:table-cell>
          <table:table-cell table:formula="of:=IF(AND([.$G8]&lt;=[.BA$1];[.BA$1]&lt;=[.$H8]);1;&quot;&quot;)">
            <text:p/>
          </table:table-cell>
          <table:table-cell table:formula="of:=IF(AND([.$G8]&lt;=[.BB$1];[.BB$1]&lt;=[.$H8]);1;&quot;&quot;)">
            <text:p/>
          </table:table-cell>
          <table:table-cell table:formula="of:=IF(AND([.$G8]&lt;=[.BC$1];[.BC$1]&lt;=[.$H8]);1;&quot;&quot;)">
            <text:p/>
          </table:table-cell>
          <table:table-cell table:formula="of:=IF(AND([.$G8]&lt;=[.BD$1];[.BD$1]&lt;=[.$H8]);1;&quot;&quot;)">
            <text:p/>
          </table:table-cell>
          <table:table-cell table:formula="of:=IF(AND([.$G8]&lt;=[.BE$1];[.BE$1]&lt;=[.$H8]);1;&quot;&quot;)">
            <text:p/>
          </table:table-cell>
          <table:table-cell table:formula="of:=IF(AND([.$G8]&lt;=[.BF$1];[.BF$1]&lt;=[.$H8]);1;&quot;&quot;)">
            <text:p/>
          </table:table-cell>
          <table:table-cell table:formula="of:=IF(AND([.$G8]&lt;=[.BG$1];[.BG$1]&lt;=[.$H8]);1;&quot;&quot;)">
            <text:p/>
          </table:table-cell>
          <table:table-cell table:formula="of:=IF(AND([.$G8]&lt;=[.BH$1];[.BH$1]&lt;=[.$H8]);1;&quot;&quot;)">
            <text:p/>
          </table:table-cell>
          <table:table-cell table:formula="of:=IF(AND([.$G8]&lt;=[.BI$1];[.BI$1]&lt;=[.$H8]);1;&quot;&quot;)">
            <text:p/>
          </table:table-cell>
          <table:table-cell table:formula="of:=IF(AND([.$G8]&lt;=[.BJ$1];[.BJ$1]&lt;=[.$H8]);1;&quot;&quot;)">
            <text:p/>
          </table:table-cell>
          <table:table-cell table:formula="of:=IF(AND([.$G8]&lt;=[.BK$1];[.BK$1]&lt;=[.$H8]);1;&quot;&quot;)">
            <text:p/>
          </table:table-cell>
          <table:table-cell table:formula="of:=IF(AND([.$G8]&lt;=[.BL$1];[.BL$1]&lt;=[.$H8]);1;&quot;&quot;)">
            <text:p/>
          </table:table-cell>
          <table:table-cell table:formula="of:=IF(AND([.$G8]&lt;=[.BM$1];[.BM$1]&lt;=[.$H8]);1;&quot;&quot;)">
            <text:p/>
          </table:table-cell>
          <table:table-cell table:formula="of:=IF(AND([.$G8]&lt;=[.BN$1];[.BN$1]&lt;=[.$H8]);1;&quot;&quot;)">
            <text:p/>
          </table:table-cell>
          <table:table-cell table:formula="of:=IF(AND([.$G8]&lt;=[.BO$1];[.BO$1]&lt;=[.$H8]);1;&quot;&quot;)">
            <text:p/>
          </table:table-cell>
          <table:table-cell table:formula="of:=IF(AND([.$G8]&lt;=[.BP$1];[.BP$1]&lt;=[.$H8]);1;&quot;&quot;)">
            <text:p/>
          </table:table-cell>
          <table:table-cell table:formula="of:=IF(AND([.$G8]&lt;=[.BQ$1];[.BQ$1]&lt;=[.$H8]);1;&quot;&quot;)">
            <text:p/>
          </table:table-cell>
          <table:table-cell table:formula="of:=IF(AND([.$G8]&lt;=[.BR$1];[.BR$1]&lt;=[.$H8]);1;&quot;&quot;)">
            <text:p/>
          </table:table-cell>
          <table:table-cell table:formula="of:=IF(AND([.$G8]&lt;=[.BS$1];[.BS$1]&lt;=[.$H8]);1;&quot;&quot;)">
            <text:p/>
          </table:table-cell>
          <table:table-cell table:formula="of:=IF(AND([.$G8]&lt;=[.BT$1];[.BT$1]&lt;=[.$H8]);1;&quot;&quot;)">
            <text:p/>
          </table:table-cell>
          <table:table-cell table:formula="of:=IF(AND([.$G8]&lt;=[.BU$1];[.BU$1]&lt;=[.$H8]);1;&quot;&quot;)">
            <text:p/>
          </table:table-cell>
          <table:table-cell table:formula="of:=IF(AND([.$G8]&lt;=[.BV$1];[.BV$1]&lt;=[.$H8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9];[.$A:.$H];8;0)" office:value-type="float" office:value="12" calcext:value-type="float">
            <text:p>12</text:p>
          </table:table-cell>
          <table:table-cell table:style-name="ce6" table:formula="of:=VLOOKUP([.D9];[.$A:.$H];8;0)" office:value-type="float" office:value="4" calcext:value-type="float">
            <text:p>4</text:p>
          </table:table-cell>
          <table:table-cell table:style-name="ce7" table:formula="of:=[.H9]-[.B9]+1" office:value-type="float" office:value="13" calcext:value-type="float">
            <text:p>13</text:p>
          </table:table-cell>
          <table:table-cell table:style-name="ce8" table:formula="of:=[.B9]+MAX([.E9:.F9])" office:value-type="float" office:value="18" calcext:value-type="float">
            <text:p>18</text:p>
          </table:table-cell>
          <table:table-cell table:formula="of:=IF(AND([.$G9]&lt;=[.I$1];[.I$1]&lt;=[.$H9]);1;&quot;&quot;)">
            <text:p/>
          </table:table-cell>
          <table:table-cell table:formula="of:=IF(AND([.$G9]&lt;=[.J$1];[.J$1]&lt;=[.$H9]);1;&quot;&quot;)">
            <text:p/>
          </table:table-cell>
          <table:table-cell table:formula="of:=IF(AND([.$G9]&lt;=[.K$1];[.K$1]&lt;=[.$H9]);1;&quot;&quot;)">
            <text:p/>
          </table:table-cell>
          <table:table-cell table:formula="of:=IF(AND([.$G9]&lt;=[.L$1];[.L$1]&lt;=[.$H9]);1;&quot;&quot;)">
            <text:p/>
          </table:table-cell>
          <table:table-cell table:formula="of:=IF(AND([.$G9]&lt;=[.M$1];[.M$1]&lt;=[.$H9]);1;&quot;&quot;)">
            <text:p/>
          </table:table-cell>
          <table:table-cell table:formula="of:=IF(AND([.$G9]&lt;=[.N$1];[.N$1]&lt;=[.$H9]);1;&quot;&quot;)">
            <text:p/>
          </table:table-cell>
          <table:table-cell table:formula="of:=IF(AND([.$G9]&lt;=[.O$1];[.O$1]&lt;=[.$H9]);1;&quot;&quot;)">
            <text:p/>
          </table:table-cell>
          <table:table-cell table:formula="of:=IF(AND([.$G9]&lt;=[.P$1];[.P$1]&lt;=[.$H9]);1;&quot;&quot;)">
            <text:p/>
          </table:table-cell>
          <table:table-cell table:formula="of:=IF(AND([.$G9]&lt;=[.Q$1];[.Q$1]&lt;=[.$H9]);1;&quot;&quot;)">
            <text:p/>
          </table:table-cell>
          <table:table-cell table:formula="of:=IF(AND([.$G9]&lt;=[.R$1];[.R$1]&lt;=[.$H9]);1;&quot;&quot;)">
            <text:p/>
          </table:table-cell>
          <table:table-cell table:formula="of:=IF(AND([.$G9]&lt;=[.S$1];[.S$1]&lt;=[.$H9]);1;&quot;&quot;)">
            <text:p/>
          </table:table-cell>
          <table:table-cell table:formula="of:=IF(AND([.$G9]&lt;=[.T$1];[.T$1]&lt;=[.$H9]);1;&quot;&quot;)">
            <text:p/>
          </table:table-cell>
          <table:table-cell table:formula="of:=IF(AND([.$G9]&lt;=[.U$1];[.U$1]&lt;=[.$H9]);1;&quot;&quot;)" office:value-type="float" office:value="1" calcext:value-type="float">
            <text:p>1</text:p>
          </table:table-cell>
          <table:table-cell table:formula="of:=IF(AND([.$G9]&lt;=[.V$1];[.V$1]&lt;=[.$H9]);1;&quot;&quot;)" office:value-type="float" office:value="1" calcext:value-type="float">
            <text:p>1</text:p>
          </table:table-cell>
          <table:table-cell table:formula="of:=IF(AND([.$G9]&lt;=[.W$1];[.W$1]&lt;=[.$H9]);1;&quot;&quot;)" office:value-type="float" office:value="1" calcext:value-type="float">
            <text:p>1</text:p>
          </table:table-cell>
          <table:table-cell table:formula="of:=IF(AND([.$G9]&lt;=[.X$1];[.X$1]&lt;=[.$H9]);1;&quot;&quot;)" office:value-type="float" office:value="1" calcext:value-type="float">
            <text:p>1</text:p>
          </table:table-cell>
          <table:table-cell table:formula="of:=IF(AND([.$G9]&lt;=[.Y$1];[.Y$1]&lt;=[.$H9]);1;&quot;&quot;)" office:value-type="float" office:value="1" calcext:value-type="float">
            <text:p>1</text:p>
          </table:table-cell>
          <table:table-cell table:formula="of:=IF(AND([.$G9]&lt;=[.Z$1];[.Z$1]&lt;=[.$H9]);1;&quot;&quot;)" office:value-type="float" office:value="1" calcext:value-type="float">
            <text:p>1</text:p>
          </table:table-cell>
          <table:table-cell table:formula="of:=IF(AND([.$G9]&lt;=[.AA$1];[.AA$1]&lt;=[.$H9]);1;&quot;&quot;)">
            <text:p/>
          </table:table-cell>
          <table:table-cell table:formula="of:=IF(AND([.$G9]&lt;=[.AB$1];[.AB$1]&lt;=[.$H9]);1;&quot;&quot;)">
            <text:p/>
          </table:table-cell>
          <table:table-cell table:style-name="ce10" table:formula="of:=IF(AND([.$G9]&lt;=[.AC$1];[.AC$1]&lt;=[.$H9]);1;&quot;&quot;)">
            <text:p/>
          </table:table-cell>
          <table:table-cell table:formula="of:=IF(AND([.$G9]&lt;=[.AD$1];[.AD$1]&lt;=[.$H9]);1;&quot;&quot;)">
            <text:p/>
          </table:table-cell>
          <table:table-cell table:formula="of:=IF(AND([.$G9]&lt;=[.AE$1];[.AE$1]&lt;=[.$H9]);1;&quot;&quot;)">
            <text:p/>
          </table:table-cell>
          <table:table-cell table:formula="of:=IF(AND([.$G9]&lt;=[.AF$1];[.AF$1]&lt;=[.$H9]);1;&quot;&quot;)">
            <text:p/>
          </table:table-cell>
          <table:table-cell table:formula="of:=IF(AND([.$G9]&lt;=[.AG$1];[.AG$1]&lt;=[.$H9]);1;&quot;&quot;)">
            <text:p/>
          </table:table-cell>
          <table:table-cell table:formula="of:=IF(AND([.$G9]&lt;=[.AH$1];[.AH$1]&lt;=[.$H9]);1;&quot;&quot;)">
            <text:p/>
          </table:table-cell>
          <table:table-cell table:formula="of:=IF(AND([.$G9]&lt;=[.AI$1];[.AI$1]&lt;=[.$H9]);1;&quot;&quot;)">
            <text:p/>
          </table:table-cell>
          <table:table-cell table:formula="of:=IF(AND([.$G9]&lt;=[.AJ$1];[.AJ$1]&lt;=[.$H9]);1;&quot;&quot;)">
            <text:p/>
          </table:table-cell>
          <table:table-cell table:formula="of:=IF(AND([.$G9]&lt;=[.AK$1];[.AK$1]&lt;=[.$H9]);1;&quot;&quot;)">
            <text:p/>
          </table:table-cell>
          <table:table-cell table:formula="of:=IF(AND([.$G9]&lt;=[.AL$1];[.AL$1]&lt;=[.$H9]);1;&quot;&quot;)">
            <text:p/>
          </table:table-cell>
          <table:table-cell table:formula="of:=IF(AND([.$G9]&lt;=[.AM$1];[.AM$1]&lt;=[.$H9]);1;&quot;&quot;)">
            <text:p/>
          </table:table-cell>
          <table:table-cell table:formula="of:=IF(AND([.$G9]&lt;=[.AN$1];[.AN$1]&lt;=[.$H9]);1;&quot;&quot;)">
            <text:p/>
          </table:table-cell>
          <table:table-cell table:formula="of:=IF(AND([.$G9]&lt;=[.AO$1];[.AO$1]&lt;=[.$H9]);1;&quot;&quot;)">
            <text:p/>
          </table:table-cell>
          <table:table-cell table:formula="of:=IF(AND([.$G9]&lt;=[.AP$1];[.AP$1]&lt;=[.$H9]);1;&quot;&quot;)">
            <text:p/>
          </table:table-cell>
          <table:table-cell table:formula="of:=IF(AND([.$G9]&lt;=[.AQ$1];[.AQ$1]&lt;=[.$H9]);1;&quot;&quot;)">
            <text:p/>
          </table:table-cell>
          <table:table-cell table:formula="of:=IF(AND([.$G9]&lt;=[.AR$1];[.AR$1]&lt;=[.$H9]);1;&quot;&quot;)">
            <text:p/>
          </table:table-cell>
          <table:table-cell table:formula="of:=IF(AND([.$G9]&lt;=[.AS$1];[.AS$1]&lt;=[.$H9]);1;&quot;&quot;)">
            <text:p/>
          </table:table-cell>
          <table:table-cell table:formula="of:=IF(AND([.$G9]&lt;=[.AT$1];[.AT$1]&lt;=[.$H9]);1;&quot;&quot;)">
            <text:p/>
          </table:table-cell>
          <table:table-cell table:formula="of:=IF(AND([.$G9]&lt;=[.AU$1];[.AU$1]&lt;=[.$H9]);1;&quot;&quot;)">
            <text:p/>
          </table:table-cell>
          <table:table-cell table:formula="of:=IF(AND([.$G9]&lt;=[.AV$1];[.AV$1]&lt;=[.$H9]);1;&quot;&quot;)">
            <text:p/>
          </table:table-cell>
          <table:table-cell table:formula="of:=IF(AND([.$G9]&lt;=[.AW$1];[.AW$1]&lt;=[.$H9]);1;&quot;&quot;)">
            <text:p/>
          </table:table-cell>
          <table:table-cell table:formula="of:=IF(AND([.$G9]&lt;=[.AX$1];[.AX$1]&lt;=[.$H9]);1;&quot;&quot;)">
            <text:p/>
          </table:table-cell>
          <table:table-cell table:formula="of:=IF(AND([.$G9]&lt;=[.AY$1];[.AY$1]&lt;=[.$H9]);1;&quot;&quot;)">
            <text:p/>
          </table:table-cell>
          <table:table-cell table:formula="of:=IF(AND([.$G9]&lt;=[.AZ$1];[.AZ$1]&lt;=[.$H9]);1;&quot;&quot;)">
            <text:p/>
          </table:table-cell>
          <table:table-cell table:formula="of:=IF(AND([.$G9]&lt;=[.BA$1];[.BA$1]&lt;=[.$H9]);1;&quot;&quot;)">
            <text:p/>
          </table:table-cell>
          <table:table-cell table:formula="of:=IF(AND([.$G9]&lt;=[.BB$1];[.BB$1]&lt;=[.$H9]);1;&quot;&quot;)">
            <text:p/>
          </table:table-cell>
          <table:table-cell table:formula="of:=IF(AND([.$G9]&lt;=[.BC$1];[.BC$1]&lt;=[.$H9]);1;&quot;&quot;)">
            <text:p/>
          </table:table-cell>
          <table:table-cell table:formula="of:=IF(AND([.$G9]&lt;=[.BD$1];[.BD$1]&lt;=[.$H9]);1;&quot;&quot;)">
            <text:p/>
          </table:table-cell>
          <table:table-cell table:formula="of:=IF(AND([.$G9]&lt;=[.BE$1];[.BE$1]&lt;=[.$H9]);1;&quot;&quot;)">
            <text:p/>
          </table:table-cell>
          <table:table-cell table:formula="of:=IF(AND([.$G9]&lt;=[.BF$1];[.BF$1]&lt;=[.$H9]);1;&quot;&quot;)">
            <text:p/>
          </table:table-cell>
          <table:table-cell table:formula="of:=IF(AND([.$G9]&lt;=[.BG$1];[.BG$1]&lt;=[.$H9]);1;&quot;&quot;)">
            <text:p/>
          </table:table-cell>
          <table:table-cell table:formula="of:=IF(AND([.$G9]&lt;=[.BH$1];[.BH$1]&lt;=[.$H9]);1;&quot;&quot;)">
            <text:p/>
          </table:table-cell>
          <table:table-cell table:formula="of:=IF(AND([.$G9]&lt;=[.BI$1];[.BI$1]&lt;=[.$H9]);1;&quot;&quot;)">
            <text:p/>
          </table:table-cell>
          <table:table-cell table:formula="of:=IF(AND([.$G9]&lt;=[.BJ$1];[.BJ$1]&lt;=[.$H9]);1;&quot;&quot;)">
            <text:p/>
          </table:table-cell>
          <table:table-cell table:formula="of:=IF(AND([.$G9]&lt;=[.BK$1];[.BK$1]&lt;=[.$H9]);1;&quot;&quot;)">
            <text:p/>
          </table:table-cell>
          <table:table-cell table:formula="of:=IF(AND([.$G9]&lt;=[.BL$1];[.BL$1]&lt;=[.$H9]);1;&quot;&quot;)">
            <text:p/>
          </table:table-cell>
          <table:table-cell table:formula="of:=IF(AND([.$G9]&lt;=[.BM$1];[.BM$1]&lt;=[.$H9]);1;&quot;&quot;)">
            <text:p/>
          </table:table-cell>
          <table:table-cell table:formula="of:=IF(AND([.$G9]&lt;=[.BN$1];[.BN$1]&lt;=[.$H9]);1;&quot;&quot;)">
            <text:p/>
          </table:table-cell>
          <table:table-cell table:formula="of:=IF(AND([.$G9]&lt;=[.BO$1];[.BO$1]&lt;=[.$H9]);1;&quot;&quot;)">
            <text:p/>
          </table:table-cell>
          <table:table-cell table:formula="of:=IF(AND([.$G9]&lt;=[.BP$1];[.BP$1]&lt;=[.$H9]);1;&quot;&quot;)">
            <text:p/>
          </table:table-cell>
          <table:table-cell table:formula="of:=IF(AND([.$G9]&lt;=[.BQ$1];[.BQ$1]&lt;=[.$H9]);1;&quot;&quot;)">
            <text:p/>
          </table:table-cell>
          <table:table-cell table:formula="of:=IF(AND([.$G9]&lt;=[.BR$1];[.BR$1]&lt;=[.$H9]);1;&quot;&quot;)">
            <text:p/>
          </table:table-cell>
          <table:table-cell table:formula="of:=IF(AND([.$G9]&lt;=[.BS$1];[.BS$1]&lt;=[.$H9]);1;&quot;&quot;)">
            <text:p/>
          </table:table-cell>
          <table:table-cell table:formula="of:=IF(AND([.$G9]&lt;=[.BT$1];[.BT$1]&lt;=[.$H9]);1;&quot;&quot;)">
            <text:p/>
          </table:table-cell>
          <table:table-cell table:formula="of:=IF(AND([.$G9]&lt;=[.BU$1];[.BU$1]&lt;=[.$H9]);1;&quot;&quot;)">
            <text:p/>
          </table:table-cell>
          <table:table-cell table:formula="of:=IF(AND([.$G9]&lt;=[.BV$1];[.BV$1]&lt;=[.$H9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7" calcext:value-type="float">
            <text:p>107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0];[.$A:.$H];8;0)" office:value-type="float" office:value="13" calcext:value-type="float">
            <text:p>13</text:p>
          </table:table-cell>
          <table:table-cell table:style-name="ce6" table:formula="of:=VLOOKUP([.D10];[.$A:.$H];8;0)" office:value-type="float" office:value="0" calcext:value-type="float">
            <text:p>0</text:p>
          </table:table-cell>
          <table:table-cell table:style-name="ce7" table:formula="of:=[.H10]-[.B10]+1" office:value-type="float" office:value="14" calcext:value-type="float">
            <text:p>14</text:p>
          </table:table-cell>
          <table:table-cell table:style-name="ce8" table:formula="of:=[.B10]+MAX([.E10:.F10])" office:value-type="float" office:value="18" calcext:value-type="float">
            <text:p>18</text:p>
          </table:table-cell>
          <table:table-cell table:formula="of:=IF(AND([.$G10]&lt;=[.I$1];[.I$1]&lt;=[.$H10]);1;&quot;&quot;)">
            <text:p/>
          </table:table-cell>
          <table:table-cell table:formula="of:=IF(AND([.$G10]&lt;=[.J$1];[.J$1]&lt;=[.$H10]);1;&quot;&quot;)">
            <text:p/>
          </table:table-cell>
          <table:table-cell table:formula="of:=IF(AND([.$G10]&lt;=[.K$1];[.K$1]&lt;=[.$H10]);1;&quot;&quot;)">
            <text:p/>
          </table:table-cell>
          <table:table-cell table:formula="of:=IF(AND([.$G10]&lt;=[.L$1];[.L$1]&lt;=[.$H10]);1;&quot;&quot;)">
            <text:p/>
          </table:table-cell>
          <table:table-cell table:formula="of:=IF(AND([.$G10]&lt;=[.M$1];[.M$1]&lt;=[.$H10]);1;&quot;&quot;)">
            <text:p/>
          </table:table-cell>
          <table:table-cell table:formula="of:=IF(AND([.$G10]&lt;=[.N$1];[.N$1]&lt;=[.$H10]);1;&quot;&quot;)">
            <text:p/>
          </table:table-cell>
          <table:table-cell table:formula="of:=IF(AND([.$G10]&lt;=[.O$1];[.O$1]&lt;=[.$H10]);1;&quot;&quot;)">
            <text:p/>
          </table:table-cell>
          <table:table-cell table:formula="of:=IF(AND([.$G10]&lt;=[.P$1];[.P$1]&lt;=[.$H10]);1;&quot;&quot;)">
            <text:p/>
          </table:table-cell>
          <table:table-cell table:formula="of:=IF(AND([.$G10]&lt;=[.Q$1];[.Q$1]&lt;=[.$H10]);1;&quot;&quot;)">
            <text:p/>
          </table:table-cell>
          <table:table-cell table:formula="of:=IF(AND([.$G10]&lt;=[.R$1];[.R$1]&lt;=[.$H10]);1;&quot;&quot;)">
            <text:p/>
          </table:table-cell>
          <table:table-cell table:formula="of:=IF(AND([.$G10]&lt;=[.S$1];[.S$1]&lt;=[.$H10]);1;&quot;&quot;)">
            <text:p/>
          </table:table-cell>
          <table:table-cell table:formula="of:=IF(AND([.$G10]&lt;=[.T$1];[.T$1]&lt;=[.$H10]);1;&quot;&quot;)">
            <text:p/>
          </table:table-cell>
          <table:table-cell table:formula="of:=IF(AND([.$G10]&lt;=[.U$1];[.U$1]&lt;=[.$H10]);1;&quot;&quot;)">
            <text:p/>
          </table:table-cell>
          <table:table-cell table:formula="of:=IF(AND([.$G10]&lt;=[.V$1];[.V$1]&lt;=[.$H10]);1;&quot;&quot;)" office:value-type="float" office:value="1" calcext:value-type="float">
            <text:p>1</text:p>
          </table:table-cell>
          <table:table-cell table:formula="of:=IF(AND([.$G10]&lt;=[.W$1];[.W$1]&lt;=[.$H10]);1;&quot;&quot;)" office:value-type="float" office:value="1" calcext:value-type="float">
            <text:p>1</text:p>
          </table:table-cell>
          <table:table-cell table:formula="of:=IF(AND([.$G10]&lt;=[.X$1];[.X$1]&lt;=[.$H10]);1;&quot;&quot;)" office:value-type="float" office:value="1" calcext:value-type="float">
            <text:p>1</text:p>
          </table:table-cell>
          <table:table-cell table:formula="of:=IF(AND([.$G10]&lt;=[.Y$1];[.Y$1]&lt;=[.$H10]);1;&quot;&quot;)" office:value-type="float" office:value="1" calcext:value-type="float">
            <text:p>1</text:p>
          </table:table-cell>
          <table:table-cell table:formula="of:=IF(AND([.$G10]&lt;=[.Z$1];[.Z$1]&lt;=[.$H10]);1;&quot;&quot;)" office:value-type="float" office:value="1" calcext:value-type="float">
            <text:p>1</text:p>
          </table:table-cell>
          <table:table-cell table:formula="of:=IF(AND([.$G10]&lt;=[.AA$1];[.AA$1]&lt;=[.$H10]);1;&quot;&quot;)">
            <text:p/>
          </table:table-cell>
          <table:table-cell table:formula="of:=IF(AND([.$G10]&lt;=[.AB$1];[.AB$1]&lt;=[.$H10]);1;&quot;&quot;)">
            <text:p/>
          </table:table-cell>
          <table:table-cell table:style-name="ce10" table:formula="of:=IF(AND([.$G10]&lt;=[.AC$1];[.AC$1]&lt;=[.$H10]);1;&quot;&quot;)">
            <text:p/>
          </table:table-cell>
          <table:table-cell table:formula="of:=IF(AND([.$G10]&lt;=[.AD$1];[.AD$1]&lt;=[.$H10]);1;&quot;&quot;)">
            <text:p/>
          </table:table-cell>
          <table:table-cell table:formula="of:=IF(AND([.$G10]&lt;=[.AE$1];[.AE$1]&lt;=[.$H10]);1;&quot;&quot;)">
            <text:p/>
          </table:table-cell>
          <table:table-cell table:formula="of:=IF(AND([.$G10]&lt;=[.AF$1];[.AF$1]&lt;=[.$H10]);1;&quot;&quot;)">
            <text:p/>
          </table:table-cell>
          <table:table-cell table:formula="of:=IF(AND([.$G10]&lt;=[.AG$1];[.AG$1]&lt;=[.$H10]);1;&quot;&quot;)">
            <text:p/>
          </table:table-cell>
          <table:table-cell table:formula="of:=IF(AND([.$G10]&lt;=[.AH$1];[.AH$1]&lt;=[.$H10]);1;&quot;&quot;)">
            <text:p/>
          </table:table-cell>
          <table:table-cell table:formula="of:=IF(AND([.$G10]&lt;=[.AI$1];[.AI$1]&lt;=[.$H10]);1;&quot;&quot;)">
            <text:p/>
          </table:table-cell>
          <table:table-cell table:formula="of:=IF(AND([.$G10]&lt;=[.AJ$1];[.AJ$1]&lt;=[.$H10]);1;&quot;&quot;)">
            <text:p/>
          </table:table-cell>
          <table:table-cell table:formula="of:=IF(AND([.$G10]&lt;=[.AK$1];[.AK$1]&lt;=[.$H10]);1;&quot;&quot;)">
            <text:p/>
          </table:table-cell>
          <table:table-cell table:formula="of:=IF(AND([.$G10]&lt;=[.AL$1];[.AL$1]&lt;=[.$H10]);1;&quot;&quot;)">
            <text:p/>
          </table:table-cell>
          <table:table-cell table:formula="of:=IF(AND([.$G10]&lt;=[.AM$1];[.AM$1]&lt;=[.$H10]);1;&quot;&quot;)">
            <text:p/>
          </table:table-cell>
          <table:table-cell table:formula="of:=IF(AND([.$G10]&lt;=[.AN$1];[.AN$1]&lt;=[.$H10]);1;&quot;&quot;)">
            <text:p/>
          </table:table-cell>
          <table:table-cell table:formula="of:=IF(AND([.$G10]&lt;=[.AO$1];[.AO$1]&lt;=[.$H10]);1;&quot;&quot;)">
            <text:p/>
          </table:table-cell>
          <table:table-cell table:formula="of:=IF(AND([.$G10]&lt;=[.AP$1];[.AP$1]&lt;=[.$H10]);1;&quot;&quot;)">
            <text:p/>
          </table:table-cell>
          <table:table-cell table:formula="of:=IF(AND([.$G10]&lt;=[.AQ$1];[.AQ$1]&lt;=[.$H10]);1;&quot;&quot;)">
            <text:p/>
          </table:table-cell>
          <table:table-cell table:formula="of:=IF(AND([.$G10]&lt;=[.AR$1];[.AR$1]&lt;=[.$H10]);1;&quot;&quot;)">
            <text:p/>
          </table:table-cell>
          <table:table-cell table:formula="of:=IF(AND([.$G10]&lt;=[.AS$1];[.AS$1]&lt;=[.$H10]);1;&quot;&quot;)">
            <text:p/>
          </table:table-cell>
          <table:table-cell table:formula="of:=IF(AND([.$G10]&lt;=[.AT$1];[.AT$1]&lt;=[.$H10]);1;&quot;&quot;)">
            <text:p/>
          </table:table-cell>
          <table:table-cell table:formula="of:=IF(AND([.$G10]&lt;=[.AU$1];[.AU$1]&lt;=[.$H10]);1;&quot;&quot;)">
            <text:p/>
          </table:table-cell>
          <table:table-cell table:formula="of:=IF(AND([.$G10]&lt;=[.AV$1];[.AV$1]&lt;=[.$H10]);1;&quot;&quot;)">
            <text:p/>
          </table:table-cell>
          <table:table-cell table:formula="of:=IF(AND([.$G10]&lt;=[.AW$1];[.AW$1]&lt;=[.$H10]);1;&quot;&quot;)">
            <text:p/>
          </table:table-cell>
          <table:table-cell table:formula="of:=IF(AND([.$G10]&lt;=[.AX$1];[.AX$1]&lt;=[.$H10]);1;&quot;&quot;)">
            <text:p/>
          </table:table-cell>
          <table:table-cell table:formula="of:=IF(AND([.$G10]&lt;=[.AY$1];[.AY$1]&lt;=[.$H10]);1;&quot;&quot;)">
            <text:p/>
          </table:table-cell>
          <table:table-cell table:formula="of:=IF(AND([.$G10]&lt;=[.AZ$1];[.AZ$1]&lt;=[.$H10]);1;&quot;&quot;)">
            <text:p/>
          </table:table-cell>
          <table:table-cell table:formula="of:=IF(AND([.$G10]&lt;=[.BA$1];[.BA$1]&lt;=[.$H10]);1;&quot;&quot;)">
            <text:p/>
          </table:table-cell>
          <table:table-cell table:formula="of:=IF(AND([.$G10]&lt;=[.BB$1];[.BB$1]&lt;=[.$H10]);1;&quot;&quot;)">
            <text:p/>
          </table:table-cell>
          <table:table-cell table:formula="of:=IF(AND([.$G10]&lt;=[.BC$1];[.BC$1]&lt;=[.$H10]);1;&quot;&quot;)">
            <text:p/>
          </table:table-cell>
          <table:table-cell table:formula="of:=IF(AND([.$G10]&lt;=[.BD$1];[.BD$1]&lt;=[.$H10]);1;&quot;&quot;)">
            <text:p/>
          </table:table-cell>
          <table:table-cell table:formula="of:=IF(AND([.$G10]&lt;=[.BE$1];[.BE$1]&lt;=[.$H10]);1;&quot;&quot;)">
            <text:p/>
          </table:table-cell>
          <table:table-cell table:formula="of:=IF(AND([.$G10]&lt;=[.BF$1];[.BF$1]&lt;=[.$H10]);1;&quot;&quot;)">
            <text:p/>
          </table:table-cell>
          <table:table-cell table:formula="of:=IF(AND([.$G10]&lt;=[.BG$1];[.BG$1]&lt;=[.$H10]);1;&quot;&quot;)">
            <text:p/>
          </table:table-cell>
          <table:table-cell table:formula="of:=IF(AND([.$G10]&lt;=[.BH$1];[.BH$1]&lt;=[.$H10]);1;&quot;&quot;)">
            <text:p/>
          </table:table-cell>
          <table:table-cell table:formula="of:=IF(AND([.$G10]&lt;=[.BI$1];[.BI$1]&lt;=[.$H10]);1;&quot;&quot;)">
            <text:p/>
          </table:table-cell>
          <table:table-cell table:formula="of:=IF(AND([.$G10]&lt;=[.BJ$1];[.BJ$1]&lt;=[.$H10]);1;&quot;&quot;)">
            <text:p/>
          </table:table-cell>
          <table:table-cell table:formula="of:=IF(AND([.$G10]&lt;=[.BK$1];[.BK$1]&lt;=[.$H10]);1;&quot;&quot;)">
            <text:p/>
          </table:table-cell>
          <table:table-cell table:formula="of:=IF(AND([.$G10]&lt;=[.BL$1];[.BL$1]&lt;=[.$H10]);1;&quot;&quot;)">
            <text:p/>
          </table:table-cell>
          <table:table-cell table:formula="of:=IF(AND([.$G10]&lt;=[.BM$1];[.BM$1]&lt;=[.$H10]);1;&quot;&quot;)">
            <text:p/>
          </table:table-cell>
          <table:table-cell table:formula="of:=IF(AND([.$G10]&lt;=[.BN$1];[.BN$1]&lt;=[.$H10]);1;&quot;&quot;)">
            <text:p/>
          </table:table-cell>
          <table:table-cell table:formula="of:=IF(AND([.$G10]&lt;=[.BO$1];[.BO$1]&lt;=[.$H10]);1;&quot;&quot;)">
            <text:p/>
          </table:table-cell>
          <table:table-cell table:formula="of:=IF(AND([.$G10]&lt;=[.BP$1];[.BP$1]&lt;=[.$H10]);1;&quot;&quot;)">
            <text:p/>
          </table:table-cell>
          <table:table-cell table:formula="of:=IF(AND([.$G10]&lt;=[.BQ$1];[.BQ$1]&lt;=[.$H10]);1;&quot;&quot;)">
            <text:p/>
          </table:table-cell>
          <table:table-cell table:formula="of:=IF(AND([.$G10]&lt;=[.BR$1];[.BR$1]&lt;=[.$H10]);1;&quot;&quot;)">
            <text:p/>
          </table:table-cell>
          <table:table-cell table:formula="of:=IF(AND([.$G10]&lt;=[.BS$1];[.BS$1]&lt;=[.$H10]);1;&quot;&quot;)">
            <text:p/>
          </table:table-cell>
          <table:table-cell table:formula="of:=IF(AND([.$G10]&lt;=[.BT$1];[.BT$1]&lt;=[.$H10]);1;&quot;&quot;)">
            <text:p/>
          </table:table-cell>
          <table:table-cell table:formula="of:=IF(AND([.$G10]&lt;=[.BU$1];[.BU$1]&lt;=[.$H10]);1;&quot;&quot;)">
            <text:p/>
          </table:table-cell>
          <table:table-cell table:formula="of:=IF(AND([.$G10]&lt;=[.BV$1];[.BV$1]&lt;=[.$H10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6" calcext:value-type="float">
            <text:p>106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1];[.$A:.$H];8;0)" office:value-type="float" office:value="12" calcext:value-type="float">
            <text:p>12</text:p>
          </table:table-cell>
          <table:table-cell table:style-name="ce6" table:formula="of:=VLOOKUP([.D11];[.$A:.$H];8;0)" office:value-type="float" office:value="13" calcext:value-type="float">
            <text:p>13</text:p>
          </table:table-cell>
          <table:table-cell table:style-name="ce7" table:formula="of:=[.H11]-[.B11]+1" office:value-type="float" office:value="14" calcext:value-type="float">
            <text:p>14</text:p>
          </table:table-cell>
          <table:table-cell table:style-name="ce8" table:formula="of:=[.B11]+MAX([.E11:.F11])" office:value-type="float" office:value="18" calcext:value-type="float">
            <text:p>18</text:p>
          </table:table-cell>
          <table:table-cell table:formula="of:=IF(AND([.$G11]&lt;=[.I$1];[.I$1]&lt;=[.$H11]);1;&quot;&quot;)">
            <text:p/>
          </table:table-cell>
          <table:table-cell table:formula="of:=IF(AND([.$G11]&lt;=[.J$1];[.J$1]&lt;=[.$H11]);1;&quot;&quot;)">
            <text:p/>
          </table:table-cell>
          <table:table-cell table:formula="of:=IF(AND([.$G11]&lt;=[.K$1];[.K$1]&lt;=[.$H11]);1;&quot;&quot;)">
            <text:p/>
          </table:table-cell>
          <table:table-cell table:formula="of:=IF(AND([.$G11]&lt;=[.L$1];[.L$1]&lt;=[.$H11]);1;&quot;&quot;)">
            <text:p/>
          </table:table-cell>
          <table:table-cell table:formula="of:=IF(AND([.$G11]&lt;=[.M$1];[.M$1]&lt;=[.$H11]);1;&quot;&quot;)">
            <text:p/>
          </table:table-cell>
          <table:table-cell table:formula="of:=IF(AND([.$G11]&lt;=[.N$1];[.N$1]&lt;=[.$H11]);1;&quot;&quot;)">
            <text:p/>
          </table:table-cell>
          <table:table-cell table:formula="of:=IF(AND([.$G11]&lt;=[.O$1];[.O$1]&lt;=[.$H11]);1;&quot;&quot;)">
            <text:p/>
          </table:table-cell>
          <table:table-cell table:formula="of:=IF(AND([.$G11]&lt;=[.P$1];[.P$1]&lt;=[.$H11]);1;&quot;&quot;)">
            <text:p/>
          </table:table-cell>
          <table:table-cell table:formula="of:=IF(AND([.$G11]&lt;=[.Q$1];[.Q$1]&lt;=[.$H11]);1;&quot;&quot;)">
            <text:p/>
          </table:table-cell>
          <table:table-cell table:formula="of:=IF(AND([.$G11]&lt;=[.R$1];[.R$1]&lt;=[.$H11]);1;&quot;&quot;)">
            <text:p/>
          </table:table-cell>
          <table:table-cell table:formula="of:=IF(AND([.$G11]&lt;=[.S$1];[.S$1]&lt;=[.$H11]);1;&quot;&quot;)">
            <text:p/>
          </table:table-cell>
          <table:table-cell table:formula="of:=IF(AND([.$G11]&lt;=[.T$1];[.T$1]&lt;=[.$H11]);1;&quot;&quot;)">
            <text:p/>
          </table:table-cell>
          <table:table-cell table:formula="of:=IF(AND([.$G11]&lt;=[.U$1];[.U$1]&lt;=[.$H11]);1;&quot;&quot;)">
            <text:p/>
          </table:table-cell>
          <table:table-cell table:formula="of:=IF(AND([.$G11]&lt;=[.V$1];[.V$1]&lt;=[.$H11]);1;&quot;&quot;)" office:value-type="float" office:value="1" calcext:value-type="float">
            <text:p>1</text:p>
          </table:table-cell>
          <table:table-cell table:formula="of:=IF(AND([.$G11]&lt;=[.W$1];[.W$1]&lt;=[.$H11]);1;&quot;&quot;)" office:value-type="float" office:value="1" calcext:value-type="float">
            <text:p>1</text:p>
          </table:table-cell>
          <table:table-cell table:formula="of:=IF(AND([.$G11]&lt;=[.X$1];[.X$1]&lt;=[.$H11]);1;&quot;&quot;)" office:value-type="float" office:value="1" calcext:value-type="float">
            <text:p>1</text:p>
          </table:table-cell>
          <table:table-cell table:formula="of:=IF(AND([.$G11]&lt;=[.Y$1];[.Y$1]&lt;=[.$H11]);1;&quot;&quot;)" office:value-type="float" office:value="1" calcext:value-type="float">
            <text:p>1</text:p>
          </table:table-cell>
          <table:table-cell table:formula="of:=IF(AND([.$G11]&lt;=[.Z$1];[.Z$1]&lt;=[.$H11]);1;&quot;&quot;)" office:value-type="float" office:value="1" calcext:value-type="float">
            <text:p>1</text:p>
          </table:table-cell>
          <table:table-cell table:formula="of:=IF(AND([.$G11]&lt;=[.AA$1];[.AA$1]&lt;=[.$H11]);1;&quot;&quot;)">
            <text:p/>
          </table:table-cell>
          <table:table-cell table:formula="of:=IF(AND([.$G11]&lt;=[.AB$1];[.AB$1]&lt;=[.$H11]);1;&quot;&quot;)">
            <text:p/>
          </table:table-cell>
          <table:table-cell table:style-name="ce10" table:formula="of:=IF(AND([.$G11]&lt;=[.AC$1];[.AC$1]&lt;=[.$H11]);1;&quot;&quot;)">
            <text:p/>
          </table:table-cell>
          <table:table-cell table:formula="of:=IF(AND([.$G11]&lt;=[.AD$1];[.AD$1]&lt;=[.$H11]);1;&quot;&quot;)">
            <text:p/>
          </table:table-cell>
          <table:table-cell table:formula="of:=IF(AND([.$G11]&lt;=[.AE$1];[.AE$1]&lt;=[.$H11]);1;&quot;&quot;)">
            <text:p/>
          </table:table-cell>
          <table:table-cell table:formula="of:=IF(AND([.$G11]&lt;=[.AF$1];[.AF$1]&lt;=[.$H11]);1;&quot;&quot;)">
            <text:p/>
          </table:table-cell>
          <table:table-cell table:formula="of:=IF(AND([.$G11]&lt;=[.AG$1];[.AG$1]&lt;=[.$H11]);1;&quot;&quot;)">
            <text:p/>
          </table:table-cell>
          <table:table-cell table:formula="of:=IF(AND([.$G11]&lt;=[.AH$1];[.AH$1]&lt;=[.$H11]);1;&quot;&quot;)">
            <text:p/>
          </table:table-cell>
          <table:table-cell table:formula="of:=IF(AND([.$G11]&lt;=[.AI$1];[.AI$1]&lt;=[.$H11]);1;&quot;&quot;)">
            <text:p/>
          </table:table-cell>
          <table:table-cell table:formula="of:=IF(AND([.$G11]&lt;=[.AJ$1];[.AJ$1]&lt;=[.$H11]);1;&quot;&quot;)">
            <text:p/>
          </table:table-cell>
          <table:table-cell table:formula="of:=IF(AND([.$G11]&lt;=[.AK$1];[.AK$1]&lt;=[.$H11]);1;&quot;&quot;)">
            <text:p/>
          </table:table-cell>
          <table:table-cell table:formula="of:=IF(AND([.$G11]&lt;=[.AL$1];[.AL$1]&lt;=[.$H11]);1;&quot;&quot;)">
            <text:p/>
          </table:table-cell>
          <table:table-cell table:formula="of:=IF(AND([.$G11]&lt;=[.AM$1];[.AM$1]&lt;=[.$H11]);1;&quot;&quot;)">
            <text:p/>
          </table:table-cell>
          <table:table-cell table:formula="of:=IF(AND([.$G11]&lt;=[.AN$1];[.AN$1]&lt;=[.$H11]);1;&quot;&quot;)">
            <text:p/>
          </table:table-cell>
          <table:table-cell table:formula="of:=IF(AND([.$G11]&lt;=[.AO$1];[.AO$1]&lt;=[.$H11]);1;&quot;&quot;)">
            <text:p/>
          </table:table-cell>
          <table:table-cell table:formula="of:=IF(AND([.$G11]&lt;=[.AP$1];[.AP$1]&lt;=[.$H11]);1;&quot;&quot;)">
            <text:p/>
          </table:table-cell>
          <table:table-cell table:formula="of:=IF(AND([.$G11]&lt;=[.AQ$1];[.AQ$1]&lt;=[.$H11]);1;&quot;&quot;)">
            <text:p/>
          </table:table-cell>
          <table:table-cell table:formula="of:=IF(AND([.$G11]&lt;=[.AR$1];[.AR$1]&lt;=[.$H11]);1;&quot;&quot;)">
            <text:p/>
          </table:table-cell>
          <table:table-cell table:formula="of:=IF(AND([.$G11]&lt;=[.AS$1];[.AS$1]&lt;=[.$H11]);1;&quot;&quot;)">
            <text:p/>
          </table:table-cell>
          <table:table-cell table:formula="of:=IF(AND([.$G11]&lt;=[.AT$1];[.AT$1]&lt;=[.$H11]);1;&quot;&quot;)">
            <text:p/>
          </table:table-cell>
          <table:table-cell table:formula="of:=IF(AND([.$G11]&lt;=[.AU$1];[.AU$1]&lt;=[.$H11]);1;&quot;&quot;)">
            <text:p/>
          </table:table-cell>
          <table:table-cell table:formula="of:=IF(AND([.$G11]&lt;=[.AV$1];[.AV$1]&lt;=[.$H11]);1;&quot;&quot;)">
            <text:p/>
          </table:table-cell>
          <table:table-cell table:formula="of:=IF(AND([.$G11]&lt;=[.AW$1];[.AW$1]&lt;=[.$H11]);1;&quot;&quot;)">
            <text:p/>
          </table:table-cell>
          <table:table-cell table:formula="of:=IF(AND([.$G11]&lt;=[.AX$1];[.AX$1]&lt;=[.$H11]);1;&quot;&quot;)">
            <text:p/>
          </table:table-cell>
          <table:table-cell table:formula="of:=IF(AND([.$G11]&lt;=[.AY$1];[.AY$1]&lt;=[.$H11]);1;&quot;&quot;)">
            <text:p/>
          </table:table-cell>
          <table:table-cell table:formula="of:=IF(AND([.$G11]&lt;=[.AZ$1];[.AZ$1]&lt;=[.$H11]);1;&quot;&quot;)">
            <text:p/>
          </table:table-cell>
          <table:table-cell table:formula="of:=IF(AND([.$G11]&lt;=[.BA$1];[.BA$1]&lt;=[.$H11]);1;&quot;&quot;)">
            <text:p/>
          </table:table-cell>
          <table:table-cell table:formula="of:=IF(AND([.$G11]&lt;=[.BB$1];[.BB$1]&lt;=[.$H11]);1;&quot;&quot;)">
            <text:p/>
          </table:table-cell>
          <table:table-cell table:formula="of:=IF(AND([.$G11]&lt;=[.BC$1];[.BC$1]&lt;=[.$H11]);1;&quot;&quot;)">
            <text:p/>
          </table:table-cell>
          <table:table-cell table:formula="of:=IF(AND([.$G11]&lt;=[.BD$1];[.BD$1]&lt;=[.$H11]);1;&quot;&quot;)">
            <text:p/>
          </table:table-cell>
          <table:table-cell table:formula="of:=IF(AND([.$G11]&lt;=[.BE$1];[.BE$1]&lt;=[.$H11]);1;&quot;&quot;)">
            <text:p/>
          </table:table-cell>
          <table:table-cell table:formula="of:=IF(AND([.$G11]&lt;=[.BF$1];[.BF$1]&lt;=[.$H11]);1;&quot;&quot;)">
            <text:p/>
          </table:table-cell>
          <table:table-cell table:formula="of:=IF(AND([.$G11]&lt;=[.BG$1];[.BG$1]&lt;=[.$H11]);1;&quot;&quot;)">
            <text:p/>
          </table:table-cell>
          <table:table-cell table:formula="of:=IF(AND([.$G11]&lt;=[.BH$1];[.BH$1]&lt;=[.$H11]);1;&quot;&quot;)">
            <text:p/>
          </table:table-cell>
          <table:table-cell table:formula="of:=IF(AND([.$G11]&lt;=[.BI$1];[.BI$1]&lt;=[.$H11]);1;&quot;&quot;)">
            <text:p/>
          </table:table-cell>
          <table:table-cell table:formula="of:=IF(AND([.$G11]&lt;=[.BJ$1];[.BJ$1]&lt;=[.$H11]);1;&quot;&quot;)">
            <text:p/>
          </table:table-cell>
          <table:table-cell table:formula="of:=IF(AND([.$G11]&lt;=[.BK$1];[.BK$1]&lt;=[.$H11]);1;&quot;&quot;)">
            <text:p/>
          </table:table-cell>
          <table:table-cell table:formula="of:=IF(AND([.$G11]&lt;=[.BL$1];[.BL$1]&lt;=[.$H11]);1;&quot;&quot;)">
            <text:p/>
          </table:table-cell>
          <table:table-cell table:formula="of:=IF(AND([.$G11]&lt;=[.BM$1];[.BM$1]&lt;=[.$H11]);1;&quot;&quot;)">
            <text:p/>
          </table:table-cell>
          <table:table-cell table:formula="of:=IF(AND([.$G11]&lt;=[.BN$1];[.BN$1]&lt;=[.$H11]);1;&quot;&quot;)">
            <text:p/>
          </table:table-cell>
          <table:table-cell table:formula="of:=IF(AND([.$G11]&lt;=[.BO$1];[.BO$1]&lt;=[.$H11]);1;&quot;&quot;)">
            <text:p/>
          </table:table-cell>
          <table:table-cell table:formula="of:=IF(AND([.$G11]&lt;=[.BP$1];[.BP$1]&lt;=[.$H11]);1;&quot;&quot;)">
            <text:p/>
          </table:table-cell>
          <table:table-cell table:formula="of:=IF(AND([.$G11]&lt;=[.BQ$1];[.BQ$1]&lt;=[.$H11]);1;&quot;&quot;)">
            <text:p/>
          </table:table-cell>
          <table:table-cell table:formula="of:=IF(AND([.$G11]&lt;=[.BR$1];[.BR$1]&lt;=[.$H11]);1;&quot;&quot;)">
            <text:p/>
          </table:table-cell>
          <table:table-cell table:formula="of:=IF(AND([.$G11]&lt;=[.BS$1];[.BS$1]&lt;=[.$H11]);1;&quot;&quot;)">
            <text:p/>
          </table:table-cell>
          <table:table-cell table:formula="of:=IF(AND([.$G11]&lt;=[.BT$1];[.BT$1]&lt;=[.$H11]);1;&quot;&quot;)">
            <text:p/>
          </table:table-cell>
          <table:table-cell table:formula="of:=IF(AND([.$G11]&lt;=[.BU$1];[.BU$1]&lt;=[.$H11]);1;&quot;&quot;)">
            <text:p/>
          </table:table-cell>
          <table:table-cell table:formula="of:=IF(AND([.$G11]&lt;=[.BV$1];[.BV$1]&lt;=[.$H11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3" calcext:value-type="float">
            <text:p>103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12];[.$A:.$H];8;0)" office:value-type="float" office:value="4" calcext:value-type="float">
            <text:p>4</text:p>
          </table:table-cell>
          <table:table-cell table:style-name="ce6" table:formula="of:=VLOOKUP([.D12];[.$A:.$H];8;0)" office:value-type="float" office:value="13" calcext:value-type="float">
            <text:p>13</text:p>
          </table:table-cell>
          <table:table-cell table:style-name="ce7" table:formula="of:=[.H12]-[.B12]+1" office:value-type="float" office:value="14" calcext:value-type="float">
            <text:p>14</text:p>
          </table:table-cell>
          <table:table-cell table:style-name="ce8" table:formula="of:=[.B12]+MAX([.E12:.F12])" office:value-type="float" office:value="19" calcext:value-type="float">
            <text:p>19</text:p>
          </table:table-cell>
          <table:table-cell table:formula="of:=IF(AND([.$G12]&lt;=[.I$1];[.I$1]&lt;=[.$H12]);1;&quot;&quot;)">
            <text:p/>
          </table:table-cell>
          <table:table-cell table:formula="of:=IF(AND([.$G12]&lt;=[.J$1];[.J$1]&lt;=[.$H12]);1;&quot;&quot;)">
            <text:p/>
          </table:table-cell>
          <table:table-cell table:formula="of:=IF(AND([.$G12]&lt;=[.K$1];[.K$1]&lt;=[.$H12]);1;&quot;&quot;)">
            <text:p/>
          </table:table-cell>
          <table:table-cell table:formula="of:=IF(AND([.$G12]&lt;=[.L$1];[.L$1]&lt;=[.$H12]);1;&quot;&quot;)">
            <text:p/>
          </table:table-cell>
          <table:table-cell table:formula="of:=IF(AND([.$G12]&lt;=[.M$1];[.M$1]&lt;=[.$H12]);1;&quot;&quot;)">
            <text:p/>
          </table:table-cell>
          <table:table-cell table:formula="of:=IF(AND([.$G12]&lt;=[.N$1];[.N$1]&lt;=[.$H12]);1;&quot;&quot;)">
            <text:p/>
          </table:table-cell>
          <table:table-cell table:formula="of:=IF(AND([.$G12]&lt;=[.O$1];[.O$1]&lt;=[.$H12]);1;&quot;&quot;)">
            <text:p/>
          </table:table-cell>
          <table:table-cell table:formula="of:=IF(AND([.$G12]&lt;=[.P$1];[.P$1]&lt;=[.$H12]);1;&quot;&quot;)">
            <text:p/>
          </table:table-cell>
          <table:table-cell table:formula="of:=IF(AND([.$G12]&lt;=[.Q$1];[.Q$1]&lt;=[.$H12]);1;&quot;&quot;)">
            <text:p/>
          </table:table-cell>
          <table:table-cell table:formula="of:=IF(AND([.$G12]&lt;=[.R$1];[.R$1]&lt;=[.$H12]);1;&quot;&quot;)">
            <text:p/>
          </table:table-cell>
          <table:table-cell table:formula="of:=IF(AND([.$G12]&lt;=[.S$1];[.S$1]&lt;=[.$H12]);1;&quot;&quot;)">
            <text:p/>
          </table:table-cell>
          <table:table-cell table:formula="of:=IF(AND([.$G12]&lt;=[.T$1];[.T$1]&lt;=[.$H12]);1;&quot;&quot;)">
            <text:p/>
          </table:table-cell>
          <table:table-cell table:formula="of:=IF(AND([.$G12]&lt;=[.U$1];[.U$1]&lt;=[.$H12]);1;&quot;&quot;)">
            <text:p/>
          </table:table-cell>
          <table:table-cell table:formula="of:=IF(AND([.$G12]&lt;=[.V$1];[.V$1]&lt;=[.$H12]);1;&quot;&quot;)" office:value-type="float" office:value="1" calcext:value-type="float">
            <text:p>1</text:p>
          </table:table-cell>
          <table:table-cell table:formula="of:=IF(AND([.$G12]&lt;=[.W$1];[.W$1]&lt;=[.$H12]);1;&quot;&quot;)" office:value-type="float" office:value="1" calcext:value-type="float">
            <text:p>1</text:p>
          </table:table-cell>
          <table:table-cell table:formula="of:=IF(AND([.$G12]&lt;=[.X$1];[.X$1]&lt;=[.$H12]);1;&quot;&quot;)" office:value-type="float" office:value="1" calcext:value-type="float">
            <text:p>1</text:p>
          </table:table-cell>
          <table:table-cell table:formula="of:=IF(AND([.$G12]&lt;=[.Y$1];[.Y$1]&lt;=[.$H12]);1;&quot;&quot;)" office:value-type="float" office:value="1" calcext:value-type="float">
            <text:p>1</text:p>
          </table:table-cell>
          <table:table-cell table:formula="of:=IF(AND([.$G12]&lt;=[.Z$1];[.Z$1]&lt;=[.$H12]);1;&quot;&quot;)" office:value-type="float" office:value="1" calcext:value-type="float">
            <text:p>1</text:p>
          </table:table-cell>
          <table:table-cell table:formula="of:=IF(AND([.$G12]&lt;=[.AA$1];[.AA$1]&lt;=[.$H12]);1;&quot;&quot;)" office:value-type="float" office:value="1" calcext:value-type="float">
            <text:p>1</text:p>
          </table:table-cell>
          <table:table-cell table:formula="of:=IF(AND([.$G12]&lt;=[.AB$1];[.AB$1]&lt;=[.$H12]);1;&quot;&quot;)">
            <text:p/>
          </table:table-cell>
          <table:table-cell table:style-name="ce10" table:formula="of:=IF(AND([.$G12]&lt;=[.AC$1];[.AC$1]&lt;=[.$H12]);1;&quot;&quot;)">
            <text:p/>
          </table:table-cell>
          <table:table-cell table:formula="of:=IF(AND([.$G12]&lt;=[.AD$1];[.AD$1]&lt;=[.$H12]);1;&quot;&quot;)">
            <text:p/>
          </table:table-cell>
          <table:table-cell table:formula="of:=IF(AND([.$G12]&lt;=[.AE$1];[.AE$1]&lt;=[.$H12]);1;&quot;&quot;)">
            <text:p/>
          </table:table-cell>
          <table:table-cell table:formula="of:=IF(AND([.$G12]&lt;=[.AF$1];[.AF$1]&lt;=[.$H12]);1;&quot;&quot;)">
            <text:p/>
          </table:table-cell>
          <table:table-cell table:formula="of:=IF(AND([.$G12]&lt;=[.AG$1];[.AG$1]&lt;=[.$H12]);1;&quot;&quot;)">
            <text:p/>
          </table:table-cell>
          <table:table-cell table:formula="of:=IF(AND([.$G12]&lt;=[.AH$1];[.AH$1]&lt;=[.$H12]);1;&quot;&quot;)">
            <text:p/>
          </table:table-cell>
          <table:table-cell table:formula="of:=IF(AND([.$G12]&lt;=[.AI$1];[.AI$1]&lt;=[.$H12]);1;&quot;&quot;)">
            <text:p/>
          </table:table-cell>
          <table:table-cell table:formula="of:=IF(AND([.$G12]&lt;=[.AJ$1];[.AJ$1]&lt;=[.$H12]);1;&quot;&quot;)">
            <text:p/>
          </table:table-cell>
          <table:table-cell table:formula="of:=IF(AND([.$G12]&lt;=[.AK$1];[.AK$1]&lt;=[.$H12]);1;&quot;&quot;)">
            <text:p/>
          </table:table-cell>
          <table:table-cell table:formula="of:=IF(AND([.$G12]&lt;=[.AL$1];[.AL$1]&lt;=[.$H12]);1;&quot;&quot;)">
            <text:p/>
          </table:table-cell>
          <table:table-cell table:formula="of:=IF(AND([.$G12]&lt;=[.AM$1];[.AM$1]&lt;=[.$H12]);1;&quot;&quot;)">
            <text:p/>
          </table:table-cell>
          <table:table-cell table:formula="of:=IF(AND([.$G12]&lt;=[.AN$1];[.AN$1]&lt;=[.$H12]);1;&quot;&quot;)">
            <text:p/>
          </table:table-cell>
          <table:table-cell table:formula="of:=IF(AND([.$G12]&lt;=[.AO$1];[.AO$1]&lt;=[.$H12]);1;&quot;&quot;)">
            <text:p/>
          </table:table-cell>
          <table:table-cell table:formula="of:=IF(AND([.$G12]&lt;=[.AP$1];[.AP$1]&lt;=[.$H12]);1;&quot;&quot;)">
            <text:p/>
          </table:table-cell>
          <table:table-cell table:formula="of:=IF(AND([.$G12]&lt;=[.AQ$1];[.AQ$1]&lt;=[.$H12]);1;&quot;&quot;)">
            <text:p/>
          </table:table-cell>
          <table:table-cell table:formula="of:=IF(AND([.$G12]&lt;=[.AR$1];[.AR$1]&lt;=[.$H12]);1;&quot;&quot;)">
            <text:p/>
          </table:table-cell>
          <table:table-cell table:formula="of:=IF(AND([.$G12]&lt;=[.AS$1];[.AS$1]&lt;=[.$H12]);1;&quot;&quot;)">
            <text:p/>
          </table:table-cell>
          <table:table-cell table:formula="of:=IF(AND([.$G12]&lt;=[.AT$1];[.AT$1]&lt;=[.$H12]);1;&quot;&quot;)">
            <text:p/>
          </table:table-cell>
          <table:table-cell table:formula="of:=IF(AND([.$G12]&lt;=[.AU$1];[.AU$1]&lt;=[.$H12]);1;&quot;&quot;)">
            <text:p/>
          </table:table-cell>
          <table:table-cell table:formula="of:=IF(AND([.$G12]&lt;=[.AV$1];[.AV$1]&lt;=[.$H12]);1;&quot;&quot;)">
            <text:p/>
          </table:table-cell>
          <table:table-cell table:formula="of:=IF(AND([.$G12]&lt;=[.AW$1];[.AW$1]&lt;=[.$H12]);1;&quot;&quot;)">
            <text:p/>
          </table:table-cell>
          <table:table-cell table:formula="of:=IF(AND([.$G12]&lt;=[.AX$1];[.AX$1]&lt;=[.$H12]);1;&quot;&quot;)">
            <text:p/>
          </table:table-cell>
          <table:table-cell table:formula="of:=IF(AND([.$G12]&lt;=[.AY$1];[.AY$1]&lt;=[.$H12]);1;&quot;&quot;)">
            <text:p/>
          </table:table-cell>
          <table:table-cell table:formula="of:=IF(AND([.$G12]&lt;=[.AZ$1];[.AZ$1]&lt;=[.$H12]);1;&quot;&quot;)">
            <text:p/>
          </table:table-cell>
          <table:table-cell table:formula="of:=IF(AND([.$G12]&lt;=[.BA$1];[.BA$1]&lt;=[.$H12]);1;&quot;&quot;)">
            <text:p/>
          </table:table-cell>
          <table:table-cell table:formula="of:=IF(AND([.$G12]&lt;=[.BB$1];[.BB$1]&lt;=[.$H12]);1;&quot;&quot;)">
            <text:p/>
          </table:table-cell>
          <table:table-cell table:formula="of:=IF(AND([.$G12]&lt;=[.BC$1];[.BC$1]&lt;=[.$H12]);1;&quot;&quot;)">
            <text:p/>
          </table:table-cell>
          <table:table-cell table:formula="of:=IF(AND([.$G12]&lt;=[.BD$1];[.BD$1]&lt;=[.$H12]);1;&quot;&quot;)">
            <text:p/>
          </table:table-cell>
          <table:table-cell table:formula="of:=IF(AND([.$G12]&lt;=[.BE$1];[.BE$1]&lt;=[.$H12]);1;&quot;&quot;)">
            <text:p/>
          </table:table-cell>
          <table:table-cell table:formula="of:=IF(AND([.$G12]&lt;=[.BF$1];[.BF$1]&lt;=[.$H12]);1;&quot;&quot;)">
            <text:p/>
          </table:table-cell>
          <table:table-cell table:formula="of:=IF(AND([.$G12]&lt;=[.BG$1];[.BG$1]&lt;=[.$H12]);1;&quot;&quot;)">
            <text:p/>
          </table:table-cell>
          <table:table-cell table:formula="of:=IF(AND([.$G12]&lt;=[.BH$1];[.BH$1]&lt;=[.$H12]);1;&quot;&quot;)">
            <text:p/>
          </table:table-cell>
          <table:table-cell table:formula="of:=IF(AND([.$G12]&lt;=[.BI$1];[.BI$1]&lt;=[.$H12]);1;&quot;&quot;)">
            <text:p/>
          </table:table-cell>
          <table:table-cell table:formula="of:=IF(AND([.$G12]&lt;=[.BJ$1];[.BJ$1]&lt;=[.$H12]);1;&quot;&quot;)">
            <text:p/>
          </table:table-cell>
          <table:table-cell table:formula="of:=IF(AND([.$G12]&lt;=[.BK$1];[.BK$1]&lt;=[.$H12]);1;&quot;&quot;)">
            <text:p/>
          </table:table-cell>
          <table:table-cell table:formula="of:=IF(AND([.$G12]&lt;=[.BL$1];[.BL$1]&lt;=[.$H12]);1;&quot;&quot;)">
            <text:p/>
          </table:table-cell>
          <table:table-cell table:formula="of:=IF(AND([.$G12]&lt;=[.BM$1];[.BM$1]&lt;=[.$H12]);1;&quot;&quot;)">
            <text:p/>
          </table:table-cell>
          <table:table-cell table:formula="of:=IF(AND([.$G12]&lt;=[.BN$1];[.BN$1]&lt;=[.$H12]);1;&quot;&quot;)">
            <text:p/>
          </table:table-cell>
          <table:table-cell table:formula="of:=IF(AND([.$G12]&lt;=[.BO$1];[.BO$1]&lt;=[.$H12]);1;&quot;&quot;)">
            <text:p/>
          </table:table-cell>
          <table:table-cell table:formula="of:=IF(AND([.$G12]&lt;=[.BP$1];[.BP$1]&lt;=[.$H12]);1;&quot;&quot;)">
            <text:p/>
          </table:table-cell>
          <table:table-cell table:formula="of:=IF(AND([.$G12]&lt;=[.BQ$1];[.BQ$1]&lt;=[.$H12]);1;&quot;&quot;)">
            <text:p/>
          </table:table-cell>
          <table:table-cell table:formula="of:=IF(AND([.$G12]&lt;=[.BR$1];[.BR$1]&lt;=[.$H12]);1;&quot;&quot;)">
            <text:p/>
          </table:table-cell>
          <table:table-cell table:formula="of:=IF(AND([.$G12]&lt;=[.BS$1];[.BS$1]&lt;=[.$H12]);1;&quot;&quot;)">
            <text:p/>
          </table:table-cell>
          <table:table-cell table:formula="of:=IF(AND([.$G12]&lt;=[.BT$1];[.BT$1]&lt;=[.$H12]);1;&quot;&quot;)">
            <text:p/>
          </table:table-cell>
          <table:table-cell table:formula="of:=IF(AND([.$G12]&lt;=[.BU$1];[.BU$1]&lt;=[.$H12]);1;&quot;&quot;)">
            <text:p/>
          </table:table-cell>
          <table:table-cell table:formula="of:=IF(AND([.$G12]&lt;=[.BV$1];[.BV$1]&lt;=[.$H12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3];[.$A:.$H];8;0)" office:value-type="float" office:value="15" calcext:value-type="float">
            <text:p>15</text:p>
          </table:table-cell>
          <table:table-cell table:style-name="ce6" table:formula="of:=VLOOKUP([.D13];[.$A:.$H];8;0)" office:value-type="float" office:value="0" calcext:value-type="float">
            <text:p>0</text:p>
          </table:table-cell>
          <table:table-cell table:style-name="ce7" table:formula="of:=[.H13]-[.B13]+1" office:value-type="float" office:value="16" calcext:value-type="float">
            <text:p>16</text:p>
          </table:table-cell>
          <table:table-cell table:style-name="ce8" table:formula="of:=[.B13]+MAX([.E13:.F13])" office:value-type="float" office:value="19" calcext:value-type="float">
            <text:p>19</text:p>
          </table:table-cell>
          <table:table-cell table:formula="of:=IF(AND([.$G13]&lt;=[.I$1];[.I$1]&lt;=[.$H13]);1;&quot;&quot;)">
            <text:p/>
          </table:table-cell>
          <table:table-cell table:formula="of:=IF(AND([.$G13]&lt;=[.J$1];[.J$1]&lt;=[.$H13]);1;&quot;&quot;)">
            <text:p/>
          </table:table-cell>
          <table:table-cell table:formula="of:=IF(AND([.$G13]&lt;=[.K$1];[.K$1]&lt;=[.$H13]);1;&quot;&quot;)">
            <text:p/>
          </table:table-cell>
          <table:table-cell table:formula="of:=IF(AND([.$G13]&lt;=[.L$1];[.L$1]&lt;=[.$H13]);1;&quot;&quot;)">
            <text:p/>
          </table:table-cell>
          <table:table-cell table:formula="of:=IF(AND([.$G13]&lt;=[.M$1];[.M$1]&lt;=[.$H13]);1;&quot;&quot;)">
            <text:p/>
          </table:table-cell>
          <table:table-cell table:formula="of:=IF(AND([.$G13]&lt;=[.N$1];[.N$1]&lt;=[.$H13]);1;&quot;&quot;)">
            <text:p/>
          </table:table-cell>
          <table:table-cell table:formula="of:=IF(AND([.$G13]&lt;=[.O$1];[.O$1]&lt;=[.$H13]);1;&quot;&quot;)">
            <text:p/>
          </table:table-cell>
          <table:table-cell table:formula="of:=IF(AND([.$G13]&lt;=[.P$1];[.P$1]&lt;=[.$H13]);1;&quot;&quot;)">
            <text:p/>
          </table:table-cell>
          <table:table-cell table:formula="of:=IF(AND([.$G13]&lt;=[.Q$1];[.Q$1]&lt;=[.$H13]);1;&quot;&quot;)">
            <text:p/>
          </table:table-cell>
          <table:table-cell table:formula="of:=IF(AND([.$G13]&lt;=[.R$1];[.R$1]&lt;=[.$H13]);1;&quot;&quot;)">
            <text:p/>
          </table:table-cell>
          <table:table-cell table:formula="of:=IF(AND([.$G13]&lt;=[.S$1];[.S$1]&lt;=[.$H13]);1;&quot;&quot;)">
            <text:p/>
          </table:table-cell>
          <table:table-cell table:formula="of:=IF(AND([.$G13]&lt;=[.T$1];[.T$1]&lt;=[.$H13]);1;&quot;&quot;)">
            <text:p/>
          </table:table-cell>
          <table:table-cell table:formula="of:=IF(AND([.$G13]&lt;=[.U$1];[.U$1]&lt;=[.$H13]);1;&quot;&quot;)">
            <text:p/>
          </table:table-cell>
          <table:table-cell table:formula="of:=IF(AND([.$G13]&lt;=[.V$1];[.V$1]&lt;=[.$H13]);1;&quot;&quot;)">
            <text:p/>
          </table:table-cell>
          <table:table-cell table:formula="of:=IF(AND([.$G13]&lt;=[.W$1];[.W$1]&lt;=[.$H13]);1;&quot;&quot;)">
            <text:p/>
          </table:table-cell>
          <table:table-cell table:formula="of:=IF(AND([.$G13]&lt;=[.X$1];[.X$1]&lt;=[.$H13]);1;&quot;&quot;)" office:value-type="float" office:value="1" calcext:value-type="float">
            <text:p>1</text:p>
          </table:table-cell>
          <table:table-cell table:formula="of:=IF(AND([.$G13]&lt;=[.Y$1];[.Y$1]&lt;=[.$H13]);1;&quot;&quot;)" office:value-type="float" office:value="1" calcext:value-type="float">
            <text:p>1</text:p>
          </table:table-cell>
          <table:table-cell table:formula="of:=IF(AND([.$G13]&lt;=[.Z$1];[.Z$1]&lt;=[.$H13]);1;&quot;&quot;)" office:value-type="float" office:value="1" calcext:value-type="float">
            <text:p>1</text:p>
          </table:table-cell>
          <table:table-cell table:formula="of:=IF(AND([.$G13]&lt;=[.AA$1];[.AA$1]&lt;=[.$H13]);1;&quot;&quot;)" office:value-type="float" office:value="1" calcext:value-type="float">
            <text:p>1</text:p>
          </table:table-cell>
          <table:table-cell table:formula="of:=IF(AND([.$G13]&lt;=[.AB$1];[.AB$1]&lt;=[.$H13]);1;&quot;&quot;)">
            <text:p/>
          </table:table-cell>
          <table:table-cell table:style-name="ce10" table:formula="of:=IF(AND([.$G13]&lt;=[.AC$1];[.AC$1]&lt;=[.$H13]);1;&quot;&quot;)">
            <text:p/>
          </table:table-cell>
          <table:table-cell table:formula="of:=IF(AND([.$G13]&lt;=[.AD$1];[.AD$1]&lt;=[.$H13]);1;&quot;&quot;)">
            <text:p/>
          </table:table-cell>
          <table:table-cell table:formula="of:=IF(AND([.$G13]&lt;=[.AE$1];[.AE$1]&lt;=[.$H13]);1;&quot;&quot;)">
            <text:p/>
          </table:table-cell>
          <table:table-cell table:formula="of:=IF(AND([.$G13]&lt;=[.AF$1];[.AF$1]&lt;=[.$H13]);1;&quot;&quot;)">
            <text:p/>
          </table:table-cell>
          <table:table-cell table:formula="of:=IF(AND([.$G13]&lt;=[.AG$1];[.AG$1]&lt;=[.$H13]);1;&quot;&quot;)">
            <text:p/>
          </table:table-cell>
          <table:table-cell table:formula="of:=IF(AND([.$G13]&lt;=[.AH$1];[.AH$1]&lt;=[.$H13]);1;&quot;&quot;)">
            <text:p/>
          </table:table-cell>
          <table:table-cell table:formula="of:=IF(AND([.$G13]&lt;=[.AI$1];[.AI$1]&lt;=[.$H13]);1;&quot;&quot;)">
            <text:p/>
          </table:table-cell>
          <table:table-cell table:formula="of:=IF(AND([.$G13]&lt;=[.AJ$1];[.AJ$1]&lt;=[.$H13]);1;&quot;&quot;)">
            <text:p/>
          </table:table-cell>
          <table:table-cell table:formula="of:=IF(AND([.$G13]&lt;=[.AK$1];[.AK$1]&lt;=[.$H13]);1;&quot;&quot;)">
            <text:p/>
          </table:table-cell>
          <table:table-cell table:formula="of:=IF(AND([.$G13]&lt;=[.AL$1];[.AL$1]&lt;=[.$H13]);1;&quot;&quot;)">
            <text:p/>
          </table:table-cell>
          <table:table-cell table:formula="of:=IF(AND([.$G13]&lt;=[.AM$1];[.AM$1]&lt;=[.$H13]);1;&quot;&quot;)">
            <text:p/>
          </table:table-cell>
          <table:table-cell table:formula="of:=IF(AND([.$G13]&lt;=[.AN$1];[.AN$1]&lt;=[.$H13]);1;&quot;&quot;)">
            <text:p/>
          </table:table-cell>
          <table:table-cell table:formula="of:=IF(AND([.$G13]&lt;=[.AO$1];[.AO$1]&lt;=[.$H13]);1;&quot;&quot;)">
            <text:p/>
          </table:table-cell>
          <table:table-cell table:formula="of:=IF(AND([.$G13]&lt;=[.AP$1];[.AP$1]&lt;=[.$H13]);1;&quot;&quot;)">
            <text:p/>
          </table:table-cell>
          <table:table-cell table:formula="of:=IF(AND([.$G13]&lt;=[.AQ$1];[.AQ$1]&lt;=[.$H13]);1;&quot;&quot;)">
            <text:p/>
          </table:table-cell>
          <table:table-cell table:formula="of:=IF(AND([.$G13]&lt;=[.AR$1];[.AR$1]&lt;=[.$H13]);1;&quot;&quot;)">
            <text:p/>
          </table:table-cell>
          <table:table-cell table:formula="of:=IF(AND([.$G13]&lt;=[.AS$1];[.AS$1]&lt;=[.$H13]);1;&quot;&quot;)">
            <text:p/>
          </table:table-cell>
          <table:table-cell table:formula="of:=IF(AND([.$G13]&lt;=[.AT$1];[.AT$1]&lt;=[.$H13]);1;&quot;&quot;)">
            <text:p/>
          </table:table-cell>
          <table:table-cell table:formula="of:=IF(AND([.$G13]&lt;=[.AU$1];[.AU$1]&lt;=[.$H13]);1;&quot;&quot;)">
            <text:p/>
          </table:table-cell>
          <table:table-cell table:formula="of:=IF(AND([.$G13]&lt;=[.AV$1];[.AV$1]&lt;=[.$H13]);1;&quot;&quot;)">
            <text:p/>
          </table:table-cell>
          <table:table-cell table:formula="of:=IF(AND([.$G13]&lt;=[.AW$1];[.AW$1]&lt;=[.$H13]);1;&quot;&quot;)">
            <text:p/>
          </table:table-cell>
          <table:table-cell table:formula="of:=IF(AND([.$G13]&lt;=[.AX$1];[.AX$1]&lt;=[.$H13]);1;&quot;&quot;)">
            <text:p/>
          </table:table-cell>
          <table:table-cell table:formula="of:=IF(AND([.$G13]&lt;=[.AY$1];[.AY$1]&lt;=[.$H13]);1;&quot;&quot;)">
            <text:p/>
          </table:table-cell>
          <table:table-cell table:formula="of:=IF(AND([.$G13]&lt;=[.AZ$1];[.AZ$1]&lt;=[.$H13]);1;&quot;&quot;)">
            <text:p/>
          </table:table-cell>
          <table:table-cell table:formula="of:=IF(AND([.$G13]&lt;=[.BA$1];[.BA$1]&lt;=[.$H13]);1;&quot;&quot;)">
            <text:p/>
          </table:table-cell>
          <table:table-cell table:formula="of:=IF(AND([.$G13]&lt;=[.BB$1];[.BB$1]&lt;=[.$H13]);1;&quot;&quot;)">
            <text:p/>
          </table:table-cell>
          <table:table-cell table:formula="of:=IF(AND([.$G13]&lt;=[.BC$1];[.BC$1]&lt;=[.$H13]);1;&quot;&quot;)">
            <text:p/>
          </table:table-cell>
          <table:table-cell table:formula="of:=IF(AND([.$G13]&lt;=[.BD$1];[.BD$1]&lt;=[.$H13]);1;&quot;&quot;)">
            <text:p/>
          </table:table-cell>
          <table:table-cell table:formula="of:=IF(AND([.$G13]&lt;=[.BE$1];[.BE$1]&lt;=[.$H13]);1;&quot;&quot;)">
            <text:p/>
          </table:table-cell>
          <table:table-cell table:formula="of:=IF(AND([.$G13]&lt;=[.BF$1];[.BF$1]&lt;=[.$H13]);1;&quot;&quot;)">
            <text:p/>
          </table:table-cell>
          <table:table-cell table:formula="of:=IF(AND([.$G13]&lt;=[.BG$1];[.BG$1]&lt;=[.$H13]);1;&quot;&quot;)">
            <text:p/>
          </table:table-cell>
          <table:table-cell table:formula="of:=IF(AND([.$G13]&lt;=[.BH$1];[.BH$1]&lt;=[.$H13]);1;&quot;&quot;)">
            <text:p/>
          </table:table-cell>
          <table:table-cell table:formula="of:=IF(AND([.$G13]&lt;=[.BI$1];[.BI$1]&lt;=[.$H13]);1;&quot;&quot;)">
            <text:p/>
          </table:table-cell>
          <table:table-cell table:formula="of:=IF(AND([.$G13]&lt;=[.BJ$1];[.BJ$1]&lt;=[.$H13]);1;&quot;&quot;)">
            <text:p/>
          </table:table-cell>
          <table:table-cell table:formula="of:=IF(AND([.$G13]&lt;=[.BK$1];[.BK$1]&lt;=[.$H13]);1;&quot;&quot;)">
            <text:p/>
          </table:table-cell>
          <table:table-cell table:formula="of:=IF(AND([.$G13]&lt;=[.BL$1];[.BL$1]&lt;=[.$H13]);1;&quot;&quot;)">
            <text:p/>
          </table:table-cell>
          <table:table-cell table:formula="of:=IF(AND([.$G13]&lt;=[.BM$1];[.BM$1]&lt;=[.$H13]);1;&quot;&quot;)">
            <text:p/>
          </table:table-cell>
          <table:table-cell table:formula="of:=IF(AND([.$G13]&lt;=[.BN$1];[.BN$1]&lt;=[.$H13]);1;&quot;&quot;)">
            <text:p/>
          </table:table-cell>
          <table:table-cell table:formula="of:=IF(AND([.$G13]&lt;=[.BO$1];[.BO$1]&lt;=[.$H13]);1;&quot;&quot;)">
            <text:p/>
          </table:table-cell>
          <table:table-cell table:formula="of:=IF(AND([.$G13]&lt;=[.BP$1];[.BP$1]&lt;=[.$H13]);1;&quot;&quot;)">
            <text:p/>
          </table:table-cell>
          <table:table-cell table:formula="of:=IF(AND([.$G13]&lt;=[.BQ$1];[.BQ$1]&lt;=[.$H13]);1;&quot;&quot;)">
            <text:p/>
          </table:table-cell>
          <table:table-cell table:formula="of:=IF(AND([.$G13]&lt;=[.BR$1];[.BR$1]&lt;=[.$H13]);1;&quot;&quot;)">
            <text:p/>
          </table:table-cell>
          <table:table-cell table:formula="of:=IF(AND([.$G13]&lt;=[.BS$1];[.BS$1]&lt;=[.$H13]);1;&quot;&quot;)">
            <text:p/>
          </table:table-cell>
          <table:table-cell table:formula="of:=IF(AND([.$G13]&lt;=[.BT$1];[.BT$1]&lt;=[.$H13]);1;&quot;&quot;)">
            <text:p/>
          </table:table-cell>
          <table:table-cell table:formula="of:=IF(AND([.$G13]&lt;=[.BU$1];[.BU$1]&lt;=[.$H13]);1;&quot;&quot;)">
            <text:p/>
          </table:table-cell>
          <table:table-cell table:formula="of:=IF(AND([.$G13]&lt;=[.BV$1];[.BV$1]&lt;=[.$H13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float" office:value="113" calcext:value-type="float">
            <text:p>113</text:p>
          </table:table-cell>
          <table:table-cell table:style-name="ce6" table:formula="of:=VLOOKUP([.C14];[.$A:.$H];8;0)" office:value-type="float" office:value="15" calcext:value-type="float">
            <text:p>15</text:p>
          </table:table-cell>
          <table:table-cell table:style-name="ce6" table:formula="of:=VLOOKUP([.D14];[.$A:.$H];8;0)" office:value-type="float" office:value="4" calcext:value-type="float">
            <text:p>4</text:p>
          </table:table-cell>
          <table:table-cell table:style-name="ce7" table:formula="of:=[.H14]-[.B14]+1" office:value-type="float" office:value="16" calcext:value-type="float">
            <text:p>16</text:p>
          </table:table-cell>
          <table:table-cell table:style-name="ce8" table:formula="of:=[.B14]+MAX([.E14:.F14])" office:value-type="float" office:value="16" calcext:value-type="float">
            <text:p>16</text:p>
          </table:table-cell>
          <table:table-cell table:formula="of:=IF(AND([.$G14]&lt;=[.I$1];[.I$1]&lt;=[.$H14]);1;&quot;&quot;)">
            <text:p/>
          </table:table-cell>
          <table:table-cell table:formula="of:=IF(AND([.$G14]&lt;=[.J$1];[.J$1]&lt;=[.$H14]);1;&quot;&quot;)">
            <text:p/>
          </table:table-cell>
          <table:table-cell table:formula="of:=IF(AND([.$G14]&lt;=[.K$1];[.K$1]&lt;=[.$H14]);1;&quot;&quot;)">
            <text:p/>
          </table:table-cell>
          <table:table-cell table:formula="of:=IF(AND([.$G14]&lt;=[.L$1];[.L$1]&lt;=[.$H14]);1;&quot;&quot;)">
            <text:p/>
          </table:table-cell>
          <table:table-cell table:formula="of:=IF(AND([.$G14]&lt;=[.M$1];[.M$1]&lt;=[.$H14]);1;&quot;&quot;)">
            <text:p/>
          </table:table-cell>
          <table:table-cell table:formula="of:=IF(AND([.$G14]&lt;=[.N$1];[.N$1]&lt;=[.$H14]);1;&quot;&quot;)">
            <text:p/>
          </table:table-cell>
          <table:table-cell table:formula="of:=IF(AND([.$G14]&lt;=[.O$1];[.O$1]&lt;=[.$H14]);1;&quot;&quot;)">
            <text:p/>
          </table:table-cell>
          <table:table-cell table:formula="of:=IF(AND([.$G14]&lt;=[.P$1];[.P$1]&lt;=[.$H14]);1;&quot;&quot;)">
            <text:p/>
          </table:table-cell>
          <table:table-cell table:formula="of:=IF(AND([.$G14]&lt;=[.Q$1];[.Q$1]&lt;=[.$H14]);1;&quot;&quot;)">
            <text:p/>
          </table:table-cell>
          <table:table-cell table:formula="of:=IF(AND([.$G14]&lt;=[.R$1];[.R$1]&lt;=[.$H14]);1;&quot;&quot;)">
            <text:p/>
          </table:table-cell>
          <table:table-cell table:formula="of:=IF(AND([.$G14]&lt;=[.S$1];[.S$1]&lt;=[.$H14]);1;&quot;&quot;)">
            <text:p/>
          </table:table-cell>
          <table:table-cell table:formula="of:=IF(AND([.$G14]&lt;=[.T$1];[.T$1]&lt;=[.$H14]);1;&quot;&quot;)">
            <text:p/>
          </table:table-cell>
          <table:table-cell table:formula="of:=IF(AND([.$G14]&lt;=[.U$1];[.U$1]&lt;=[.$H14]);1;&quot;&quot;)">
            <text:p/>
          </table:table-cell>
          <table:table-cell table:formula="of:=IF(AND([.$G14]&lt;=[.V$1];[.V$1]&lt;=[.$H14]);1;&quot;&quot;)">
            <text:p/>
          </table:table-cell>
          <table:table-cell table:formula="of:=IF(AND([.$G14]&lt;=[.W$1];[.W$1]&lt;=[.$H14]);1;&quot;&quot;)">
            <text:p/>
          </table:table-cell>
          <table:table-cell table:formula="of:=IF(AND([.$G14]&lt;=[.X$1];[.X$1]&lt;=[.$H14]);1;&quot;&quot;)" office:value-type="float" office:value="1" calcext:value-type="float">
            <text:p>1</text:p>
          </table:table-cell>
          <table:table-cell table:formula="of:=IF(AND([.$G14]&lt;=[.Y$1];[.Y$1]&lt;=[.$H14]);1;&quot;&quot;)">
            <text:p/>
          </table:table-cell>
          <table:table-cell table:formula="of:=IF(AND([.$G14]&lt;=[.Z$1];[.Z$1]&lt;=[.$H14]);1;&quot;&quot;)">
            <text:p/>
          </table:table-cell>
          <table:table-cell table:formula="of:=IF(AND([.$G14]&lt;=[.AA$1];[.AA$1]&lt;=[.$H14]);1;&quot;&quot;)">
            <text:p/>
          </table:table-cell>
          <table:table-cell table:formula="of:=IF(AND([.$G14]&lt;=[.AB$1];[.AB$1]&lt;=[.$H14]);1;&quot;&quot;)">
            <text:p/>
          </table:table-cell>
          <table:table-cell table:style-name="ce10" table:formula="of:=IF(AND([.$G14]&lt;=[.AC$1];[.AC$1]&lt;=[.$H14]);1;&quot;&quot;)">
            <text:p/>
          </table:table-cell>
          <table:table-cell table:formula="of:=IF(AND([.$G14]&lt;=[.AD$1];[.AD$1]&lt;=[.$H14]);1;&quot;&quot;)">
            <text:p/>
          </table:table-cell>
          <table:table-cell table:formula="of:=IF(AND([.$G14]&lt;=[.AE$1];[.AE$1]&lt;=[.$H14]);1;&quot;&quot;)">
            <text:p/>
          </table:table-cell>
          <table:table-cell table:formula="of:=IF(AND([.$G14]&lt;=[.AF$1];[.AF$1]&lt;=[.$H14]);1;&quot;&quot;)">
            <text:p/>
          </table:table-cell>
          <table:table-cell table:formula="of:=IF(AND([.$G14]&lt;=[.AG$1];[.AG$1]&lt;=[.$H14]);1;&quot;&quot;)">
            <text:p/>
          </table:table-cell>
          <table:table-cell table:formula="of:=IF(AND([.$G14]&lt;=[.AH$1];[.AH$1]&lt;=[.$H14]);1;&quot;&quot;)">
            <text:p/>
          </table:table-cell>
          <table:table-cell table:formula="of:=IF(AND([.$G14]&lt;=[.AI$1];[.AI$1]&lt;=[.$H14]);1;&quot;&quot;)">
            <text:p/>
          </table:table-cell>
          <table:table-cell table:formula="of:=IF(AND([.$G14]&lt;=[.AJ$1];[.AJ$1]&lt;=[.$H14]);1;&quot;&quot;)">
            <text:p/>
          </table:table-cell>
          <table:table-cell table:formula="of:=IF(AND([.$G14]&lt;=[.AK$1];[.AK$1]&lt;=[.$H14]);1;&quot;&quot;)">
            <text:p/>
          </table:table-cell>
          <table:table-cell table:formula="of:=IF(AND([.$G14]&lt;=[.AL$1];[.AL$1]&lt;=[.$H14]);1;&quot;&quot;)">
            <text:p/>
          </table:table-cell>
          <table:table-cell table:formula="of:=IF(AND([.$G14]&lt;=[.AM$1];[.AM$1]&lt;=[.$H14]);1;&quot;&quot;)">
            <text:p/>
          </table:table-cell>
          <table:table-cell table:formula="of:=IF(AND([.$G14]&lt;=[.AN$1];[.AN$1]&lt;=[.$H14]);1;&quot;&quot;)">
            <text:p/>
          </table:table-cell>
          <table:table-cell table:formula="of:=IF(AND([.$G14]&lt;=[.AO$1];[.AO$1]&lt;=[.$H14]);1;&quot;&quot;)">
            <text:p/>
          </table:table-cell>
          <table:table-cell table:formula="of:=IF(AND([.$G14]&lt;=[.AP$1];[.AP$1]&lt;=[.$H14]);1;&quot;&quot;)">
            <text:p/>
          </table:table-cell>
          <table:table-cell table:formula="of:=IF(AND([.$G14]&lt;=[.AQ$1];[.AQ$1]&lt;=[.$H14]);1;&quot;&quot;)">
            <text:p/>
          </table:table-cell>
          <table:table-cell table:formula="of:=IF(AND([.$G14]&lt;=[.AR$1];[.AR$1]&lt;=[.$H14]);1;&quot;&quot;)">
            <text:p/>
          </table:table-cell>
          <table:table-cell table:formula="of:=IF(AND([.$G14]&lt;=[.AS$1];[.AS$1]&lt;=[.$H14]);1;&quot;&quot;)">
            <text:p/>
          </table:table-cell>
          <table:table-cell table:formula="of:=IF(AND([.$G14]&lt;=[.AT$1];[.AT$1]&lt;=[.$H14]);1;&quot;&quot;)">
            <text:p/>
          </table:table-cell>
          <table:table-cell table:formula="of:=IF(AND([.$G14]&lt;=[.AU$1];[.AU$1]&lt;=[.$H14]);1;&quot;&quot;)">
            <text:p/>
          </table:table-cell>
          <table:table-cell table:formula="of:=IF(AND([.$G14]&lt;=[.AV$1];[.AV$1]&lt;=[.$H14]);1;&quot;&quot;)">
            <text:p/>
          </table:table-cell>
          <table:table-cell table:formula="of:=IF(AND([.$G14]&lt;=[.AW$1];[.AW$1]&lt;=[.$H14]);1;&quot;&quot;)">
            <text:p/>
          </table:table-cell>
          <table:table-cell table:formula="of:=IF(AND([.$G14]&lt;=[.AX$1];[.AX$1]&lt;=[.$H14]);1;&quot;&quot;)">
            <text:p/>
          </table:table-cell>
          <table:table-cell table:formula="of:=IF(AND([.$G14]&lt;=[.AY$1];[.AY$1]&lt;=[.$H14]);1;&quot;&quot;)">
            <text:p/>
          </table:table-cell>
          <table:table-cell table:formula="of:=IF(AND([.$G14]&lt;=[.AZ$1];[.AZ$1]&lt;=[.$H14]);1;&quot;&quot;)">
            <text:p/>
          </table:table-cell>
          <table:table-cell table:formula="of:=IF(AND([.$G14]&lt;=[.BA$1];[.BA$1]&lt;=[.$H14]);1;&quot;&quot;)">
            <text:p/>
          </table:table-cell>
          <table:table-cell table:formula="of:=IF(AND([.$G14]&lt;=[.BB$1];[.BB$1]&lt;=[.$H14]);1;&quot;&quot;)">
            <text:p/>
          </table:table-cell>
          <table:table-cell table:formula="of:=IF(AND([.$G14]&lt;=[.BC$1];[.BC$1]&lt;=[.$H14]);1;&quot;&quot;)">
            <text:p/>
          </table:table-cell>
          <table:table-cell table:formula="of:=IF(AND([.$G14]&lt;=[.BD$1];[.BD$1]&lt;=[.$H14]);1;&quot;&quot;)">
            <text:p/>
          </table:table-cell>
          <table:table-cell table:formula="of:=IF(AND([.$G14]&lt;=[.BE$1];[.BE$1]&lt;=[.$H14]);1;&quot;&quot;)">
            <text:p/>
          </table:table-cell>
          <table:table-cell table:formula="of:=IF(AND([.$G14]&lt;=[.BF$1];[.BF$1]&lt;=[.$H14]);1;&quot;&quot;)">
            <text:p/>
          </table:table-cell>
          <table:table-cell table:formula="of:=IF(AND([.$G14]&lt;=[.BG$1];[.BG$1]&lt;=[.$H14]);1;&quot;&quot;)">
            <text:p/>
          </table:table-cell>
          <table:table-cell table:formula="of:=IF(AND([.$G14]&lt;=[.BH$1];[.BH$1]&lt;=[.$H14]);1;&quot;&quot;)">
            <text:p/>
          </table:table-cell>
          <table:table-cell table:formula="of:=IF(AND([.$G14]&lt;=[.BI$1];[.BI$1]&lt;=[.$H14]);1;&quot;&quot;)">
            <text:p/>
          </table:table-cell>
          <table:table-cell table:formula="of:=IF(AND([.$G14]&lt;=[.BJ$1];[.BJ$1]&lt;=[.$H14]);1;&quot;&quot;)">
            <text:p/>
          </table:table-cell>
          <table:table-cell table:formula="of:=IF(AND([.$G14]&lt;=[.BK$1];[.BK$1]&lt;=[.$H14]);1;&quot;&quot;)">
            <text:p/>
          </table:table-cell>
          <table:table-cell table:formula="of:=IF(AND([.$G14]&lt;=[.BL$1];[.BL$1]&lt;=[.$H14]);1;&quot;&quot;)">
            <text:p/>
          </table:table-cell>
          <table:table-cell table:formula="of:=IF(AND([.$G14]&lt;=[.BM$1];[.BM$1]&lt;=[.$H14]);1;&quot;&quot;)">
            <text:p/>
          </table:table-cell>
          <table:table-cell table:formula="of:=IF(AND([.$G14]&lt;=[.BN$1];[.BN$1]&lt;=[.$H14]);1;&quot;&quot;)">
            <text:p/>
          </table:table-cell>
          <table:table-cell table:formula="of:=IF(AND([.$G14]&lt;=[.BO$1];[.BO$1]&lt;=[.$H14]);1;&quot;&quot;)">
            <text:p/>
          </table:table-cell>
          <table:table-cell table:formula="of:=IF(AND([.$G14]&lt;=[.BP$1];[.BP$1]&lt;=[.$H14]);1;&quot;&quot;)">
            <text:p/>
          </table:table-cell>
          <table:table-cell table:formula="of:=IF(AND([.$G14]&lt;=[.BQ$1];[.BQ$1]&lt;=[.$H14]);1;&quot;&quot;)">
            <text:p/>
          </table:table-cell>
          <table:table-cell table:formula="of:=IF(AND([.$G14]&lt;=[.BR$1];[.BR$1]&lt;=[.$H14]);1;&quot;&quot;)">
            <text:p/>
          </table:table-cell>
          <table:table-cell table:formula="of:=IF(AND([.$G14]&lt;=[.BS$1];[.BS$1]&lt;=[.$H14]);1;&quot;&quot;)">
            <text:p/>
          </table:table-cell>
          <table:table-cell table:formula="of:=IF(AND([.$G14]&lt;=[.BT$1];[.BT$1]&lt;=[.$H14]);1;&quot;&quot;)">
            <text:p/>
          </table:table-cell>
          <table:table-cell table:formula="of:=IF(AND([.$G14]&lt;=[.BU$1];[.BU$1]&lt;=[.$H14]);1;&quot;&quot;)">
            <text:p/>
          </table:table-cell>
          <table:table-cell table:formula="of:=IF(AND([.$G14]&lt;=[.BV$1];[.BV$1]&lt;=[.$H14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18" calcext:value-type="float">
            <text:p>118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5];[.$A:.$H];8;0)" office:value-type="float" office:value="15" calcext:value-type="float">
            <text:p>15</text:p>
          </table:table-cell>
          <table:table-cell table:style-name="ce6" table:formula="of:=VLOOKUP([.D15];[.$A:.$H];8;0)" office:value-type="float" office:value="0" calcext:value-type="float">
            <text:p>0</text:p>
          </table:table-cell>
          <table:table-cell table:style-name="ce7" table:formula="of:=[.H15]-[.B15]+1" office:value-type="float" office:value="16" calcext:value-type="float">
            <text:p>16</text:p>
          </table:table-cell>
          <table:table-cell table:style-name="ce8" table:formula="of:=[.B15]+MAX([.E15:.F15])" office:value-type="float" office:value="21" calcext:value-type="float">
            <text:p>21</text:p>
          </table:table-cell>
          <table:table-cell table:formula="of:=IF(AND([.$G15]&lt;=[.I$1];[.I$1]&lt;=[.$H15]);1;&quot;&quot;)">
            <text:p/>
          </table:table-cell>
          <table:table-cell table:formula="of:=IF(AND([.$G15]&lt;=[.J$1];[.J$1]&lt;=[.$H15]);1;&quot;&quot;)">
            <text:p/>
          </table:table-cell>
          <table:table-cell table:formula="of:=IF(AND([.$G15]&lt;=[.K$1];[.K$1]&lt;=[.$H15]);1;&quot;&quot;)">
            <text:p/>
          </table:table-cell>
          <table:table-cell table:formula="of:=IF(AND([.$G15]&lt;=[.L$1];[.L$1]&lt;=[.$H15]);1;&quot;&quot;)">
            <text:p/>
          </table:table-cell>
          <table:table-cell table:formula="of:=IF(AND([.$G15]&lt;=[.M$1];[.M$1]&lt;=[.$H15]);1;&quot;&quot;)">
            <text:p/>
          </table:table-cell>
          <table:table-cell table:formula="of:=IF(AND([.$G15]&lt;=[.N$1];[.N$1]&lt;=[.$H15]);1;&quot;&quot;)">
            <text:p/>
          </table:table-cell>
          <table:table-cell table:formula="of:=IF(AND([.$G15]&lt;=[.O$1];[.O$1]&lt;=[.$H15]);1;&quot;&quot;)">
            <text:p/>
          </table:table-cell>
          <table:table-cell table:formula="of:=IF(AND([.$G15]&lt;=[.P$1];[.P$1]&lt;=[.$H15]);1;&quot;&quot;)">
            <text:p/>
          </table:table-cell>
          <table:table-cell table:formula="of:=IF(AND([.$G15]&lt;=[.Q$1];[.Q$1]&lt;=[.$H15]);1;&quot;&quot;)">
            <text:p/>
          </table:table-cell>
          <table:table-cell table:formula="of:=IF(AND([.$G15]&lt;=[.R$1];[.R$1]&lt;=[.$H15]);1;&quot;&quot;)">
            <text:p/>
          </table:table-cell>
          <table:table-cell table:formula="of:=IF(AND([.$G15]&lt;=[.S$1];[.S$1]&lt;=[.$H15]);1;&quot;&quot;)">
            <text:p/>
          </table:table-cell>
          <table:table-cell table:formula="of:=IF(AND([.$G15]&lt;=[.T$1];[.T$1]&lt;=[.$H15]);1;&quot;&quot;)">
            <text:p/>
          </table:table-cell>
          <table:table-cell table:formula="of:=IF(AND([.$G15]&lt;=[.U$1];[.U$1]&lt;=[.$H15]);1;&quot;&quot;)">
            <text:p/>
          </table:table-cell>
          <table:table-cell table:formula="of:=IF(AND([.$G15]&lt;=[.V$1];[.V$1]&lt;=[.$H15]);1;&quot;&quot;)">
            <text:p/>
          </table:table-cell>
          <table:table-cell table:formula="of:=IF(AND([.$G15]&lt;=[.W$1];[.W$1]&lt;=[.$H15]);1;&quot;&quot;)">
            <text:p/>
          </table:table-cell>
          <table:table-cell table:formula="of:=IF(AND([.$G15]&lt;=[.X$1];[.X$1]&lt;=[.$H15]);1;&quot;&quot;)" office:value-type="float" office:value="1" calcext:value-type="float">
            <text:p>1</text:p>
          </table:table-cell>
          <table:table-cell table:formula="of:=IF(AND([.$G15]&lt;=[.Y$1];[.Y$1]&lt;=[.$H15]);1;&quot;&quot;)" office:value-type="float" office:value="1" calcext:value-type="float">
            <text:p>1</text:p>
          </table:table-cell>
          <table:table-cell table:formula="of:=IF(AND([.$G15]&lt;=[.Z$1];[.Z$1]&lt;=[.$H15]);1;&quot;&quot;)" office:value-type="float" office:value="1" calcext:value-type="float">
            <text:p>1</text:p>
          </table:table-cell>
          <table:table-cell table:formula="of:=IF(AND([.$G15]&lt;=[.AA$1];[.AA$1]&lt;=[.$H15]);1;&quot;&quot;)" office:value-type="float" office:value="1" calcext:value-type="float">
            <text:p>1</text:p>
          </table:table-cell>
          <table:table-cell table:formula="of:=IF(AND([.$G15]&lt;=[.AB$1];[.AB$1]&lt;=[.$H15]);1;&quot;&quot;)" office:value-type="float" office:value="1" calcext:value-type="float">
            <text:p>1</text:p>
          </table:table-cell>
          <table:table-cell table:style-name="ce10" table:formula="of:=IF(AND([.$G15]&lt;=[.AC$1];[.AC$1]&lt;=[.$H15]);1;&quot;&quot;)" office:value-type="float" office:value="1" calcext:value-type="float">
            <text:p>1</text:p>
          </table:table-cell>
          <table:table-cell table:formula="of:=IF(AND([.$G15]&lt;=[.AD$1];[.AD$1]&lt;=[.$H15]);1;&quot;&quot;)">
            <text:p/>
          </table:table-cell>
          <table:table-cell table:formula="of:=IF(AND([.$G15]&lt;=[.AE$1];[.AE$1]&lt;=[.$H15]);1;&quot;&quot;)">
            <text:p/>
          </table:table-cell>
          <table:table-cell table:formula="of:=IF(AND([.$G15]&lt;=[.AF$1];[.AF$1]&lt;=[.$H15]);1;&quot;&quot;)">
            <text:p/>
          </table:table-cell>
          <table:table-cell table:formula="of:=IF(AND([.$G15]&lt;=[.AG$1];[.AG$1]&lt;=[.$H15]);1;&quot;&quot;)">
            <text:p/>
          </table:table-cell>
          <table:table-cell table:formula="of:=IF(AND([.$G15]&lt;=[.AH$1];[.AH$1]&lt;=[.$H15]);1;&quot;&quot;)">
            <text:p/>
          </table:table-cell>
          <table:table-cell table:formula="of:=IF(AND([.$G15]&lt;=[.AI$1];[.AI$1]&lt;=[.$H15]);1;&quot;&quot;)">
            <text:p/>
          </table:table-cell>
          <table:table-cell table:formula="of:=IF(AND([.$G15]&lt;=[.AJ$1];[.AJ$1]&lt;=[.$H15]);1;&quot;&quot;)">
            <text:p/>
          </table:table-cell>
          <table:table-cell table:formula="of:=IF(AND([.$G15]&lt;=[.AK$1];[.AK$1]&lt;=[.$H15]);1;&quot;&quot;)">
            <text:p/>
          </table:table-cell>
          <table:table-cell table:formula="of:=IF(AND([.$G15]&lt;=[.AL$1];[.AL$1]&lt;=[.$H15]);1;&quot;&quot;)">
            <text:p/>
          </table:table-cell>
          <table:table-cell table:formula="of:=IF(AND([.$G15]&lt;=[.AM$1];[.AM$1]&lt;=[.$H15]);1;&quot;&quot;)">
            <text:p/>
          </table:table-cell>
          <table:table-cell table:formula="of:=IF(AND([.$G15]&lt;=[.AN$1];[.AN$1]&lt;=[.$H15]);1;&quot;&quot;)">
            <text:p/>
          </table:table-cell>
          <table:table-cell table:formula="of:=IF(AND([.$G15]&lt;=[.AO$1];[.AO$1]&lt;=[.$H15]);1;&quot;&quot;)">
            <text:p/>
          </table:table-cell>
          <table:table-cell table:formula="of:=IF(AND([.$G15]&lt;=[.AP$1];[.AP$1]&lt;=[.$H15]);1;&quot;&quot;)">
            <text:p/>
          </table:table-cell>
          <table:table-cell table:formula="of:=IF(AND([.$G15]&lt;=[.AQ$1];[.AQ$1]&lt;=[.$H15]);1;&quot;&quot;)">
            <text:p/>
          </table:table-cell>
          <table:table-cell table:formula="of:=IF(AND([.$G15]&lt;=[.AR$1];[.AR$1]&lt;=[.$H15]);1;&quot;&quot;)">
            <text:p/>
          </table:table-cell>
          <table:table-cell table:formula="of:=IF(AND([.$G15]&lt;=[.AS$1];[.AS$1]&lt;=[.$H15]);1;&quot;&quot;)">
            <text:p/>
          </table:table-cell>
          <table:table-cell table:formula="of:=IF(AND([.$G15]&lt;=[.AT$1];[.AT$1]&lt;=[.$H15]);1;&quot;&quot;)">
            <text:p/>
          </table:table-cell>
          <table:table-cell table:formula="of:=IF(AND([.$G15]&lt;=[.AU$1];[.AU$1]&lt;=[.$H15]);1;&quot;&quot;)">
            <text:p/>
          </table:table-cell>
          <table:table-cell table:formula="of:=IF(AND([.$G15]&lt;=[.AV$1];[.AV$1]&lt;=[.$H15]);1;&quot;&quot;)">
            <text:p/>
          </table:table-cell>
          <table:table-cell table:formula="of:=IF(AND([.$G15]&lt;=[.AW$1];[.AW$1]&lt;=[.$H15]);1;&quot;&quot;)">
            <text:p/>
          </table:table-cell>
          <table:table-cell table:formula="of:=IF(AND([.$G15]&lt;=[.AX$1];[.AX$1]&lt;=[.$H15]);1;&quot;&quot;)">
            <text:p/>
          </table:table-cell>
          <table:table-cell table:formula="of:=IF(AND([.$G15]&lt;=[.AY$1];[.AY$1]&lt;=[.$H15]);1;&quot;&quot;)">
            <text:p/>
          </table:table-cell>
          <table:table-cell table:formula="of:=IF(AND([.$G15]&lt;=[.AZ$1];[.AZ$1]&lt;=[.$H15]);1;&quot;&quot;)">
            <text:p/>
          </table:table-cell>
          <table:table-cell table:formula="of:=IF(AND([.$G15]&lt;=[.BA$1];[.BA$1]&lt;=[.$H15]);1;&quot;&quot;)">
            <text:p/>
          </table:table-cell>
          <table:table-cell table:formula="of:=IF(AND([.$G15]&lt;=[.BB$1];[.BB$1]&lt;=[.$H15]);1;&quot;&quot;)">
            <text:p/>
          </table:table-cell>
          <table:table-cell table:formula="of:=IF(AND([.$G15]&lt;=[.BC$1];[.BC$1]&lt;=[.$H15]);1;&quot;&quot;)">
            <text:p/>
          </table:table-cell>
          <table:table-cell table:formula="of:=IF(AND([.$G15]&lt;=[.BD$1];[.BD$1]&lt;=[.$H15]);1;&quot;&quot;)">
            <text:p/>
          </table:table-cell>
          <table:table-cell table:formula="of:=IF(AND([.$G15]&lt;=[.BE$1];[.BE$1]&lt;=[.$H15]);1;&quot;&quot;)">
            <text:p/>
          </table:table-cell>
          <table:table-cell table:formula="of:=IF(AND([.$G15]&lt;=[.BF$1];[.BF$1]&lt;=[.$H15]);1;&quot;&quot;)">
            <text:p/>
          </table:table-cell>
          <table:table-cell table:formula="of:=IF(AND([.$G15]&lt;=[.BG$1];[.BG$1]&lt;=[.$H15]);1;&quot;&quot;)">
            <text:p/>
          </table:table-cell>
          <table:table-cell table:formula="of:=IF(AND([.$G15]&lt;=[.BH$1];[.BH$1]&lt;=[.$H15]);1;&quot;&quot;)">
            <text:p/>
          </table:table-cell>
          <table:table-cell table:formula="of:=IF(AND([.$G15]&lt;=[.BI$1];[.BI$1]&lt;=[.$H15]);1;&quot;&quot;)">
            <text:p/>
          </table:table-cell>
          <table:table-cell table:formula="of:=IF(AND([.$G15]&lt;=[.BJ$1];[.BJ$1]&lt;=[.$H15]);1;&quot;&quot;)">
            <text:p/>
          </table:table-cell>
          <table:table-cell table:formula="of:=IF(AND([.$G15]&lt;=[.BK$1];[.BK$1]&lt;=[.$H15]);1;&quot;&quot;)">
            <text:p/>
          </table:table-cell>
          <table:table-cell table:formula="of:=IF(AND([.$G15]&lt;=[.BL$1];[.BL$1]&lt;=[.$H15]);1;&quot;&quot;)">
            <text:p/>
          </table:table-cell>
          <table:table-cell table:formula="of:=IF(AND([.$G15]&lt;=[.BM$1];[.BM$1]&lt;=[.$H15]);1;&quot;&quot;)">
            <text:p/>
          </table:table-cell>
          <table:table-cell table:formula="of:=IF(AND([.$G15]&lt;=[.BN$1];[.BN$1]&lt;=[.$H15]);1;&quot;&quot;)">
            <text:p/>
          </table:table-cell>
          <table:table-cell table:formula="of:=IF(AND([.$G15]&lt;=[.BO$1];[.BO$1]&lt;=[.$H15]);1;&quot;&quot;)">
            <text:p/>
          </table:table-cell>
          <table:table-cell table:formula="of:=IF(AND([.$G15]&lt;=[.BP$1];[.BP$1]&lt;=[.$H15]);1;&quot;&quot;)">
            <text:p/>
          </table:table-cell>
          <table:table-cell table:formula="of:=IF(AND([.$G15]&lt;=[.BQ$1];[.BQ$1]&lt;=[.$H15]);1;&quot;&quot;)">
            <text:p/>
          </table:table-cell>
          <table:table-cell table:formula="of:=IF(AND([.$G15]&lt;=[.BR$1];[.BR$1]&lt;=[.$H15]);1;&quot;&quot;)">
            <text:p/>
          </table:table-cell>
          <table:table-cell table:formula="of:=IF(AND([.$G15]&lt;=[.BS$1];[.BS$1]&lt;=[.$H15]);1;&quot;&quot;)">
            <text:p/>
          </table:table-cell>
          <table:table-cell table:formula="of:=IF(AND([.$G15]&lt;=[.BT$1];[.BT$1]&lt;=[.$H15]);1;&quot;&quot;)">
            <text:p/>
          </table:table-cell>
          <table:table-cell table:formula="of:=IF(AND([.$G15]&lt;=[.BU$1];[.BU$1]&lt;=[.$H15]);1;&quot;&quot;)">
            <text:p/>
          </table:table-cell>
          <table:table-cell table:formula="of:=IF(AND([.$G15]&lt;=[.BV$1];[.BV$1]&lt;=[.$H15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2" calcext:value-type="float">
            <text:p>122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6];[.$A:.$H];8;0)" office:value-type="float" office:value="16" calcext:value-type="float">
            <text:p>16</text:p>
          </table:table-cell>
          <table:table-cell table:style-name="ce6" table:formula="of:=VLOOKUP([.D16];[.$A:.$H];8;0)" office:value-type="float" office:value="0" calcext:value-type="float">
            <text:p>0</text:p>
          </table:table-cell>
          <table:table-cell table:style-name="ce7" table:formula="of:=[.H16]-[.B16]+1" office:value-type="float" office:value="17" calcext:value-type="float">
            <text:p>17</text:p>
          </table:table-cell>
          <table:table-cell table:style-name="ce8" table:formula="of:=[.B16]+MAX([.E16:.F16])" office:value-type="float" office:value="21" calcext:value-type="float">
            <text:p>21</text:p>
          </table:table-cell>
          <table:table-cell table:style-name="ce10" table:formula="of:=IF(AND([.$G16]&lt;=[.I$1];[.I$1]&lt;=[.$H16]);1;&quot;&quot;)">
            <text:p/>
          </table:table-cell>
          <table:table-cell table:style-name="ce10" table:formula="of:=IF(AND([.$G16]&lt;=[.J$1];[.J$1]&lt;=[.$H16]);1;&quot;&quot;)">
            <text:p/>
          </table:table-cell>
          <table:table-cell table:style-name="ce10" table:formula="of:=IF(AND([.$G16]&lt;=[.K$1];[.K$1]&lt;=[.$H16]);1;&quot;&quot;)">
            <text:p/>
          </table:table-cell>
          <table:table-cell table:style-name="ce10" table:formula="of:=IF(AND([.$G16]&lt;=[.L$1];[.L$1]&lt;=[.$H16]);1;&quot;&quot;)">
            <text:p/>
          </table:table-cell>
          <table:table-cell table:style-name="ce10" table:formula="of:=IF(AND([.$G16]&lt;=[.M$1];[.M$1]&lt;=[.$H16]);1;&quot;&quot;)">
            <text:p/>
          </table:table-cell>
          <table:table-cell table:style-name="ce10" table:formula="of:=IF(AND([.$G16]&lt;=[.N$1];[.N$1]&lt;=[.$H16]);1;&quot;&quot;)">
            <text:p/>
          </table:table-cell>
          <table:table-cell table:style-name="ce10" table:formula="of:=IF(AND([.$G16]&lt;=[.O$1];[.O$1]&lt;=[.$H16]);1;&quot;&quot;)">
            <text:p/>
          </table:table-cell>
          <table:table-cell table:style-name="ce10" table:formula="of:=IF(AND([.$G16]&lt;=[.P$1];[.P$1]&lt;=[.$H16]);1;&quot;&quot;)">
            <text:p/>
          </table:table-cell>
          <table:table-cell table:style-name="ce10" table:formula="of:=IF(AND([.$G16]&lt;=[.Q$1];[.Q$1]&lt;=[.$H16]);1;&quot;&quot;)">
            <text:p/>
          </table:table-cell>
          <table:table-cell table:style-name="ce10" table:formula="of:=IF(AND([.$G16]&lt;=[.R$1];[.R$1]&lt;=[.$H16]);1;&quot;&quot;)">
            <text:p/>
          </table:table-cell>
          <table:table-cell table:style-name="ce10" table:formula="of:=IF(AND([.$G16]&lt;=[.S$1];[.S$1]&lt;=[.$H16]);1;&quot;&quot;)">
            <text:p/>
          </table:table-cell>
          <table:table-cell table:style-name="ce10" table:formula="of:=IF(AND([.$G16]&lt;=[.T$1];[.T$1]&lt;=[.$H16]);1;&quot;&quot;)">
            <text:p/>
          </table:table-cell>
          <table:table-cell table:style-name="ce10" table:formula="of:=IF(AND([.$G16]&lt;=[.U$1];[.U$1]&lt;=[.$H16]);1;&quot;&quot;)">
            <text:p/>
          </table:table-cell>
          <table:table-cell table:style-name="ce10" table:formula="of:=IF(AND([.$G16]&lt;=[.V$1];[.V$1]&lt;=[.$H16]);1;&quot;&quot;)">
            <text:p/>
          </table:table-cell>
          <table:table-cell table:style-name="ce10" table:formula="of:=IF(AND([.$G16]&lt;=[.W$1];[.W$1]&lt;=[.$H16]);1;&quot;&quot;)">
            <text:p/>
          </table:table-cell>
          <table:table-cell table:style-name="ce10" table:formula="of:=IF(AND([.$G16]&lt;=[.X$1];[.X$1]&lt;=[.$H16]);1;&quot;&quot;)">
            <text:p/>
          </table:table-cell>
          <table:table-cell table:style-name="ce10" table:formula="of:=IF(AND([.$G16]&lt;=[.Y$1];[.Y$1]&lt;=[.$H16]);1;&quot;&quot;)" office:value-type="float" office:value="1" calcext:value-type="float">
            <text:p>1</text:p>
          </table:table-cell>
          <table:table-cell table:style-name="ce10" table:formula="of:=IF(AND([.$G16]&lt;=[.Z$1];[.Z$1]&lt;=[.$H16]);1;&quot;&quot;)" office:value-type="float" office:value="1" calcext:value-type="float">
            <text:p>1</text:p>
          </table:table-cell>
          <table:table-cell table:style-name="ce10" table:formula="of:=IF(AND([.$G16]&lt;=[.AA$1];[.AA$1]&lt;=[.$H16]);1;&quot;&quot;)" office:value-type="float" office:value="1" calcext:value-type="float">
            <text:p>1</text:p>
          </table:table-cell>
          <table:table-cell table:style-name="ce10" table:formula="of:=IF(AND([.$G16]&lt;=[.AB$1];[.AB$1]&lt;=[.$H16]);1;&quot;&quot;)" office:value-type="float" office:value="1" calcext:value-type="float">
            <text:p>1</text:p>
          </table:table-cell>
          <table:table-cell table:style-name="ce10" table:formula="of:=IF(AND([.$G16]&lt;=[.AC$1];[.AC$1]&lt;=[.$H16]);1;&quot;&quot;)" office:value-type="float" office:value="1" calcext:value-type="float">
            <text:p>1</text:p>
          </table:table-cell>
          <table:table-cell table:formula="of:=IF(AND([.$G16]&lt;=[.AD$1];[.AD$1]&lt;=[.$H16]);1;&quot;&quot;)">
            <text:p/>
          </table:table-cell>
          <table:table-cell table:formula="of:=IF(AND([.$G16]&lt;=[.AE$1];[.AE$1]&lt;=[.$H16]);1;&quot;&quot;)">
            <text:p/>
          </table:table-cell>
          <table:table-cell table:formula="of:=IF(AND([.$G16]&lt;=[.AF$1];[.AF$1]&lt;=[.$H16]);1;&quot;&quot;)">
            <text:p/>
          </table:table-cell>
          <table:table-cell table:formula="of:=IF(AND([.$G16]&lt;=[.AG$1];[.AG$1]&lt;=[.$H16]);1;&quot;&quot;)">
            <text:p/>
          </table:table-cell>
          <table:table-cell table:formula="of:=IF(AND([.$G16]&lt;=[.AH$1];[.AH$1]&lt;=[.$H16]);1;&quot;&quot;)">
            <text:p/>
          </table:table-cell>
          <table:table-cell table:formula="of:=IF(AND([.$G16]&lt;=[.AI$1];[.AI$1]&lt;=[.$H16]);1;&quot;&quot;)">
            <text:p/>
          </table:table-cell>
          <table:table-cell table:formula="of:=IF(AND([.$G16]&lt;=[.AJ$1];[.AJ$1]&lt;=[.$H16]);1;&quot;&quot;)">
            <text:p/>
          </table:table-cell>
          <table:table-cell table:formula="of:=IF(AND([.$G16]&lt;=[.AK$1];[.AK$1]&lt;=[.$H16]);1;&quot;&quot;)">
            <text:p/>
          </table:table-cell>
          <table:table-cell table:formula="of:=IF(AND([.$G16]&lt;=[.AL$1];[.AL$1]&lt;=[.$H16]);1;&quot;&quot;)">
            <text:p/>
          </table:table-cell>
          <table:table-cell table:formula="of:=IF(AND([.$G16]&lt;=[.AM$1];[.AM$1]&lt;=[.$H16]);1;&quot;&quot;)">
            <text:p/>
          </table:table-cell>
          <table:table-cell table:formula="of:=IF(AND([.$G16]&lt;=[.AN$1];[.AN$1]&lt;=[.$H16]);1;&quot;&quot;)">
            <text:p/>
          </table:table-cell>
          <table:table-cell table:formula="of:=IF(AND([.$G16]&lt;=[.AO$1];[.AO$1]&lt;=[.$H16]);1;&quot;&quot;)">
            <text:p/>
          </table:table-cell>
          <table:table-cell table:formula="of:=IF(AND([.$G16]&lt;=[.AP$1];[.AP$1]&lt;=[.$H16]);1;&quot;&quot;)">
            <text:p/>
          </table:table-cell>
          <table:table-cell table:formula="of:=IF(AND([.$G16]&lt;=[.AQ$1];[.AQ$1]&lt;=[.$H16]);1;&quot;&quot;)">
            <text:p/>
          </table:table-cell>
          <table:table-cell table:formula="of:=IF(AND([.$G16]&lt;=[.AR$1];[.AR$1]&lt;=[.$H16]);1;&quot;&quot;)">
            <text:p/>
          </table:table-cell>
          <table:table-cell table:formula="of:=IF(AND([.$G16]&lt;=[.AS$1];[.AS$1]&lt;=[.$H16]);1;&quot;&quot;)">
            <text:p/>
          </table:table-cell>
          <table:table-cell table:formula="of:=IF(AND([.$G16]&lt;=[.AT$1];[.AT$1]&lt;=[.$H16]);1;&quot;&quot;)">
            <text:p/>
          </table:table-cell>
          <table:table-cell table:formula="of:=IF(AND([.$G16]&lt;=[.AU$1];[.AU$1]&lt;=[.$H16]);1;&quot;&quot;)">
            <text:p/>
          </table:table-cell>
          <table:table-cell table:formula="of:=IF(AND([.$G16]&lt;=[.AV$1];[.AV$1]&lt;=[.$H16]);1;&quot;&quot;)">
            <text:p/>
          </table:table-cell>
          <table:table-cell table:formula="of:=IF(AND([.$G16]&lt;=[.AW$1];[.AW$1]&lt;=[.$H16]);1;&quot;&quot;)">
            <text:p/>
          </table:table-cell>
          <table:table-cell table:formula="of:=IF(AND([.$G16]&lt;=[.AX$1];[.AX$1]&lt;=[.$H16]);1;&quot;&quot;)">
            <text:p/>
          </table:table-cell>
          <table:table-cell table:formula="of:=IF(AND([.$G16]&lt;=[.AY$1];[.AY$1]&lt;=[.$H16]);1;&quot;&quot;)">
            <text:p/>
          </table:table-cell>
          <table:table-cell table:formula="of:=IF(AND([.$G16]&lt;=[.AZ$1];[.AZ$1]&lt;=[.$H16]);1;&quot;&quot;)">
            <text:p/>
          </table:table-cell>
          <table:table-cell table:formula="of:=IF(AND([.$G16]&lt;=[.BA$1];[.BA$1]&lt;=[.$H16]);1;&quot;&quot;)">
            <text:p/>
          </table:table-cell>
          <table:table-cell table:formula="of:=IF(AND([.$G16]&lt;=[.BB$1];[.BB$1]&lt;=[.$H16]);1;&quot;&quot;)">
            <text:p/>
          </table:table-cell>
          <table:table-cell table:formula="of:=IF(AND([.$G16]&lt;=[.BC$1];[.BC$1]&lt;=[.$H16]);1;&quot;&quot;)">
            <text:p/>
          </table:table-cell>
          <table:table-cell table:formula="of:=IF(AND([.$G16]&lt;=[.BD$1];[.BD$1]&lt;=[.$H16]);1;&quot;&quot;)">
            <text:p/>
          </table:table-cell>
          <table:table-cell table:formula="of:=IF(AND([.$G16]&lt;=[.BE$1];[.BE$1]&lt;=[.$H16]);1;&quot;&quot;)">
            <text:p/>
          </table:table-cell>
          <table:table-cell table:formula="of:=IF(AND([.$G16]&lt;=[.BF$1];[.BF$1]&lt;=[.$H16]);1;&quot;&quot;)">
            <text:p/>
          </table:table-cell>
          <table:table-cell table:formula="of:=IF(AND([.$G16]&lt;=[.BG$1];[.BG$1]&lt;=[.$H16]);1;&quot;&quot;)">
            <text:p/>
          </table:table-cell>
          <table:table-cell table:formula="of:=IF(AND([.$G16]&lt;=[.BH$1];[.BH$1]&lt;=[.$H16]);1;&quot;&quot;)">
            <text:p/>
          </table:table-cell>
          <table:table-cell table:formula="of:=IF(AND([.$G16]&lt;=[.BI$1];[.BI$1]&lt;=[.$H16]);1;&quot;&quot;)">
            <text:p/>
          </table:table-cell>
          <table:table-cell table:formula="of:=IF(AND([.$G16]&lt;=[.BJ$1];[.BJ$1]&lt;=[.$H16]);1;&quot;&quot;)">
            <text:p/>
          </table:table-cell>
          <table:table-cell table:formula="of:=IF(AND([.$G16]&lt;=[.BK$1];[.BK$1]&lt;=[.$H16]);1;&quot;&quot;)">
            <text:p/>
          </table:table-cell>
          <table:table-cell table:formula="of:=IF(AND([.$G16]&lt;=[.BL$1];[.BL$1]&lt;=[.$H16]);1;&quot;&quot;)">
            <text:p/>
          </table:table-cell>
          <table:table-cell table:formula="of:=IF(AND([.$G16]&lt;=[.BM$1];[.BM$1]&lt;=[.$H16]);1;&quot;&quot;)">
            <text:p/>
          </table:table-cell>
          <table:table-cell table:formula="of:=IF(AND([.$G16]&lt;=[.BN$1];[.BN$1]&lt;=[.$H16]);1;&quot;&quot;)">
            <text:p/>
          </table:table-cell>
          <table:table-cell table:formula="of:=IF(AND([.$G16]&lt;=[.BO$1];[.BO$1]&lt;=[.$H16]);1;&quot;&quot;)">
            <text:p/>
          </table:table-cell>
          <table:table-cell table:formula="of:=IF(AND([.$G16]&lt;=[.BP$1];[.BP$1]&lt;=[.$H16]);1;&quot;&quot;)">
            <text:p/>
          </table:table-cell>
          <table:table-cell table:formula="of:=IF(AND([.$G16]&lt;=[.BQ$1];[.BQ$1]&lt;=[.$H16]);1;&quot;&quot;)">
            <text:p/>
          </table:table-cell>
          <table:table-cell table:formula="of:=IF(AND([.$G16]&lt;=[.BR$1];[.BR$1]&lt;=[.$H16]);1;&quot;&quot;)">
            <text:p/>
          </table:table-cell>
          <table:table-cell table:formula="of:=IF(AND([.$G16]&lt;=[.BS$1];[.BS$1]&lt;=[.$H16]);1;&quot;&quot;)">
            <text:p/>
          </table:table-cell>
          <table:table-cell table:formula="of:=IF(AND([.$G16]&lt;=[.BT$1];[.BT$1]&lt;=[.$H16]);1;&quot;&quot;)">
            <text:p/>
          </table:table-cell>
          <table:table-cell table:formula="of:=IF(AND([.$G16]&lt;=[.BU$1];[.BU$1]&lt;=[.$H16]);1;&quot;&quot;)">
            <text:p/>
          </table:table-cell>
          <table:table-cell table:formula="of:=IF(AND([.$G16]&lt;=[.BV$1];[.BV$1]&lt;=[.$H16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1" calcext:value-type="float">
            <text:p>101</text:p>
          </table:table-cell>
          <table:table-cell table:style-name="ce5" office:value-type="float" office:value="106" calcext:value-type="float">
            <text:p>106</text:p>
          </table:table-cell>
          <table:table-cell table:style-name="ce6" table:formula="of:=VLOOKUP([.C17];[.$A:.$H];8;0)" office:value-type="float" office:value="18" calcext:value-type="float">
            <text:p>18</text:p>
          </table:table-cell>
          <table:table-cell table:style-name="ce6" table:formula="of:=VLOOKUP([.D17];[.$A:.$H];8;0)" office:value-type="float" office:value="12" calcext:value-type="float">
            <text:p>12</text:p>
          </table:table-cell>
          <table:table-cell table:style-name="ce7" table:formula="of:=[.H17]-[.B17]+1" office:value-type="float" office:value="19" calcext:value-type="float">
            <text:p>19</text:p>
          </table:table-cell>
          <table:table-cell table:style-name="ce8" table:formula="of:=[.B17]+MAX([.E17:.F17])" office:value-type="float" office:value="23" calcext:value-type="float">
            <text:p>23</text:p>
          </table:table-cell>
          <table:table-cell table:formula="of:=IF(AND([.$G17]&lt;=[.I$1];[.I$1]&lt;=[.$H17]);1;&quot;&quot;)">
            <text:p/>
          </table:table-cell>
          <table:table-cell table:formula="of:=IF(AND([.$G17]&lt;=[.J$1];[.J$1]&lt;=[.$H17]);1;&quot;&quot;)">
            <text:p/>
          </table:table-cell>
          <table:table-cell table:formula="of:=IF(AND([.$G17]&lt;=[.K$1];[.K$1]&lt;=[.$H17]);1;&quot;&quot;)">
            <text:p/>
          </table:table-cell>
          <table:table-cell table:formula="of:=IF(AND([.$G17]&lt;=[.L$1];[.L$1]&lt;=[.$H17]);1;&quot;&quot;)">
            <text:p/>
          </table:table-cell>
          <table:table-cell table:formula="of:=IF(AND([.$G17]&lt;=[.M$1];[.M$1]&lt;=[.$H17]);1;&quot;&quot;)">
            <text:p/>
          </table:table-cell>
          <table:table-cell table:formula="of:=IF(AND([.$G17]&lt;=[.N$1];[.N$1]&lt;=[.$H17]);1;&quot;&quot;)">
            <text:p/>
          </table:table-cell>
          <table:table-cell table:formula="of:=IF(AND([.$G17]&lt;=[.O$1];[.O$1]&lt;=[.$H17]);1;&quot;&quot;)">
            <text:p/>
          </table:table-cell>
          <table:table-cell table:formula="of:=IF(AND([.$G17]&lt;=[.P$1];[.P$1]&lt;=[.$H17]);1;&quot;&quot;)">
            <text:p/>
          </table:table-cell>
          <table:table-cell table:formula="of:=IF(AND([.$G17]&lt;=[.Q$1];[.Q$1]&lt;=[.$H17]);1;&quot;&quot;)">
            <text:p/>
          </table:table-cell>
          <table:table-cell table:formula="of:=IF(AND([.$G17]&lt;=[.R$1];[.R$1]&lt;=[.$H17]);1;&quot;&quot;)">
            <text:p/>
          </table:table-cell>
          <table:table-cell table:formula="of:=IF(AND([.$G17]&lt;=[.S$1];[.S$1]&lt;=[.$H17]);1;&quot;&quot;)">
            <text:p/>
          </table:table-cell>
          <table:table-cell table:formula="of:=IF(AND([.$G17]&lt;=[.T$1];[.T$1]&lt;=[.$H17]);1;&quot;&quot;)">
            <text:p/>
          </table:table-cell>
          <table:table-cell table:formula="of:=IF(AND([.$G17]&lt;=[.U$1];[.U$1]&lt;=[.$H17]);1;&quot;&quot;)">
            <text:p/>
          </table:table-cell>
          <table:table-cell table:formula="of:=IF(AND([.$G17]&lt;=[.V$1];[.V$1]&lt;=[.$H17]);1;&quot;&quot;)">
            <text:p/>
          </table:table-cell>
          <table:table-cell table:formula="of:=IF(AND([.$G17]&lt;=[.W$1];[.W$1]&lt;=[.$H17]);1;&quot;&quot;)">
            <text:p/>
          </table:table-cell>
          <table:table-cell table:formula="of:=IF(AND([.$G17]&lt;=[.X$1];[.X$1]&lt;=[.$H17]);1;&quot;&quot;)">
            <text:p/>
          </table:table-cell>
          <table:table-cell table:formula="of:=IF(AND([.$G17]&lt;=[.Y$1];[.Y$1]&lt;=[.$H17]);1;&quot;&quot;)">
            <text:p/>
          </table:table-cell>
          <table:table-cell table:formula="of:=IF(AND([.$G17]&lt;=[.Z$1];[.Z$1]&lt;=[.$H17]);1;&quot;&quot;)">
            <text:p/>
          </table:table-cell>
          <table:table-cell table:formula="of:=IF(AND([.$G17]&lt;=[.AA$1];[.AA$1]&lt;=[.$H17]);1;&quot;&quot;)" office:value-type="float" office:value="1" calcext:value-type="float">
            <text:p>1</text:p>
          </table:table-cell>
          <table:table-cell table:formula="of:=IF(AND([.$G17]&lt;=[.AB$1];[.AB$1]&lt;=[.$H17]);1;&quot;&quot;)" office:value-type="float" office:value="1" calcext:value-type="float">
            <text:p>1</text:p>
          </table:table-cell>
          <table:table-cell table:style-name="ce10" table:formula="of:=IF(AND([.$G17]&lt;=[.AC$1];[.AC$1]&lt;=[.$H17]);1;&quot;&quot;)" office:value-type="float" office:value="1" calcext:value-type="float">
            <text:p>1</text:p>
          </table:table-cell>
          <table:table-cell table:formula="of:=IF(AND([.$G17]&lt;=[.AD$1];[.AD$1]&lt;=[.$H17]);1;&quot;&quot;)" office:value-type="float" office:value="1" calcext:value-type="float">
            <text:p>1</text:p>
          </table:table-cell>
          <table:table-cell table:formula="of:=IF(AND([.$G17]&lt;=[.AE$1];[.AE$1]&lt;=[.$H17]);1;&quot;&quot;)" office:value-type="float" office:value="1" calcext:value-type="float">
            <text:p>1</text:p>
          </table:table-cell>
          <table:table-cell table:formula="of:=IF(AND([.$G17]&lt;=[.AF$1];[.AF$1]&lt;=[.$H17]);1;&quot;&quot;)">
            <text:p/>
          </table:table-cell>
          <table:table-cell table:formula="of:=IF(AND([.$G17]&lt;=[.AG$1];[.AG$1]&lt;=[.$H17]);1;&quot;&quot;)">
            <text:p/>
          </table:table-cell>
          <table:table-cell table:formula="of:=IF(AND([.$G17]&lt;=[.AH$1];[.AH$1]&lt;=[.$H17]);1;&quot;&quot;)">
            <text:p/>
          </table:table-cell>
          <table:table-cell table:formula="of:=IF(AND([.$G17]&lt;=[.AI$1];[.AI$1]&lt;=[.$H17]);1;&quot;&quot;)">
            <text:p/>
          </table:table-cell>
          <table:table-cell table:formula="of:=IF(AND([.$G17]&lt;=[.AJ$1];[.AJ$1]&lt;=[.$H17]);1;&quot;&quot;)">
            <text:p/>
          </table:table-cell>
          <table:table-cell table:formula="of:=IF(AND([.$G17]&lt;=[.AK$1];[.AK$1]&lt;=[.$H17]);1;&quot;&quot;)">
            <text:p/>
          </table:table-cell>
          <table:table-cell table:formula="of:=IF(AND([.$G17]&lt;=[.AL$1];[.AL$1]&lt;=[.$H17]);1;&quot;&quot;)">
            <text:p/>
          </table:table-cell>
          <table:table-cell table:formula="of:=IF(AND([.$G17]&lt;=[.AM$1];[.AM$1]&lt;=[.$H17]);1;&quot;&quot;)">
            <text:p/>
          </table:table-cell>
          <table:table-cell table:formula="of:=IF(AND([.$G17]&lt;=[.AN$1];[.AN$1]&lt;=[.$H17]);1;&quot;&quot;)">
            <text:p/>
          </table:table-cell>
          <table:table-cell table:formula="of:=IF(AND([.$G17]&lt;=[.AO$1];[.AO$1]&lt;=[.$H17]);1;&quot;&quot;)">
            <text:p/>
          </table:table-cell>
          <table:table-cell table:formula="of:=IF(AND([.$G17]&lt;=[.AP$1];[.AP$1]&lt;=[.$H17]);1;&quot;&quot;)">
            <text:p/>
          </table:table-cell>
          <table:table-cell table:formula="of:=IF(AND([.$G17]&lt;=[.AQ$1];[.AQ$1]&lt;=[.$H17]);1;&quot;&quot;)">
            <text:p/>
          </table:table-cell>
          <table:table-cell table:formula="of:=IF(AND([.$G17]&lt;=[.AR$1];[.AR$1]&lt;=[.$H17]);1;&quot;&quot;)">
            <text:p/>
          </table:table-cell>
          <table:table-cell table:formula="of:=IF(AND([.$G17]&lt;=[.AS$1];[.AS$1]&lt;=[.$H17]);1;&quot;&quot;)">
            <text:p/>
          </table:table-cell>
          <table:table-cell table:formula="of:=IF(AND([.$G17]&lt;=[.AT$1];[.AT$1]&lt;=[.$H17]);1;&quot;&quot;)">
            <text:p/>
          </table:table-cell>
          <table:table-cell table:formula="of:=IF(AND([.$G17]&lt;=[.AU$1];[.AU$1]&lt;=[.$H17]);1;&quot;&quot;)">
            <text:p/>
          </table:table-cell>
          <table:table-cell table:formula="of:=IF(AND([.$G17]&lt;=[.AV$1];[.AV$1]&lt;=[.$H17]);1;&quot;&quot;)">
            <text:p/>
          </table:table-cell>
          <table:table-cell table:formula="of:=IF(AND([.$G17]&lt;=[.AW$1];[.AW$1]&lt;=[.$H17]);1;&quot;&quot;)">
            <text:p/>
          </table:table-cell>
          <table:table-cell table:formula="of:=IF(AND([.$G17]&lt;=[.AX$1];[.AX$1]&lt;=[.$H17]);1;&quot;&quot;)">
            <text:p/>
          </table:table-cell>
          <table:table-cell table:formula="of:=IF(AND([.$G17]&lt;=[.AY$1];[.AY$1]&lt;=[.$H17]);1;&quot;&quot;)">
            <text:p/>
          </table:table-cell>
          <table:table-cell table:formula="of:=IF(AND([.$G17]&lt;=[.AZ$1];[.AZ$1]&lt;=[.$H17]);1;&quot;&quot;)">
            <text:p/>
          </table:table-cell>
          <table:table-cell table:formula="of:=IF(AND([.$G17]&lt;=[.BA$1];[.BA$1]&lt;=[.$H17]);1;&quot;&quot;)">
            <text:p/>
          </table:table-cell>
          <table:table-cell table:formula="of:=IF(AND([.$G17]&lt;=[.BB$1];[.BB$1]&lt;=[.$H17]);1;&quot;&quot;)">
            <text:p/>
          </table:table-cell>
          <table:table-cell table:formula="of:=IF(AND([.$G17]&lt;=[.BC$1];[.BC$1]&lt;=[.$H17]);1;&quot;&quot;)">
            <text:p/>
          </table:table-cell>
          <table:table-cell table:formula="of:=IF(AND([.$G17]&lt;=[.BD$1];[.BD$1]&lt;=[.$H17]);1;&quot;&quot;)">
            <text:p/>
          </table:table-cell>
          <table:table-cell table:formula="of:=IF(AND([.$G17]&lt;=[.BE$1];[.BE$1]&lt;=[.$H17]);1;&quot;&quot;)">
            <text:p/>
          </table:table-cell>
          <table:table-cell table:formula="of:=IF(AND([.$G17]&lt;=[.BF$1];[.BF$1]&lt;=[.$H17]);1;&quot;&quot;)">
            <text:p/>
          </table:table-cell>
          <table:table-cell table:formula="of:=IF(AND([.$G17]&lt;=[.BG$1];[.BG$1]&lt;=[.$H17]);1;&quot;&quot;)">
            <text:p/>
          </table:table-cell>
          <table:table-cell table:formula="of:=IF(AND([.$G17]&lt;=[.BH$1];[.BH$1]&lt;=[.$H17]);1;&quot;&quot;)">
            <text:p/>
          </table:table-cell>
          <table:table-cell table:formula="of:=IF(AND([.$G17]&lt;=[.BI$1];[.BI$1]&lt;=[.$H17]);1;&quot;&quot;)">
            <text:p/>
          </table:table-cell>
          <table:table-cell table:formula="of:=IF(AND([.$G17]&lt;=[.BJ$1];[.BJ$1]&lt;=[.$H17]);1;&quot;&quot;)">
            <text:p/>
          </table:table-cell>
          <table:table-cell table:formula="of:=IF(AND([.$G17]&lt;=[.BK$1];[.BK$1]&lt;=[.$H17]);1;&quot;&quot;)">
            <text:p/>
          </table:table-cell>
          <table:table-cell table:formula="of:=IF(AND([.$G17]&lt;=[.BL$1];[.BL$1]&lt;=[.$H17]);1;&quot;&quot;)">
            <text:p/>
          </table:table-cell>
          <table:table-cell table:formula="of:=IF(AND([.$G17]&lt;=[.BM$1];[.BM$1]&lt;=[.$H17]);1;&quot;&quot;)">
            <text:p/>
          </table:table-cell>
          <table:table-cell table:formula="of:=IF(AND([.$G17]&lt;=[.BN$1];[.BN$1]&lt;=[.$H17]);1;&quot;&quot;)">
            <text:p/>
          </table:table-cell>
          <table:table-cell table:formula="of:=IF(AND([.$G17]&lt;=[.BO$1];[.BO$1]&lt;=[.$H17]);1;&quot;&quot;)">
            <text:p/>
          </table:table-cell>
          <table:table-cell table:formula="of:=IF(AND([.$G17]&lt;=[.BP$1];[.BP$1]&lt;=[.$H17]);1;&quot;&quot;)">
            <text:p/>
          </table:table-cell>
          <table:table-cell table:formula="of:=IF(AND([.$G17]&lt;=[.BQ$1];[.BQ$1]&lt;=[.$H17]);1;&quot;&quot;)">
            <text:p/>
          </table:table-cell>
          <table:table-cell table:formula="of:=IF(AND([.$G17]&lt;=[.BR$1];[.BR$1]&lt;=[.$H17]);1;&quot;&quot;)">
            <text:p/>
          </table:table-cell>
          <table:table-cell table:formula="of:=IF(AND([.$G17]&lt;=[.BS$1];[.BS$1]&lt;=[.$H17]);1;&quot;&quot;)">
            <text:p/>
          </table:table-cell>
          <table:table-cell table:formula="of:=IF(AND([.$G17]&lt;=[.BT$1];[.BT$1]&lt;=[.$H17]);1;&quot;&quot;)">
            <text:p/>
          </table:table-cell>
          <table:table-cell table:formula="of:=IF(AND([.$G17]&lt;=[.BU$1];[.BU$1]&lt;=[.$H17]);1;&quot;&quot;)">
            <text:p/>
          </table:table-cell>
          <table:table-cell table:formula="of:=IF(AND([.$G17]&lt;=[.BV$1];[.BV$1]&lt;=[.$H17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2" calcext:value-type="float">
            <text:p>112</text:p>
          </table:table-cell>
          <table:table-cell table:style-name="ce5" office:value-type="float" office:value="111" calcext:value-type="float">
            <text:p>111</text:p>
          </table:table-cell>
          <table:table-cell table:style-name="ce6" table:formula="of:=VLOOKUP([.C18];[.$A:.$H];8;0)" office:value-type="float" office:value="7" calcext:value-type="float">
            <text:p>7</text:p>
          </table:table-cell>
          <table:table-cell table:style-name="ce6" table:formula="of:=VLOOKUP([.D18];[.$A:.$H];8;0)" office:value-type="float" office:value="19" calcext:value-type="float">
            <text:p>19</text:p>
          </table:table-cell>
          <table:table-cell table:style-name="ce7" table:formula="of:=[.H18]-[.B18]+1" office:value-type="float" office:value="20" calcext:value-type="float">
            <text:p>20</text:p>
          </table:table-cell>
          <table:table-cell table:style-name="ce8" table:formula="of:=[.B18]+MAX([.E18:.F18])" office:value-type="float" office:value="21" calcext:value-type="float">
            <text:p>21</text:p>
          </table:table-cell>
          <table:table-cell table:formula="of:=IF(AND([.$G18]&lt;=[.I$1];[.I$1]&lt;=[.$H18]);1;&quot;&quot;)">
            <text:p/>
          </table:table-cell>
          <table:table-cell table:formula="of:=IF(AND([.$G18]&lt;=[.J$1];[.J$1]&lt;=[.$H18]);1;&quot;&quot;)">
            <text:p/>
          </table:table-cell>
          <table:table-cell table:formula="of:=IF(AND([.$G18]&lt;=[.K$1];[.K$1]&lt;=[.$H18]);1;&quot;&quot;)">
            <text:p/>
          </table:table-cell>
          <table:table-cell table:formula="of:=IF(AND([.$G18]&lt;=[.L$1];[.L$1]&lt;=[.$H18]);1;&quot;&quot;)">
            <text:p/>
          </table:table-cell>
          <table:table-cell table:formula="of:=IF(AND([.$G18]&lt;=[.M$1];[.M$1]&lt;=[.$H18]);1;&quot;&quot;)">
            <text:p/>
          </table:table-cell>
          <table:table-cell table:formula="of:=IF(AND([.$G18]&lt;=[.N$1];[.N$1]&lt;=[.$H18]);1;&quot;&quot;)">
            <text:p/>
          </table:table-cell>
          <table:table-cell table:formula="of:=IF(AND([.$G18]&lt;=[.O$1];[.O$1]&lt;=[.$H18]);1;&quot;&quot;)">
            <text:p/>
          </table:table-cell>
          <table:table-cell table:formula="of:=IF(AND([.$G18]&lt;=[.P$1];[.P$1]&lt;=[.$H18]);1;&quot;&quot;)">
            <text:p/>
          </table:table-cell>
          <table:table-cell table:formula="of:=IF(AND([.$G18]&lt;=[.Q$1];[.Q$1]&lt;=[.$H18]);1;&quot;&quot;)">
            <text:p/>
          </table:table-cell>
          <table:table-cell table:formula="of:=IF(AND([.$G18]&lt;=[.R$1];[.R$1]&lt;=[.$H18]);1;&quot;&quot;)">
            <text:p/>
          </table:table-cell>
          <table:table-cell table:formula="of:=IF(AND([.$G18]&lt;=[.S$1];[.S$1]&lt;=[.$H18]);1;&quot;&quot;)">
            <text:p/>
          </table:table-cell>
          <table:table-cell table:formula="of:=IF(AND([.$G18]&lt;=[.T$1];[.T$1]&lt;=[.$H18]);1;&quot;&quot;)">
            <text:p/>
          </table:table-cell>
          <table:table-cell table:formula="of:=IF(AND([.$G18]&lt;=[.U$1];[.U$1]&lt;=[.$H18]);1;&quot;&quot;)">
            <text:p/>
          </table:table-cell>
          <table:table-cell table:formula="of:=IF(AND([.$G18]&lt;=[.V$1];[.V$1]&lt;=[.$H18]);1;&quot;&quot;)">
            <text:p/>
          </table:table-cell>
          <table:table-cell table:formula="of:=IF(AND([.$G18]&lt;=[.W$1];[.W$1]&lt;=[.$H18]);1;&quot;&quot;)">
            <text:p/>
          </table:table-cell>
          <table:table-cell table:formula="of:=IF(AND([.$G18]&lt;=[.X$1];[.X$1]&lt;=[.$H18]);1;&quot;&quot;)">
            <text:p/>
          </table:table-cell>
          <table:table-cell table:formula="of:=IF(AND([.$G18]&lt;=[.Y$1];[.Y$1]&lt;=[.$H18]);1;&quot;&quot;)">
            <text:p/>
          </table:table-cell>
          <table:table-cell table:formula="of:=IF(AND([.$G18]&lt;=[.Z$1];[.Z$1]&lt;=[.$H18]);1;&quot;&quot;)">
            <text:p/>
          </table:table-cell>
          <table:table-cell table:formula="of:=IF(AND([.$G18]&lt;=[.AA$1];[.AA$1]&lt;=[.$H18]);1;&quot;&quot;)">
            <text:p/>
          </table:table-cell>
          <table:table-cell table:formula="of:=IF(AND([.$G18]&lt;=[.AB$1];[.AB$1]&lt;=[.$H18]);1;&quot;&quot;)" office:value-type="float" office:value="1" calcext:value-type="float">
            <text:p>1</text:p>
          </table:table-cell>
          <table:table-cell table:style-name="ce10" table:formula="of:=IF(AND([.$G18]&lt;=[.AC$1];[.AC$1]&lt;=[.$H18]);1;&quot;&quot;)" office:value-type="float" office:value="1" calcext:value-type="float">
            <text:p>1</text:p>
          </table:table-cell>
          <table:table-cell table:formula="of:=IF(AND([.$G18]&lt;=[.AD$1];[.AD$1]&lt;=[.$H18]);1;&quot;&quot;)">
            <text:p/>
          </table:table-cell>
          <table:table-cell table:formula="of:=IF(AND([.$G18]&lt;=[.AE$1];[.AE$1]&lt;=[.$H18]);1;&quot;&quot;)">
            <text:p/>
          </table:table-cell>
          <table:table-cell table:formula="of:=IF(AND([.$G18]&lt;=[.AF$1];[.AF$1]&lt;=[.$H18]);1;&quot;&quot;)">
            <text:p/>
          </table:table-cell>
          <table:table-cell table:formula="of:=IF(AND([.$G18]&lt;=[.AG$1];[.AG$1]&lt;=[.$H18]);1;&quot;&quot;)">
            <text:p/>
          </table:table-cell>
          <table:table-cell table:formula="of:=IF(AND([.$G18]&lt;=[.AH$1];[.AH$1]&lt;=[.$H18]);1;&quot;&quot;)">
            <text:p/>
          </table:table-cell>
          <table:table-cell table:formula="of:=IF(AND([.$G18]&lt;=[.AI$1];[.AI$1]&lt;=[.$H18]);1;&quot;&quot;)">
            <text:p/>
          </table:table-cell>
          <table:table-cell table:formula="of:=IF(AND([.$G18]&lt;=[.AJ$1];[.AJ$1]&lt;=[.$H18]);1;&quot;&quot;)">
            <text:p/>
          </table:table-cell>
          <table:table-cell table:formula="of:=IF(AND([.$G18]&lt;=[.AK$1];[.AK$1]&lt;=[.$H18]);1;&quot;&quot;)">
            <text:p/>
          </table:table-cell>
          <table:table-cell table:formula="of:=IF(AND([.$G18]&lt;=[.AL$1];[.AL$1]&lt;=[.$H18]);1;&quot;&quot;)">
            <text:p/>
          </table:table-cell>
          <table:table-cell table:formula="of:=IF(AND([.$G18]&lt;=[.AM$1];[.AM$1]&lt;=[.$H18]);1;&quot;&quot;)">
            <text:p/>
          </table:table-cell>
          <table:table-cell table:formula="of:=IF(AND([.$G18]&lt;=[.AN$1];[.AN$1]&lt;=[.$H18]);1;&quot;&quot;)">
            <text:p/>
          </table:table-cell>
          <table:table-cell table:formula="of:=IF(AND([.$G18]&lt;=[.AO$1];[.AO$1]&lt;=[.$H18]);1;&quot;&quot;)">
            <text:p/>
          </table:table-cell>
          <table:table-cell table:formula="of:=IF(AND([.$G18]&lt;=[.AP$1];[.AP$1]&lt;=[.$H18]);1;&quot;&quot;)">
            <text:p/>
          </table:table-cell>
          <table:table-cell table:formula="of:=IF(AND([.$G18]&lt;=[.AQ$1];[.AQ$1]&lt;=[.$H18]);1;&quot;&quot;)">
            <text:p/>
          </table:table-cell>
          <table:table-cell table:formula="of:=IF(AND([.$G18]&lt;=[.AR$1];[.AR$1]&lt;=[.$H18]);1;&quot;&quot;)">
            <text:p/>
          </table:table-cell>
          <table:table-cell table:formula="of:=IF(AND([.$G18]&lt;=[.AS$1];[.AS$1]&lt;=[.$H18]);1;&quot;&quot;)">
            <text:p/>
          </table:table-cell>
          <table:table-cell table:formula="of:=IF(AND([.$G18]&lt;=[.AT$1];[.AT$1]&lt;=[.$H18]);1;&quot;&quot;)">
            <text:p/>
          </table:table-cell>
          <table:table-cell table:formula="of:=IF(AND([.$G18]&lt;=[.AU$1];[.AU$1]&lt;=[.$H18]);1;&quot;&quot;)">
            <text:p/>
          </table:table-cell>
          <table:table-cell table:formula="of:=IF(AND([.$G18]&lt;=[.AV$1];[.AV$1]&lt;=[.$H18]);1;&quot;&quot;)">
            <text:p/>
          </table:table-cell>
          <table:table-cell table:formula="of:=IF(AND([.$G18]&lt;=[.AW$1];[.AW$1]&lt;=[.$H18]);1;&quot;&quot;)">
            <text:p/>
          </table:table-cell>
          <table:table-cell table:formula="of:=IF(AND([.$G18]&lt;=[.AX$1];[.AX$1]&lt;=[.$H18]);1;&quot;&quot;)">
            <text:p/>
          </table:table-cell>
          <table:table-cell table:formula="of:=IF(AND([.$G18]&lt;=[.AY$1];[.AY$1]&lt;=[.$H18]);1;&quot;&quot;)">
            <text:p/>
          </table:table-cell>
          <table:table-cell table:formula="of:=IF(AND([.$G18]&lt;=[.AZ$1];[.AZ$1]&lt;=[.$H18]);1;&quot;&quot;)">
            <text:p/>
          </table:table-cell>
          <table:table-cell table:formula="of:=IF(AND([.$G18]&lt;=[.BA$1];[.BA$1]&lt;=[.$H18]);1;&quot;&quot;)">
            <text:p/>
          </table:table-cell>
          <table:table-cell table:formula="of:=IF(AND([.$G18]&lt;=[.BB$1];[.BB$1]&lt;=[.$H18]);1;&quot;&quot;)">
            <text:p/>
          </table:table-cell>
          <table:table-cell table:formula="of:=IF(AND([.$G18]&lt;=[.BC$1];[.BC$1]&lt;=[.$H18]);1;&quot;&quot;)">
            <text:p/>
          </table:table-cell>
          <table:table-cell table:formula="of:=IF(AND([.$G18]&lt;=[.BD$1];[.BD$1]&lt;=[.$H18]);1;&quot;&quot;)">
            <text:p/>
          </table:table-cell>
          <table:table-cell table:formula="of:=IF(AND([.$G18]&lt;=[.BE$1];[.BE$1]&lt;=[.$H18]);1;&quot;&quot;)">
            <text:p/>
          </table:table-cell>
          <table:table-cell table:formula="of:=IF(AND([.$G18]&lt;=[.BF$1];[.BF$1]&lt;=[.$H18]);1;&quot;&quot;)">
            <text:p/>
          </table:table-cell>
          <table:table-cell table:formula="of:=IF(AND([.$G18]&lt;=[.BG$1];[.BG$1]&lt;=[.$H18]);1;&quot;&quot;)">
            <text:p/>
          </table:table-cell>
          <table:table-cell table:formula="of:=IF(AND([.$G18]&lt;=[.BH$1];[.BH$1]&lt;=[.$H18]);1;&quot;&quot;)">
            <text:p/>
          </table:table-cell>
          <table:table-cell table:formula="of:=IF(AND([.$G18]&lt;=[.BI$1];[.BI$1]&lt;=[.$H18]);1;&quot;&quot;)">
            <text:p/>
          </table:table-cell>
          <table:table-cell table:formula="of:=IF(AND([.$G18]&lt;=[.BJ$1];[.BJ$1]&lt;=[.$H18]);1;&quot;&quot;)">
            <text:p/>
          </table:table-cell>
          <table:table-cell table:formula="of:=IF(AND([.$G18]&lt;=[.BK$1];[.BK$1]&lt;=[.$H18]);1;&quot;&quot;)">
            <text:p/>
          </table:table-cell>
          <table:table-cell table:formula="of:=IF(AND([.$G18]&lt;=[.BL$1];[.BL$1]&lt;=[.$H18]);1;&quot;&quot;)">
            <text:p/>
          </table:table-cell>
          <table:table-cell table:formula="of:=IF(AND([.$G18]&lt;=[.BM$1];[.BM$1]&lt;=[.$H18]);1;&quot;&quot;)">
            <text:p/>
          </table:table-cell>
          <table:table-cell table:formula="of:=IF(AND([.$G18]&lt;=[.BN$1];[.BN$1]&lt;=[.$H18]);1;&quot;&quot;)">
            <text:p/>
          </table:table-cell>
          <table:table-cell table:formula="of:=IF(AND([.$G18]&lt;=[.BO$1];[.BO$1]&lt;=[.$H18]);1;&quot;&quot;)">
            <text:p/>
          </table:table-cell>
          <table:table-cell table:formula="of:=IF(AND([.$G18]&lt;=[.BP$1];[.BP$1]&lt;=[.$H18]);1;&quot;&quot;)">
            <text:p/>
          </table:table-cell>
          <table:table-cell table:formula="of:=IF(AND([.$G18]&lt;=[.BQ$1];[.BQ$1]&lt;=[.$H18]);1;&quot;&quot;)">
            <text:p/>
          </table:table-cell>
          <table:table-cell table:formula="of:=IF(AND([.$G18]&lt;=[.BR$1];[.BR$1]&lt;=[.$H18]);1;&quot;&quot;)">
            <text:p/>
          </table:table-cell>
          <table:table-cell table:formula="of:=IF(AND([.$G18]&lt;=[.BS$1];[.BS$1]&lt;=[.$H18]);1;&quot;&quot;)">
            <text:p/>
          </table:table-cell>
          <table:table-cell table:formula="of:=IF(AND([.$G18]&lt;=[.BT$1];[.BT$1]&lt;=[.$H18]);1;&quot;&quot;)">
            <text:p/>
          </table:table-cell>
          <table:table-cell table:formula="of:=IF(AND([.$G18]&lt;=[.BU$1];[.BU$1]&lt;=[.$H18]);1;&quot;&quot;)">
            <text:p/>
          </table:table-cell>
          <table:table-cell table:formula="of:=IF(AND([.$G18]&lt;=[.BV$1];[.BV$1]&lt;=[.$H18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15" calcext:value-type="float">
            <text:p>11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19];[.$A:.$H];8;0)" office:value-type="float" office:value="21" calcext:value-type="float">
            <text:p>21</text:p>
          </table:table-cell>
          <table:table-cell table:style-name="ce6" table:formula="of:=VLOOKUP([.D19];[.$A:.$H];8;0)" office:value-type="float" office:value="0" calcext:value-type="float">
            <text:p>0</text:p>
          </table:table-cell>
          <table:table-cell table:style-name="ce7" table:formula="of:=[.H19]-[.B19]+1" office:value-type="float" office:value="22" calcext:value-type="float">
            <text:p>22</text:p>
          </table:table-cell>
          <table:table-cell table:style-name="ce8" table:formula="of:=[.B19]+MAX([.E19:.F19])" office:value-type="float" office:value="25" calcext:value-type="float">
            <text:p>25</text:p>
          </table:table-cell>
          <table:table-cell table:formula="of:=IF(AND([.$G19]&lt;=[.I$1];[.I$1]&lt;=[.$H19]);1;&quot;&quot;)">
            <text:p/>
          </table:table-cell>
          <table:table-cell table:formula="of:=IF(AND([.$G19]&lt;=[.J$1];[.J$1]&lt;=[.$H19]);1;&quot;&quot;)">
            <text:p/>
          </table:table-cell>
          <table:table-cell table:formula="of:=IF(AND([.$G19]&lt;=[.K$1];[.K$1]&lt;=[.$H19]);1;&quot;&quot;)">
            <text:p/>
          </table:table-cell>
          <table:table-cell table:formula="of:=IF(AND([.$G19]&lt;=[.L$1];[.L$1]&lt;=[.$H19]);1;&quot;&quot;)">
            <text:p/>
          </table:table-cell>
          <table:table-cell table:formula="of:=IF(AND([.$G19]&lt;=[.M$1];[.M$1]&lt;=[.$H19]);1;&quot;&quot;)">
            <text:p/>
          </table:table-cell>
          <table:table-cell table:formula="of:=IF(AND([.$G19]&lt;=[.N$1];[.N$1]&lt;=[.$H19]);1;&quot;&quot;)">
            <text:p/>
          </table:table-cell>
          <table:table-cell table:formula="of:=IF(AND([.$G19]&lt;=[.O$1];[.O$1]&lt;=[.$H19]);1;&quot;&quot;)">
            <text:p/>
          </table:table-cell>
          <table:table-cell table:formula="of:=IF(AND([.$G19]&lt;=[.P$1];[.P$1]&lt;=[.$H19]);1;&quot;&quot;)">
            <text:p/>
          </table:table-cell>
          <table:table-cell table:formula="of:=IF(AND([.$G19]&lt;=[.Q$1];[.Q$1]&lt;=[.$H19]);1;&quot;&quot;)">
            <text:p/>
          </table:table-cell>
          <table:table-cell table:formula="of:=IF(AND([.$G19]&lt;=[.R$1];[.R$1]&lt;=[.$H19]);1;&quot;&quot;)">
            <text:p/>
          </table:table-cell>
          <table:table-cell table:formula="of:=IF(AND([.$G19]&lt;=[.S$1];[.S$1]&lt;=[.$H19]);1;&quot;&quot;)">
            <text:p/>
          </table:table-cell>
          <table:table-cell table:formula="of:=IF(AND([.$G19]&lt;=[.T$1];[.T$1]&lt;=[.$H19]);1;&quot;&quot;)">
            <text:p/>
          </table:table-cell>
          <table:table-cell table:formula="of:=IF(AND([.$G19]&lt;=[.U$1];[.U$1]&lt;=[.$H19]);1;&quot;&quot;)">
            <text:p/>
          </table:table-cell>
          <table:table-cell table:formula="of:=IF(AND([.$G19]&lt;=[.V$1];[.V$1]&lt;=[.$H19]);1;&quot;&quot;)">
            <text:p/>
          </table:table-cell>
          <table:table-cell table:formula="of:=IF(AND([.$G19]&lt;=[.W$1];[.W$1]&lt;=[.$H19]);1;&quot;&quot;)">
            <text:p/>
          </table:table-cell>
          <table:table-cell table:formula="of:=IF(AND([.$G19]&lt;=[.X$1];[.X$1]&lt;=[.$H19]);1;&quot;&quot;)">
            <text:p/>
          </table:table-cell>
          <table:table-cell table:formula="of:=IF(AND([.$G19]&lt;=[.Y$1];[.Y$1]&lt;=[.$H19]);1;&quot;&quot;)">
            <text:p/>
          </table:table-cell>
          <table:table-cell table:formula="of:=IF(AND([.$G19]&lt;=[.Z$1];[.Z$1]&lt;=[.$H19]);1;&quot;&quot;)">
            <text:p/>
          </table:table-cell>
          <table:table-cell table:formula="of:=IF(AND([.$G19]&lt;=[.AA$1];[.AA$1]&lt;=[.$H19]);1;&quot;&quot;)">
            <text:p/>
          </table:table-cell>
          <table:table-cell table:formula="of:=IF(AND([.$G19]&lt;=[.AB$1];[.AB$1]&lt;=[.$H19]);1;&quot;&quot;)">
            <text:p/>
          </table:table-cell>
          <table:table-cell table:style-name="ce10" table:formula="of:=IF(AND([.$G19]&lt;=[.AC$1];[.AC$1]&lt;=[.$H19]);1;&quot;&quot;)">
            <text:p/>
          </table:table-cell>
          <table:table-cell table:formula="of:=IF(AND([.$G19]&lt;=[.AD$1];[.AD$1]&lt;=[.$H19]);1;&quot;&quot;)" office:value-type="float" office:value="1" calcext:value-type="float">
            <text:p>1</text:p>
          </table:table-cell>
          <table:table-cell table:formula="of:=IF(AND([.$G19]&lt;=[.AE$1];[.AE$1]&lt;=[.$H19]);1;&quot;&quot;)" office:value-type="float" office:value="1" calcext:value-type="float">
            <text:p>1</text:p>
          </table:table-cell>
          <table:table-cell table:formula="of:=IF(AND([.$G19]&lt;=[.AF$1];[.AF$1]&lt;=[.$H19]);1;&quot;&quot;)" office:value-type="float" office:value="1" calcext:value-type="float">
            <text:p>1</text:p>
          </table:table-cell>
          <table:table-cell table:formula="of:=IF(AND([.$G19]&lt;=[.AG$1];[.AG$1]&lt;=[.$H19]);1;&quot;&quot;)" office:value-type="float" office:value="1" calcext:value-type="float">
            <text:p>1</text:p>
          </table:table-cell>
          <table:table-cell table:formula="of:=IF(AND([.$G19]&lt;=[.AH$1];[.AH$1]&lt;=[.$H19]);1;&quot;&quot;)">
            <text:p/>
          </table:table-cell>
          <table:table-cell table:formula="of:=IF(AND([.$G19]&lt;=[.AI$1];[.AI$1]&lt;=[.$H19]);1;&quot;&quot;)">
            <text:p/>
          </table:table-cell>
          <table:table-cell table:formula="of:=IF(AND([.$G19]&lt;=[.AJ$1];[.AJ$1]&lt;=[.$H19]);1;&quot;&quot;)">
            <text:p/>
          </table:table-cell>
          <table:table-cell table:formula="of:=IF(AND([.$G19]&lt;=[.AK$1];[.AK$1]&lt;=[.$H19]);1;&quot;&quot;)">
            <text:p/>
          </table:table-cell>
          <table:table-cell table:formula="of:=IF(AND([.$G19]&lt;=[.AL$1];[.AL$1]&lt;=[.$H19]);1;&quot;&quot;)">
            <text:p/>
          </table:table-cell>
          <table:table-cell table:formula="of:=IF(AND([.$G19]&lt;=[.AM$1];[.AM$1]&lt;=[.$H19]);1;&quot;&quot;)">
            <text:p/>
          </table:table-cell>
          <table:table-cell table:formula="of:=IF(AND([.$G19]&lt;=[.AN$1];[.AN$1]&lt;=[.$H19]);1;&quot;&quot;)">
            <text:p/>
          </table:table-cell>
          <table:table-cell table:formula="of:=IF(AND([.$G19]&lt;=[.AO$1];[.AO$1]&lt;=[.$H19]);1;&quot;&quot;)">
            <text:p/>
          </table:table-cell>
          <table:table-cell table:formula="of:=IF(AND([.$G19]&lt;=[.AP$1];[.AP$1]&lt;=[.$H19]);1;&quot;&quot;)">
            <text:p/>
          </table:table-cell>
          <table:table-cell table:formula="of:=IF(AND([.$G19]&lt;=[.AQ$1];[.AQ$1]&lt;=[.$H19]);1;&quot;&quot;)">
            <text:p/>
          </table:table-cell>
          <table:table-cell table:formula="of:=IF(AND([.$G19]&lt;=[.AR$1];[.AR$1]&lt;=[.$H19]);1;&quot;&quot;)">
            <text:p/>
          </table:table-cell>
          <table:table-cell table:formula="of:=IF(AND([.$G19]&lt;=[.AS$1];[.AS$1]&lt;=[.$H19]);1;&quot;&quot;)">
            <text:p/>
          </table:table-cell>
          <table:table-cell table:formula="of:=IF(AND([.$G19]&lt;=[.AT$1];[.AT$1]&lt;=[.$H19]);1;&quot;&quot;)">
            <text:p/>
          </table:table-cell>
          <table:table-cell table:formula="of:=IF(AND([.$G19]&lt;=[.AU$1];[.AU$1]&lt;=[.$H19]);1;&quot;&quot;)">
            <text:p/>
          </table:table-cell>
          <table:table-cell table:formula="of:=IF(AND([.$G19]&lt;=[.AV$1];[.AV$1]&lt;=[.$H19]);1;&quot;&quot;)">
            <text:p/>
          </table:table-cell>
          <table:table-cell table:formula="of:=IF(AND([.$G19]&lt;=[.AW$1];[.AW$1]&lt;=[.$H19]);1;&quot;&quot;)">
            <text:p/>
          </table:table-cell>
          <table:table-cell table:formula="of:=IF(AND([.$G19]&lt;=[.AX$1];[.AX$1]&lt;=[.$H19]);1;&quot;&quot;)">
            <text:p/>
          </table:table-cell>
          <table:table-cell table:formula="of:=IF(AND([.$G19]&lt;=[.AY$1];[.AY$1]&lt;=[.$H19]);1;&quot;&quot;)">
            <text:p/>
          </table:table-cell>
          <table:table-cell table:formula="of:=IF(AND([.$G19]&lt;=[.AZ$1];[.AZ$1]&lt;=[.$H19]);1;&quot;&quot;)">
            <text:p/>
          </table:table-cell>
          <table:table-cell table:formula="of:=IF(AND([.$G19]&lt;=[.BA$1];[.BA$1]&lt;=[.$H19]);1;&quot;&quot;)">
            <text:p/>
          </table:table-cell>
          <table:table-cell table:formula="of:=IF(AND([.$G19]&lt;=[.BB$1];[.BB$1]&lt;=[.$H19]);1;&quot;&quot;)">
            <text:p/>
          </table:table-cell>
          <table:table-cell table:formula="of:=IF(AND([.$G19]&lt;=[.BC$1];[.BC$1]&lt;=[.$H19]);1;&quot;&quot;)">
            <text:p/>
          </table:table-cell>
          <table:table-cell table:formula="of:=IF(AND([.$G19]&lt;=[.BD$1];[.BD$1]&lt;=[.$H19]);1;&quot;&quot;)">
            <text:p/>
          </table:table-cell>
          <table:table-cell table:formula="of:=IF(AND([.$G19]&lt;=[.BE$1];[.BE$1]&lt;=[.$H19]);1;&quot;&quot;)">
            <text:p/>
          </table:table-cell>
          <table:table-cell table:formula="of:=IF(AND([.$G19]&lt;=[.BF$1];[.BF$1]&lt;=[.$H19]);1;&quot;&quot;)">
            <text:p/>
          </table:table-cell>
          <table:table-cell table:formula="of:=IF(AND([.$G19]&lt;=[.BG$1];[.BG$1]&lt;=[.$H19]);1;&quot;&quot;)">
            <text:p/>
          </table:table-cell>
          <table:table-cell table:formula="of:=IF(AND([.$G19]&lt;=[.BH$1];[.BH$1]&lt;=[.$H19]);1;&quot;&quot;)">
            <text:p/>
          </table:table-cell>
          <table:table-cell table:formula="of:=IF(AND([.$G19]&lt;=[.BI$1];[.BI$1]&lt;=[.$H19]);1;&quot;&quot;)">
            <text:p/>
          </table:table-cell>
          <table:table-cell table:formula="of:=IF(AND([.$G19]&lt;=[.BJ$1];[.BJ$1]&lt;=[.$H19]);1;&quot;&quot;)">
            <text:p/>
          </table:table-cell>
          <table:table-cell table:formula="of:=IF(AND([.$G19]&lt;=[.BK$1];[.BK$1]&lt;=[.$H19]);1;&quot;&quot;)">
            <text:p/>
          </table:table-cell>
          <table:table-cell table:formula="of:=IF(AND([.$G19]&lt;=[.BL$1];[.BL$1]&lt;=[.$H19]);1;&quot;&quot;)">
            <text:p/>
          </table:table-cell>
          <table:table-cell table:formula="of:=IF(AND([.$G19]&lt;=[.BM$1];[.BM$1]&lt;=[.$H19]);1;&quot;&quot;)">
            <text:p/>
          </table:table-cell>
          <table:table-cell table:formula="of:=IF(AND([.$G19]&lt;=[.BN$1];[.BN$1]&lt;=[.$H19]);1;&quot;&quot;)">
            <text:p/>
          </table:table-cell>
          <table:table-cell table:formula="of:=IF(AND([.$G19]&lt;=[.BO$1];[.BO$1]&lt;=[.$H19]);1;&quot;&quot;)">
            <text:p/>
          </table:table-cell>
          <table:table-cell table:formula="of:=IF(AND([.$G19]&lt;=[.BP$1];[.BP$1]&lt;=[.$H19]);1;&quot;&quot;)">
            <text:p/>
          </table:table-cell>
          <table:table-cell table:formula="of:=IF(AND([.$G19]&lt;=[.BQ$1];[.BQ$1]&lt;=[.$H19]);1;&quot;&quot;)">
            <text:p/>
          </table:table-cell>
          <table:table-cell table:formula="of:=IF(AND([.$G19]&lt;=[.BR$1];[.BR$1]&lt;=[.$H19]);1;&quot;&quot;)">
            <text:p/>
          </table:table-cell>
          <table:table-cell table:formula="of:=IF(AND([.$G19]&lt;=[.BS$1];[.BS$1]&lt;=[.$H19]);1;&quot;&quot;)">
            <text:p/>
          </table:table-cell>
          <table:table-cell table:formula="of:=IF(AND([.$G19]&lt;=[.BT$1];[.BT$1]&lt;=[.$H19]);1;&quot;&quot;)">
            <text:p/>
          </table:table-cell>
          <table:table-cell table:formula="of:=IF(AND([.$G19]&lt;=[.BU$1];[.BU$1]&lt;=[.$H19]);1;&quot;&quot;)">
            <text:p/>
          </table:table-cell>
          <table:table-cell table:formula="of:=IF(AND([.$G19]&lt;=[.BV$1];[.BV$1]&lt;=[.$H19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04" calcext:value-type="float">
            <text:p>104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0];[.$A:.$H];8;0)" office:value-type="float" office:value="21" calcext:value-type="float">
            <text:p>21</text:p>
          </table:table-cell>
          <table:table-cell table:style-name="ce6" table:formula="of:=VLOOKUP([.D20];[.$A:.$H];8;0)" office:value-type="float" office:value="0" calcext:value-type="float">
            <text:p>0</text:p>
          </table:table-cell>
          <table:table-cell table:style-name="ce7" table:formula="of:=[.H20]-[.B20]+1" office:value-type="float" office:value="22" calcext:value-type="float">
            <text:p>22</text:p>
          </table:table-cell>
          <table:table-cell table:style-name="ce8" table:formula="of:=[.B20]+MAX([.E20:.F20])" office:value-type="float" office:value="26" calcext:value-type="float">
            <text:p>26</text:p>
          </table:table-cell>
          <table:table-cell table:formula="of:=IF(AND([.$G20]&lt;=[.I$1];[.I$1]&lt;=[.$H20]);1;&quot;&quot;)">
            <text:p/>
          </table:table-cell>
          <table:table-cell table:formula="of:=IF(AND([.$G20]&lt;=[.J$1];[.J$1]&lt;=[.$H20]);1;&quot;&quot;)">
            <text:p/>
          </table:table-cell>
          <table:table-cell table:formula="of:=IF(AND([.$G20]&lt;=[.K$1];[.K$1]&lt;=[.$H20]);1;&quot;&quot;)">
            <text:p/>
          </table:table-cell>
          <table:table-cell table:formula="of:=IF(AND([.$G20]&lt;=[.L$1];[.L$1]&lt;=[.$H20]);1;&quot;&quot;)">
            <text:p/>
          </table:table-cell>
          <table:table-cell table:formula="of:=IF(AND([.$G20]&lt;=[.M$1];[.M$1]&lt;=[.$H20]);1;&quot;&quot;)">
            <text:p/>
          </table:table-cell>
          <table:table-cell table:formula="of:=IF(AND([.$G20]&lt;=[.N$1];[.N$1]&lt;=[.$H20]);1;&quot;&quot;)">
            <text:p/>
          </table:table-cell>
          <table:table-cell table:formula="of:=IF(AND([.$G20]&lt;=[.O$1];[.O$1]&lt;=[.$H20]);1;&quot;&quot;)">
            <text:p/>
          </table:table-cell>
          <table:table-cell table:formula="of:=IF(AND([.$G20]&lt;=[.P$1];[.P$1]&lt;=[.$H20]);1;&quot;&quot;)">
            <text:p/>
          </table:table-cell>
          <table:table-cell table:formula="of:=IF(AND([.$G20]&lt;=[.Q$1];[.Q$1]&lt;=[.$H20]);1;&quot;&quot;)">
            <text:p/>
          </table:table-cell>
          <table:table-cell table:formula="of:=IF(AND([.$G20]&lt;=[.R$1];[.R$1]&lt;=[.$H20]);1;&quot;&quot;)">
            <text:p/>
          </table:table-cell>
          <table:table-cell table:formula="of:=IF(AND([.$G20]&lt;=[.S$1];[.S$1]&lt;=[.$H20]);1;&quot;&quot;)">
            <text:p/>
          </table:table-cell>
          <table:table-cell table:formula="of:=IF(AND([.$G20]&lt;=[.T$1];[.T$1]&lt;=[.$H20]);1;&quot;&quot;)">
            <text:p/>
          </table:table-cell>
          <table:table-cell table:formula="of:=IF(AND([.$G20]&lt;=[.U$1];[.U$1]&lt;=[.$H20]);1;&quot;&quot;)">
            <text:p/>
          </table:table-cell>
          <table:table-cell table:formula="of:=IF(AND([.$G20]&lt;=[.V$1];[.V$1]&lt;=[.$H20]);1;&quot;&quot;)">
            <text:p/>
          </table:table-cell>
          <table:table-cell table:formula="of:=IF(AND([.$G20]&lt;=[.W$1];[.W$1]&lt;=[.$H20]);1;&quot;&quot;)">
            <text:p/>
          </table:table-cell>
          <table:table-cell table:formula="of:=IF(AND([.$G20]&lt;=[.X$1];[.X$1]&lt;=[.$H20]);1;&quot;&quot;)">
            <text:p/>
          </table:table-cell>
          <table:table-cell table:formula="of:=IF(AND([.$G20]&lt;=[.Y$1];[.Y$1]&lt;=[.$H20]);1;&quot;&quot;)">
            <text:p/>
          </table:table-cell>
          <table:table-cell table:formula="of:=IF(AND([.$G20]&lt;=[.Z$1];[.Z$1]&lt;=[.$H20]);1;&quot;&quot;)">
            <text:p/>
          </table:table-cell>
          <table:table-cell table:formula="of:=IF(AND([.$G20]&lt;=[.AA$1];[.AA$1]&lt;=[.$H20]);1;&quot;&quot;)">
            <text:p/>
          </table:table-cell>
          <table:table-cell table:formula="of:=IF(AND([.$G20]&lt;=[.AB$1];[.AB$1]&lt;=[.$H20]);1;&quot;&quot;)">
            <text:p/>
          </table:table-cell>
          <table:table-cell table:style-name="ce10" table:formula="of:=IF(AND([.$G20]&lt;=[.AC$1];[.AC$1]&lt;=[.$H20]);1;&quot;&quot;)">
            <text:p/>
          </table:table-cell>
          <table:table-cell table:formula="of:=IF(AND([.$G20]&lt;=[.AD$1];[.AD$1]&lt;=[.$H20]);1;&quot;&quot;)" office:value-type="float" office:value="1" calcext:value-type="float">
            <text:p>1</text:p>
          </table:table-cell>
          <table:table-cell table:formula="of:=IF(AND([.$G20]&lt;=[.AE$1];[.AE$1]&lt;=[.$H20]);1;&quot;&quot;)" office:value-type="float" office:value="1" calcext:value-type="float">
            <text:p>1</text:p>
          </table:table-cell>
          <table:table-cell table:formula="of:=IF(AND([.$G20]&lt;=[.AF$1];[.AF$1]&lt;=[.$H20]);1;&quot;&quot;)" office:value-type="float" office:value="1" calcext:value-type="float">
            <text:p>1</text:p>
          </table:table-cell>
          <table:table-cell table:formula="of:=IF(AND([.$G20]&lt;=[.AG$1];[.AG$1]&lt;=[.$H20]);1;&quot;&quot;)" office:value-type="float" office:value="1" calcext:value-type="float">
            <text:p>1</text:p>
          </table:table-cell>
          <table:table-cell table:formula="of:=IF(AND([.$G20]&lt;=[.AH$1];[.AH$1]&lt;=[.$H20]);1;&quot;&quot;)" office:value-type="float" office:value="1" calcext:value-type="float">
            <text:p>1</text:p>
          </table:table-cell>
          <table:table-cell table:formula="of:=IF(AND([.$G20]&lt;=[.AI$1];[.AI$1]&lt;=[.$H20]);1;&quot;&quot;)">
            <text:p/>
          </table:table-cell>
          <table:table-cell table:formula="of:=IF(AND([.$G20]&lt;=[.AJ$1];[.AJ$1]&lt;=[.$H20]);1;&quot;&quot;)">
            <text:p/>
          </table:table-cell>
          <table:table-cell table:formula="of:=IF(AND([.$G20]&lt;=[.AK$1];[.AK$1]&lt;=[.$H20]);1;&quot;&quot;)">
            <text:p/>
          </table:table-cell>
          <table:table-cell table:formula="of:=IF(AND([.$G20]&lt;=[.AL$1];[.AL$1]&lt;=[.$H20]);1;&quot;&quot;)">
            <text:p/>
          </table:table-cell>
          <table:table-cell table:formula="of:=IF(AND([.$G20]&lt;=[.AM$1];[.AM$1]&lt;=[.$H20]);1;&quot;&quot;)">
            <text:p/>
          </table:table-cell>
          <table:table-cell table:formula="of:=IF(AND([.$G20]&lt;=[.AN$1];[.AN$1]&lt;=[.$H20]);1;&quot;&quot;)">
            <text:p/>
          </table:table-cell>
          <table:table-cell table:formula="of:=IF(AND([.$G20]&lt;=[.AO$1];[.AO$1]&lt;=[.$H20]);1;&quot;&quot;)">
            <text:p/>
          </table:table-cell>
          <table:table-cell table:formula="of:=IF(AND([.$G20]&lt;=[.AP$1];[.AP$1]&lt;=[.$H20]);1;&quot;&quot;)">
            <text:p/>
          </table:table-cell>
          <table:table-cell table:formula="of:=IF(AND([.$G20]&lt;=[.AQ$1];[.AQ$1]&lt;=[.$H20]);1;&quot;&quot;)">
            <text:p/>
          </table:table-cell>
          <table:table-cell table:formula="of:=IF(AND([.$G20]&lt;=[.AR$1];[.AR$1]&lt;=[.$H20]);1;&quot;&quot;)">
            <text:p/>
          </table:table-cell>
          <table:table-cell table:formula="of:=IF(AND([.$G20]&lt;=[.AS$1];[.AS$1]&lt;=[.$H20]);1;&quot;&quot;)">
            <text:p/>
          </table:table-cell>
          <table:table-cell table:formula="of:=IF(AND([.$G20]&lt;=[.AT$1];[.AT$1]&lt;=[.$H20]);1;&quot;&quot;)">
            <text:p/>
          </table:table-cell>
          <table:table-cell table:formula="of:=IF(AND([.$G20]&lt;=[.AU$1];[.AU$1]&lt;=[.$H20]);1;&quot;&quot;)">
            <text:p/>
          </table:table-cell>
          <table:table-cell table:formula="of:=IF(AND([.$G20]&lt;=[.AV$1];[.AV$1]&lt;=[.$H20]);1;&quot;&quot;)">
            <text:p/>
          </table:table-cell>
          <table:table-cell table:formula="of:=IF(AND([.$G20]&lt;=[.AW$1];[.AW$1]&lt;=[.$H20]);1;&quot;&quot;)">
            <text:p/>
          </table:table-cell>
          <table:table-cell table:formula="of:=IF(AND([.$G20]&lt;=[.AX$1];[.AX$1]&lt;=[.$H20]);1;&quot;&quot;)">
            <text:p/>
          </table:table-cell>
          <table:table-cell table:formula="of:=IF(AND([.$G20]&lt;=[.AY$1];[.AY$1]&lt;=[.$H20]);1;&quot;&quot;)">
            <text:p/>
          </table:table-cell>
          <table:table-cell table:formula="of:=IF(AND([.$G20]&lt;=[.AZ$1];[.AZ$1]&lt;=[.$H20]);1;&quot;&quot;)">
            <text:p/>
          </table:table-cell>
          <table:table-cell table:formula="of:=IF(AND([.$G20]&lt;=[.BA$1];[.BA$1]&lt;=[.$H20]);1;&quot;&quot;)">
            <text:p/>
          </table:table-cell>
          <table:table-cell table:formula="of:=IF(AND([.$G20]&lt;=[.BB$1];[.BB$1]&lt;=[.$H20]);1;&quot;&quot;)">
            <text:p/>
          </table:table-cell>
          <table:table-cell table:formula="of:=IF(AND([.$G20]&lt;=[.BC$1];[.BC$1]&lt;=[.$H20]);1;&quot;&quot;)">
            <text:p/>
          </table:table-cell>
          <table:table-cell table:formula="of:=IF(AND([.$G20]&lt;=[.BD$1];[.BD$1]&lt;=[.$H20]);1;&quot;&quot;)">
            <text:p/>
          </table:table-cell>
          <table:table-cell table:formula="of:=IF(AND([.$G20]&lt;=[.BE$1];[.BE$1]&lt;=[.$H20]);1;&quot;&quot;)">
            <text:p/>
          </table:table-cell>
          <table:table-cell table:formula="of:=IF(AND([.$G20]&lt;=[.BF$1];[.BF$1]&lt;=[.$H20]);1;&quot;&quot;)">
            <text:p/>
          </table:table-cell>
          <table:table-cell table:formula="of:=IF(AND([.$G20]&lt;=[.BG$1];[.BG$1]&lt;=[.$H20]);1;&quot;&quot;)">
            <text:p/>
          </table:table-cell>
          <table:table-cell table:formula="of:=IF(AND([.$G20]&lt;=[.BH$1];[.BH$1]&lt;=[.$H20]);1;&quot;&quot;)">
            <text:p/>
          </table:table-cell>
          <table:table-cell table:formula="of:=IF(AND([.$G20]&lt;=[.BI$1];[.BI$1]&lt;=[.$H20]);1;&quot;&quot;)">
            <text:p/>
          </table:table-cell>
          <table:table-cell table:formula="of:=IF(AND([.$G20]&lt;=[.BJ$1];[.BJ$1]&lt;=[.$H20]);1;&quot;&quot;)">
            <text:p/>
          </table:table-cell>
          <table:table-cell table:formula="of:=IF(AND([.$G20]&lt;=[.BK$1];[.BK$1]&lt;=[.$H20]);1;&quot;&quot;)">
            <text:p/>
          </table:table-cell>
          <table:table-cell table:formula="of:=IF(AND([.$G20]&lt;=[.BL$1];[.BL$1]&lt;=[.$H20]);1;&quot;&quot;)">
            <text:p/>
          </table:table-cell>
          <table:table-cell table:formula="of:=IF(AND([.$G20]&lt;=[.BM$1];[.BM$1]&lt;=[.$H20]);1;&quot;&quot;)">
            <text:p/>
          </table:table-cell>
          <table:table-cell table:formula="of:=IF(AND([.$G20]&lt;=[.BN$1];[.BN$1]&lt;=[.$H20]);1;&quot;&quot;)">
            <text:p/>
          </table:table-cell>
          <table:table-cell table:formula="of:=IF(AND([.$G20]&lt;=[.BO$1];[.BO$1]&lt;=[.$H20]);1;&quot;&quot;)">
            <text:p/>
          </table:table-cell>
          <table:table-cell table:formula="of:=IF(AND([.$G20]&lt;=[.BP$1];[.BP$1]&lt;=[.$H20]);1;&quot;&quot;)">
            <text:p/>
          </table:table-cell>
          <table:table-cell table:formula="of:=IF(AND([.$G20]&lt;=[.BQ$1];[.BQ$1]&lt;=[.$H20]);1;&quot;&quot;)">
            <text:p/>
          </table:table-cell>
          <table:table-cell table:formula="of:=IF(AND([.$G20]&lt;=[.BR$1];[.BR$1]&lt;=[.$H20]);1;&quot;&quot;)">
            <text:p/>
          </table:table-cell>
          <table:table-cell table:formula="of:=IF(AND([.$G20]&lt;=[.BS$1];[.BS$1]&lt;=[.$H20]);1;&quot;&quot;)">
            <text:p/>
          </table:table-cell>
          <table:table-cell table:formula="of:=IF(AND([.$G20]&lt;=[.BT$1];[.BT$1]&lt;=[.$H20]);1;&quot;&quot;)">
            <text:p/>
          </table:table-cell>
          <table:table-cell table:formula="of:=IF(AND([.$G20]&lt;=[.BU$1];[.BU$1]&lt;=[.$H20]);1;&quot;&quot;)">
            <text:p/>
          </table:table-cell>
          <table:table-cell table:formula="of:=IF(AND([.$G20]&lt;=[.BV$1];[.BV$1]&lt;=[.$H20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1];[.$A:.$H];8;0)" office:value-type="float" office:value="21" calcext:value-type="float">
            <text:p>21</text:p>
          </table:table-cell>
          <table:table-cell table:style-name="ce6" table:formula="of:=VLOOKUP([.D21];[.$A:.$H];8;0)" office:value-type="float" office:value="0" calcext:value-type="float">
            <text:p>0</text:p>
          </table:table-cell>
          <table:table-cell table:style-name="ce7" table:formula="of:=[.H21]-[.B21]+1" office:value-type="float" office:value="22" calcext:value-type="float">
            <text:p>22</text:p>
          </table:table-cell>
          <table:table-cell table:style-name="ce8" table:formula="of:=[.B21]+MAX([.E21:.F21])" office:value-type="float" office:value="22" calcext:value-type="float">
            <text:p>22</text:p>
          </table:table-cell>
          <table:table-cell table:formula="of:=IF(AND([.$G21]&lt;=[.I$1];[.I$1]&lt;=[.$H21]);1;&quot;&quot;)">
            <text:p/>
          </table:table-cell>
          <table:table-cell table:formula="of:=IF(AND([.$G21]&lt;=[.J$1];[.J$1]&lt;=[.$H21]);1;&quot;&quot;)">
            <text:p/>
          </table:table-cell>
          <table:table-cell table:formula="of:=IF(AND([.$G21]&lt;=[.K$1];[.K$1]&lt;=[.$H21]);1;&quot;&quot;)">
            <text:p/>
          </table:table-cell>
          <table:table-cell table:formula="of:=IF(AND([.$G21]&lt;=[.L$1];[.L$1]&lt;=[.$H21]);1;&quot;&quot;)">
            <text:p/>
          </table:table-cell>
          <table:table-cell table:formula="of:=IF(AND([.$G21]&lt;=[.M$1];[.M$1]&lt;=[.$H21]);1;&quot;&quot;)">
            <text:p/>
          </table:table-cell>
          <table:table-cell table:formula="of:=IF(AND([.$G21]&lt;=[.N$1];[.N$1]&lt;=[.$H21]);1;&quot;&quot;)">
            <text:p/>
          </table:table-cell>
          <table:table-cell table:formula="of:=IF(AND([.$G21]&lt;=[.O$1];[.O$1]&lt;=[.$H21]);1;&quot;&quot;)">
            <text:p/>
          </table:table-cell>
          <table:table-cell table:formula="of:=IF(AND([.$G21]&lt;=[.P$1];[.P$1]&lt;=[.$H21]);1;&quot;&quot;)">
            <text:p/>
          </table:table-cell>
          <table:table-cell table:formula="of:=IF(AND([.$G21]&lt;=[.Q$1];[.Q$1]&lt;=[.$H21]);1;&quot;&quot;)">
            <text:p/>
          </table:table-cell>
          <table:table-cell table:formula="of:=IF(AND([.$G21]&lt;=[.R$1];[.R$1]&lt;=[.$H21]);1;&quot;&quot;)">
            <text:p/>
          </table:table-cell>
          <table:table-cell table:formula="of:=IF(AND([.$G21]&lt;=[.S$1];[.S$1]&lt;=[.$H21]);1;&quot;&quot;)">
            <text:p/>
          </table:table-cell>
          <table:table-cell table:formula="of:=IF(AND([.$G21]&lt;=[.T$1];[.T$1]&lt;=[.$H21]);1;&quot;&quot;)">
            <text:p/>
          </table:table-cell>
          <table:table-cell table:formula="of:=IF(AND([.$G21]&lt;=[.U$1];[.U$1]&lt;=[.$H21]);1;&quot;&quot;)">
            <text:p/>
          </table:table-cell>
          <table:table-cell table:formula="of:=IF(AND([.$G21]&lt;=[.V$1];[.V$1]&lt;=[.$H21]);1;&quot;&quot;)">
            <text:p/>
          </table:table-cell>
          <table:table-cell table:formula="of:=IF(AND([.$G21]&lt;=[.W$1];[.W$1]&lt;=[.$H21]);1;&quot;&quot;)">
            <text:p/>
          </table:table-cell>
          <table:table-cell table:formula="of:=IF(AND([.$G21]&lt;=[.X$1];[.X$1]&lt;=[.$H21]);1;&quot;&quot;)">
            <text:p/>
          </table:table-cell>
          <table:table-cell table:formula="of:=IF(AND([.$G21]&lt;=[.Y$1];[.Y$1]&lt;=[.$H21]);1;&quot;&quot;)">
            <text:p/>
          </table:table-cell>
          <table:table-cell table:formula="of:=IF(AND([.$G21]&lt;=[.Z$1];[.Z$1]&lt;=[.$H21]);1;&quot;&quot;)">
            <text:p/>
          </table:table-cell>
          <table:table-cell table:formula="of:=IF(AND([.$G21]&lt;=[.AA$1];[.AA$1]&lt;=[.$H21]);1;&quot;&quot;)">
            <text:p/>
          </table:table-cell>
          <table:table-cell table:formula="of:=IF(AND([.$G21]&lt;=[.AB$1];[.AB$1]&lt;=[.$H21]);1;&quot;&quot;)">
            <text:p/>
          </table:table-cell>
          <table:table-cell table:style-name="ce10" table:formula="of:=IF(AND([.$G21]&lt;=[.AC$1];[.AC$1]&lt;=[.$H21]);1;&quot;&quot;)">
            <text:p/>
          </table:table-cell>
          <table:table-cell table:formula="of:=IF(AND([.$G21]&lt;=[.AD$1];[.AD$1]&lt;=[.$H21]);1;&quot;&quot;)" office:value-type="float" office:value="1" calcext:value-type="float">
            <text:p>1</text:p>
          </table:table-cell>
          <table:table-cell table:formula="of:=IF(AND([.$G21]&lt;=[.AE$1];[.AE$1]&lt;=[.$H21]);1;&quot;&quot;)">
            <text:p/>
          </table:table-cell>
          <table:table-cell table:formula="of:=IF(AND([.$G21]&lt;=[.AF$1];[.AF$1]&lt;=[.$H21]);1;&quot;&quot;)">
            <text:p/>
          </table:table-cell>
          <table:table-cell table:formula="of:=IF(AND([.$G21]&lt;=[.AG$1];[.AG$1]&lt;=[.$H21]);1;&quot;&quot;)">
            <text:p/>
          </table:table-cell>
          <table:table-cell table:formula="of:=IF(AND([.$G21]&lt;=[.AH$1];[.AH$1]&lt;=[.$H21]);1;&quot;&quot;)">
            <text:p/>
          </table:table-cell>
          <table:table-cell table:formula="of:=IF(AND([.$G21]&lt;=[.AI$1];[.AI$1]&lt;=[.$H21]);1;&quot;&quot;)">
            <text:p/>
          </table:table-cell>
          <table:table-cell table:formula="of:=IF(AND([.$G21]&lt;=[.AJ$1];[.AJ$1]&lt;=[.$H21]);1;&quot;&quot;)">
            <text:p/>
          </table:table-cell>
          <table:table-cell table:formula="of:=IF(AND([.$G21]&lt;=[.AK$1];[.AK$1]&lt;=[.$H21]);1;&quot;&quot;)">
            <text:p/>
          </table:table-cell>
          <table:table-cell table:formula="of:=IF(AND([.$G21]&lt;=[.AL$1];[.AL$1]&lt;=[.$H21]);1;&quot;&quot;)">
            <text:p/>
          </table:table-cell>
          <table:table-cell table:formula="of:=IF(AND([.$G21]&lt;=[.AM$1];[.AM$1]&lt;=[.$H21]);1;&quot;&quot;)">
            <text:p/>
          </table:table-cell>
          <table:table-cell table:formula="of:=IF(AND([.$G21]&lt;=[.AN$1];[.AN$1]&lt;=[.$H21]);1;&quot;&quot;)">
            <text:p/>
          </table:table-cell>
          <table:table-cell table:formula="of:=IF(AND([.$G21]&lt;=[.AO$1];[.AO$1]&lt;=[.$H21]);1;&quot;&quot;)">
            <text:p/>
          </table:table-cell>
          <table:table-cell table:formula="of:=IF(AND([.$G21]&lt;=[.AP$1];[.AP$1]&lt;=[.$H21]);1;&quot;&quot;)">
            <text:p/>
          </table:table-cell>
          <table:table-cell table:formula="of:=IF(AND([.$G21]&lt;=[.AQ$1];[.AQ$1]&lt;=[.$H21]);1;&quot;&quot;)">
            <text:p/>
          </table:table-cell>
          <table:table-cell table:formula="of:=IF(AND([.$G21]&lt;=[.AR$1];[.AR$1]&lt;=[.$H21]);1;&quot;&quot;)">
            <text:p/>
          </table:table-cell>
          <table:table-cell table:formula="of:=IF(AND([.$G21]&lt;=[.AS$1];[.AS$1]&lt;=[.$H21]);1;&quot;&quot;)">
            <text:p/>
          </table:table-cell>
          <table:table-cell table:formula="of:=IF(AND([.$G21]&lt;=[.AT$1];[.AT$1]&lt;=[.$H21]);1;&quot;&quot;)">
            <text:p/>
          </table:table-cell>
          <table:table-cell table:formula="of:=IF(AND([.$G21]&lt;=[.AU$1];[.AU$1]&lt;=[.$H21]);1;&quot;&quot;)">
            <text:p/>
          </table:table-cell>
          <table:table-cell table:formula="of:=IF(AND([.$G21]&lt;=[.AV$1];[.AV$1]&lt;=[.$H21]);1;&quot;&quot;)">
            <text:p/>
          </table:table-cell>
          <table:table-cell table:formula="of:=IF(AND([.$G21]&lt;=[.AW$1];[.AW$1]&lt;=[.$H21]);1;&quot;&quot;)">
            <text:p/>
          </table:table-cell>
          <table:table-cell table:formula="of:=IF(AND([.$G21]&lt;=[.AX$1];[.AX$1]&lt;=[.$H21]);1;&quot;&quot;)">
            <text:p/>
          </table:table-cell>
          <table:table-cell table:formula="of:=IF(AND([.$G21]&lt;=[.AY$1];[.AY$1]&lt;=[.$H21]);1;&quot;&quot;)">
            <text:p/>
          </table:table-cell>
          <table:table-cell table:formula="of:=IF(AND([.$G21]&lt;=[.AZ$1];[.AZ$1]&lt;=[.$H21]);1;&quot;&quot;)">
            <text:p/>
          </table:table-cell>
          <table:table-cell table:formula="of:=IF(AND([.$G21]&lt;=[.BA$1];[.BA$1]&lt;=[.$H21]);1;&quot;&quot;)">
            <text:p/>
          </table:table-cell>
          <table:table-cell table:formula="of:=IF(AND([.$G21]&lt;=[.BB$1];[.BB$1]&lt;=[.$H21]);1;&quot;&quot;)">
            <text:p/>
          </table:table-cell>
          <table:table-cell table:formula="of:=IF(AND([.$G21]&lt;=[.BC$1];[.BC$1]&lt;=[.$H21]);1;&quot;&quot;)">
            <text:p/>
          </table:table-cell>
          <table:table-cell table:formula="of:=IF(AND([.$G21]&lt;=[.BD$1];[.BD$1]&lt;=[.$H21]);1;&quot;&quot;)">
            <text:p/>
          </table:table-cell>
          <table:table-cell table:formula="of:=IF(AND([.$G21]&lt;=[.BE$1];[.BE$1]&lt;=[.$H21]);1;&quot;&quot;)">
            <text:p/>
          </table:table-cell>
          <table:table-cell table:formula="of:=IF(AND([.$G21]&lt;=[.BF$1];[.BF$1]&lt;=[.$H21]);1;&quot;&quot;)">
            <text:p/>
          </table:table-cell>
          <table:table-cell table:formula="of:=IF(AND([.$G21]&lt;=[.BG$1];[.BG$1]&lt;=[.$H21]);1;&quot;&quot;)">
            <text:p/>
          </table:table-cell>
          <table:table-cell table:formula="of:=IF(AND([.$G21]&lt;=[.BH$1];[.BH$1]&lt;=[.$H21]);1;&quot;&quot;)">
            <text:p/>
          </table:table-cell>
          <table:table-cell table:formula="of:=IF(AND([.$G21]&lt;=[.BI$1];[.BI$1]&lt;=[.$H21]);1;&quot;&quot;)">
            <text:p/>
          </table:table-cell>
          <table:table-cell table:formula="of:=IF(AND([.$G21]&lt;=[.BJ$1];[.BJ$1]&lt;=[.$H21]);1;&quot;&quot;)">
            <text:p/>
          </table:table-cell>
          <table:table-cell table:formula="of:=IF(AND([.$G21]&lt;=[.BK$1];[.BK$1]&lt;=[.$H21]);1;&quot;&quot;)">
            <text:p/>
          </table:table-cell>
          <table:table-cell table:formula="of:=IF(AND([.$G21]&lt;=[.BL$1];[.BL$1]&lt;=[.$H21]);1;&quot;&quot;)">
            <text:p/>
          </table:table-cell>
          <table:table-cell table:formula="of:=IF(AND([.$G21]&lt;=[.BM$1];[.BM$1]&lt;=[.$H21]);1;&quot;&quot;)">
            <text:p/>
          </table:table-cell>
          <table:table-cell table:formula="of:=IF(AND([.$G21]&lt;=[.BN$1];[.BN$1]&lt;=[.$H21]);1;&quot;&quot;)">
            <text:p/>
          </table:table-cell>
          <table:table-cell table:formula="of:=IF(AND([.$G21]&lt;=[.BO$1];[.BO$1]&lt;=[.$H21]);1;&quot;&quot;)">
            <text:p/>
          </table:table-cell>
          <table:table-cell table:formula="of:=IF(AND([.$G21]&lt;=[.BP$1];[.BP$1]&lt;=[.$H21]);1;&quot;&quot;)">
            <text:p/>
          </table:table-cell>
          <table:table-cell table:formula="of:=IF(AND([.$G21]&lt;=[.BQ$1];[.BQ$1]&lt;=[.$H21]);1;&quot;&quot;)">
            <text:p/>
          </table:table-cell>
          <table:table-cell table:formula="of:=IF(AND([.$G21]&lt;=[.BR$1];[.BR$1]&lt;=[.$H21]);1;&quot;&quot;)">
            <text:p/>
          </table:table-cell>
          <table:table-cell table:formula="of:=IF(AND([.$G21]&lt;=[.BS$1];[.BS$1]&lt;=[.$H21]);1;&quot;&quot;)">
            <text:p/>
          </table:table-cell>
          <table:table-cell table:formula="of:=IF(AND([.$G21]&lt;=[.BT$1];[.BT$1]&lt;=[.$H21]);1;&quot;&quot;)">
            <text:p/>
          </table:table-cell>
          <table:table-cell table:formula="of:=IF(AND([.$G21]&lt;=[.BU$1];[.BU$1]&lt;=[.$H21]);1;&quot;&quot;)">
            <text:p/>
          </table:table-cell>
          <table:table-cell table:formula="of:=IF(AND([.$G21]&lt;=[.BV$1];[.BV$1]&lt;=[.$H21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5" calcext:value-type="float">
            <text:p>125</text:p>
          </table:table-cell>
          <table:table-cell table:style-name="ce5" office:value-type="float" office:value="103" calcext:value-type="float">
            <text:p>103</text:p>
          </table:table-cell>
          <table:table-cell table:style-name="ce6" table:formula="of:=VLOOKUP([.C22];[.$A:.$H];8;0)" office:value-type="float" office:value="21" calcext:value-type="float">
            <text:p>21</text:p>
          </table:table-cell>
          <table:table-cell table:style-name="ce6" table:formula="of:=VLOOKUP([.D22];[.$A:.$H];8;0)" office:value-type="float" office:value="4" calcext:value-type="float">
            <text:p>4</text:p>
          </table:table-cell>
          <table:table-cell table:style-name="ce7" table:formula="of:=[.H22]-[.B22]+1" office:value-type="float" office:value="22" calcext:value-type="float">
            <text:p>22</text:p>
          </table:table-cell>
          <table:table-cell table:style-name="ce8" table:formula="of:=[.B22]+MAX([.E22:.F22])" office:value-type="float" office:value="24" calcext:value-type="float">
            <text:p>24</text:p>
          </table:table-cell>
          <table:table-cell table:formula="of:=IF(AND([.$G22]&lt;=[.I$1];[.I$1]&lt;=[.$H22]);1;&quot;&quot;)">
            <text:p/>
          </table:table-cell>
          <table:table-cell table:formula="of:=IF(AND([.$G22]&lt;=[.J$1];[.J$1]&lt;=[.$H22]);1;&quot;&quot;)">
            <text:p/>
          </table:table-cell>
          <table:table-cell table:formula="of:=IF(AND([.$G22]&lt;=[.K$1];[.K$1]&lt;=[.$H22]);1;&quot;&quot;)">
            <text:p/>
          </table:table-cell>
          <table:table-cell table:formula="of:=IF(AND([.$G22]&lt;=[.L$1];[.L$1]&lt;=[.$H22]);1;&quot;&quot;)">
            <text:p/>
          </table:table-cell>
          <table:table-cell table:formula="of:=IF(AND([.$G22]&lt;=[.M$1];[.M$1]&lt;=[.$H22]);1;&quot;&quot;)">
            <text:p/>
          </table:table-cell>
          <table:table-cell table:formula="of:=IF(AND([.$G22]&lt;=[.N$1];[.N$1]&lt;=[.$H22]);1;&quot;&quot;)">
            <text:p/>
          </table:table-cell>
          <table:table-cell table:formula="of:=IF(AND([.$G22]&lt;=[.O$1];[.O$1]&lt;=[.$H22]);1;&quot;&quot;)">
            <text:p/>
          </table:table-cell>
          <table:table-cell table:formula="of:=IF(AND([.$G22]&lt;=[.P$1];[.P$1]&lt;=[.$H22]);1;&quot;&quot;)">
            <text:p/>
          </table:table-cell>
          <table:table-cell table:formula="of:=IF(AND([.$G22]&lt;=[.Q$1];[.Q$1]&lt;=[.$H22]);1;&quot;&quot;)">
            <text:p/>
          </table:table-cell>
          <table:table-cell table:formula="of:=IF(AND([.$G22]&lt;=[.R$1];[.R$1]&lt;=[.$H22]);1;&quot;&quot;)">
            <text:p/>
          </table:table-cell>
          <table:table-cell table:formula="of:=IF(AND([.$G22]&lt;=[.S$1];[.S$1]&lt;=[.$H22]);1;&quot;&quot;)">
            <text:p/>
          </table:table-cell>
          <table:table-cell table:formula="of:=IF(AND([.$G22]&lt;=[.T$1];[.T$1]&lt;=[.$H22]);1;&quot;&quot;)">
            <text:p/>
          </table:table-cell>
          <table:table-cell table:formula="of:=IF(AND([.$G22]&lt;=[.U$1];[.U$1]&lt;=[.$H22]);1;&quot;&quot;)">
            <text:p/>
          </table:table-cell>
          <table:table-cell table:formula="of:=IF(AND([.$G22]&lt;=[.V$1];[.V$1]&lt;=[.$H22]);1;&quot;&quot;)">
            <text:p/>
          </table:table-cell>
          <table:table-cell table:formula="of:=IF(AND([.$G22]&lt;=[.W$1];[.W$1]&lt;=[.$H22]);1;&quot;&quot;)">
            <text:p/>
          </table:table-cell>
          <table:table-cell table:formula="of:=IF(AND([.$G22]&lt;=[.X$1];[.X$1]&lt;=[.$H22]);1;&quot;&quot;)">
            <text:p/>
          </table:table-cell>
          <table:table-cell table:formula="of:=IF(AND([.$G22]&lt;=[.Y$1];[.Y$1]&lt;=[.$H22]);1;&quot;&quot;)">
            <text:p/>
          </table:table-cell>
          <table:table-cell table:formula="of:=IF(AND([.$G22]&lt;=[.Z$1];[.Z$1]&lt;=[.$H22]);1;&quot;&quot;)">
            <text:p/>
          </table:table-cell>
          <table:table-cell table:formula="of:=IF(AND([.$G22]&lt;=[.AA$1];[.AA$1]&lt;=[.$H22]);1;&quot;&quot;)">
            <text:p/>
          </table:table-cell>
          <table:table-cell table:formula="of:=IF(AND([.$G22]&lt;=[.AB$1];[.AB$1]&lt;=[.$H22]);1;&quot;&quot;)">
            <text:p/>
          </table:table-cell>
          <table:table-cell table:style-name="ce10" table:formula="of:=IF(AND([.$G22]&lt;=[.AC$1];[.AC$1]&lt;=[.$H22]);1;&quot;&quot;)">
            <text:p/>
          </table:table-cell>
          <table:table-cell table:formula="of:=IF(AND([.$G22]&lt;=[.AD$1];[.AD$1]&lt;=[.$H22]);1;&quot;&quot;)" office:value-type="float" office:value="1" calcext:value-type="float">
            <text:p>1</text:p>
          </table:table-cell>
          <table:table-cell table:formula="of:=IF(AND([.$G22]&lt;=[.AE$1];[.AE$1]&lt;=[.$H22]);1;&quot;&quot;)" office:value-type="float" office:value="1" calcext:value-type="float">
            <text:p>1</text:p>
          </table:table-cell>
          <table:table-cell table:formula="of:=IF(AND([.$G22]&lt;=[.AF$1];[.AF$1]&lt;=[.$H22]);1;&quot;&quot;)" office:value-type="float" office:value="1" calcext:value-type="float">
            <text:p>1</text:p>
          </table:table-cell>
          <table:table-cell table:formula="of:=IF(AND([.$G22]&lt;=[.AG$1];[.AG$1]&lt;=[.$H22]);1;&quot;&quot;)">
            <text:p/>
          </table:table-cell>
          <table:table-cell table:formula="of:=IF(AND([.$G22]&lt;=[.AH$1];[.AH$1]&lt;=[.$H22]);1;&quot;&quot;)">
            <text:p/>
          </table:table-cell>
          <table:table-cell table:formula="of:=IF(AND([.$G22]&lt;=[.AI$1];[.AI$1]&lt;=[.$H22]);1;&quot;&quot;)">
            <text:p/>
          </table:table-cell>
          <table:table-cell table:formula="of:=IF(AND([.$G22]&lt;=[.AJ$1];[.AJ$1]&lt;=[.$H22]);1;&quot;&quot;)">
            <text:p/>
          </table:table-cell>
          <table:table-cell table:formula="of:=IF(AND([.$G22]&lt;=[.AK$1];[.AK$1]&lt;=[.$H22]);1;&quot;&quot;)">
            <text:p/>
          </table:table-cell>
          <table:table-cell table:formula="of:=IF(AND([.$G22]&lt;=[.AL$1];[.AL$1]&lt;=[.$H22]);1;&quot;&quot;)">
            <text:p/>
          </table:table-cell>
          <table:table-cell table:formula="of:=IF(AND([.$G22]&lt;=[.AM$1];[.AM$1]&lt;=[.$H22]);1;&quot;&quot;)">
            <text:p/>
          </table:table-cell>
          <table:table-cell table:formula="of:=IF(AND([.$G22]&lt;=[.AN$1];[.AN$1]&lt;=[.$H22]);1;&quot;&quot;)">
            <text:p/>
          </table:table-cell>
          <table:table-cell table:formula="of:=IF(AND([.$G22]&lt;=[.AO$1];[.AO$1]&lt;=[.$H22]);1;&quot;&quot;)">
            <text:p/>
          </table:table-cell>
          <table:table-cell table:formula="of:=IF(AND([.$G22]&lt;=[.AP$1];[.AP$1]&lt;=[.$H22]);1;&quot;&quot;)">
            <text:p/>
          </table:table-cell>
          <table:table-cell table:formula="of:=IF(AND([.$G22]&lt;=[.AQ$1];[.AQ$1]&lt;=[.$H22]);1;&quot;&quot;)">
            <text:p/>
          </table:table-cell>
          <table:table-cell table:formula="of:=IF(AND([.$G22]&lt;=[.AR$1];[.AR$1]&lt;=[.$H22]);1;&quot;&quot;)">
            <text:p/>
          </table:table-cell>
          <table:table-cell table:formula="of:=IF(AND([.$G22]&lt;=[.AS$1];[.AS$1]&lt;=[.$H22]);1;&quot;&quot;)">
            <text:p/>
          </table:table-cell>
          <table:table-cell table:formula="of:=IF(AND([.$G22]&lt;=[.AT$1];[.AT$1]&lt;=[.$H22]);1;&quot;&quot;)">
            <text:p/>
          </table:table-cell>
          <table:table-cell table:formula="of:=IF(AND([.$G22]&lt;=[.AU$1];[.AU$1]&lt;=[.$H22]);1;&quot;&quot;)">
            <text:p/>
          </table:table-cell>
          <table:table-cell table:formula="of:=IF(AND([.$G22]&lt;=[.AV$1];[.AV$1]&lt;=[.$H22]);1;&quot;&quot;)">
            <text:p/>
          </table:table-cell>
          <table:table-cell table:formula="of:=IF(AND([.$G22]&lt;=[.AW$1];[.AW$1]&lt;=[.$H22]);1;&quot;&quot;)">
            <text:p/>
          </table:table-cell>
          <table:table-cell table:formula="of:=IF(AND([.$G22]&lt;=[.AX$1];[.AX$1]&lt;=[.$H22]);1;&quot;&quot;)">
            <text:p/>
          </table:table-cell>
          <table:table-cell table:formula="of:=IF(AND([.$G22]&lt;=[.AY$1];[.AY$1]&lt;=[.$H22]);1;&quot;&quot;)">
            <text:p/>
          </table:table-cell>
          <table:table-cell table:formula="of:=IF(AND([.$G22]&lt;=[.AZ$1];[.AZ$1]&lt;=[.$H22]);1;&quot;&quot;)">
            <text:p/>
          </table:table-cell>
          <table:table-cell table:formula="of:=IF(AND([.$G22]&lt;=[.BA$1];[.BA$1]&lt;=[.$H22]);1;&quot;&quot;)">
            <text:p/>
          </table:table-cell>
          <table:table-cell table:formula="of:=IF(AND([.$G22]&lt;=[.BB$1];[.BB$1]&lt;=[.$H22]);1;&quot;&quot;)">
            <text:p/>
          </table:table-cell>
          <table:table-cell table:formula="of:=IF(AND([.$G22]&lt;=[.BC$1];[.BC$1]&lt;=[.$H22]);1;&quot;&quot;)">
            <text:p/>
          </table:table-cell>
          <table:table-cell table:formula="of:=IF(AND([.$G22]&lt;=[.BD$1];[.BD$1]&lt;=[.$H22]);1;&quot;&quot;)">
            <text:p/>
          </table:table-cell>
          <table:table-cell table:formula="of:=IF(AND([.$G22]&lt;=[.BE$1];[.BE$1]&lt;=[.$H22]);1;&quot;&quot;)">
            <text:p/>
          </table:table-cell>
          <table:table-cell table:formula="of:=IF(AND([.$G22]&lt;=[.BF$1];[.BF$1]&lt;=[.$H22]);1;&quot;&quot;)">
            <text:p/>
          </table:table-cell>
          <table:table-cell table:formula="of:=IF(AND([.$G22]&lt;=[.BG$1];[.BG$1]&lt;=[.$H22]);1;&quot;&quot;)">
            <text:p/>
          </table:table-cell>
          <table:table-cell table:formula="of:=IF(AND([.$G22]&lt;=[.BH$1];[.BH$1]&lt;=[.$H22]);1;&quot;&quot;)">
            <text:p/>
          </table:table-cell>
          <table:table-cell table:formula="of:=IF(AND([.$G22]&lt;=[.BI$1];[.BI$1]&lt;=[.$H22]);1;&quot;&quot;)">
            <text:p/>
          </table:table-cell>
          <table:table-cell table:formula="of:=IF(AND([.$G22]&lt;=[.BJ$1];[.BJ$1]&lt;=[.$H22]);1;&quot;&quot;)">
            <text:p/>
          </table:table-cell>
          <table:table-cell table:formula="of:=IF(AND([.$G22]&lt;=[.BK$1];[.BK$1]&lt;=[.$H22]);1;&quot;&quot;)">
            <text:p/>
          </table:table-cell>
          <table:table-cell table:formula="of:=IF(AND([.$G22]&lt;=[.BL$1];[.BL$1]&lt;=[.$H22]);1;&quot;&quot;)">
            <text:p/>
          </table:table-cell>
          <table:table-cell table:formula="of:=IF(AND([.$G22]&lt;=[.BM$1];[.BM$1]&lt;=[.$H22]);1;&quot;&quot;)">
            <text:p/>
          </table:table-cell>
          <table:table-cell table:formula="of:=IF(AND([.$G22]&lt;=[.BN$1];[.BN$1]&lt;=[.$H22]);1;&quot;&quot;)">
            <text:p/>
          </table:table-cell>
          <table:table-cell table:formula="of:=IF(AND([.$G22]&lt;=[.BO$1];[.BO$1]&lt;=[.$H22]);1;&quot;&quot;)">
            <text:p/>
          </table:table-cell>
          <table:table-cell table:formula="of:=IF(AND([.$G22]&lt;=[.BP$1];[.BP$1]&lt;=[.$H22]);1;&quot;&quot;)">
            <text:p/>
          </table:table-cell>
          <table:table-cell table:formula="of:=IF(AND([.$G22]&lt;=[.BQ$1];[.BQ$1]&lt;=[.$H22]);1;&quot;&quot;)">
            <text:p/>
          </table:table-cell>
          <table:table-cell table:formula="of:=IF(AND([.$G22]&lt;=[.BR$1];[.BR$1]&lt;=[.$H22]);1;&quot;&quot;)">
            <text:p/>
          </table:table-cell>
          <table:table-cell table:formula="of:=IF(AND([.$G22]&lt;=[.BS$1];[.BS$1]&lt;=[.$H22]);1;&quot;&quot;)">
            <text:p/>
          </table:table-cell>
          <table:table-cell table:formula="of:=IF(AND([.$G22]&lt;=[.BT$1];[.BT$1]&lt;=[.$H22]);1;&quot;&quot;)">
            <text:p/>
          </table:table-cell>
          <table:table-cell table:formula="of:=IF(AND([.$G22]&lt;=[.BU$1];[.BU$1]&lt;=[.$H22]);1;&quot;&quot;)">
            <text:p/>
          </table:table-cell>
          <table:table-cell table:formula="of:=IF(AND([.$G22]&lt;=[.BV$1];[.BV$1]&lt;=[.$H22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3];[.$A:.$H];8;0)" office:value-type="float" office:value="24" calcext:value-type="float">
            <text:p>24</text:p>
          </table:table-cell>
          <table:table-cell table:style-name="ce6" table:formula="of:=VLOOKUP([.D23];[.$A:.$H];8;0)" office:value-type="float" office:value="0" calcext:value-type="float">
            <text:p>0</text:p>
          </table:table-cell>
          <table:table-cell table:style-name="ce7" table:formula="of:=[.H23]-[.B23]+1" office:value-type="float" office:value="25" calcext:value-type="float">
            <text:p>25</text:p>
          </table:table-cell>
          <table:table-cell table:style-name="ce8" table:formula="of:=[.B23]+MAX([.E23:.F23])" office:value-type="float" office:value="26" calcext:value-type="float">
            <text:p>26</text:p>
          </table:table-cell>
          <table:table-cell table:formula="of:=IF(AND([.$G23]&lt;=[.I$1];[.I$1]&lt;=[.$H23]);1;&quot;&quot;)">
            <text:p/>
          </table:table-cell>
          <table:table-cell table:formula="of:=IF(AND([.$G23]&lt;=[.J$1];[.J$1]&lt;=[.$H23]);1;&quot;&quot;)">
            <text:p/>
          </table:table-cell>
          <table:table-cell table:formula="of:=IF(AND([.$G23]&lt;=[.K$1];[.K$1]&lt;=[.$H23]);1;&quot;&quot;)">
            <text:p/>
          </table:table-cell>
          <table:table-cell table:formula="of:=IF(AND([.$G23]&lt;=[.L$1];[.L$1]&lt;=[.$H23]);1;&quot;&quot;)">
            <text:p/>
          </table:table-cell>
          <table:table-cell table:formula="of:=IF(AND([.$G23]&lt;=[.M$1];[.M$1]&lt;=[.$H23]);1;&quot;&quot;)">
            <text:p/>
          </table:table-cell>
          <table:table-cell table:formula="of:=IF(AND([.$G23]&lt;=[.N$1];[.N$1]&lt;=[.$H23]);1;&quot;&quot;)">
            <text:p/>
          </table:table-cell>
          <table:table-cell table:formula="of:=IF(AND([.$G23]&lt;=[.O$1];[.O$1]&lt;=[.$H23]);1;&quot;&quot;)">
            <text:p/>
          </table:table-cell>
          <table:table-cell table:formula="of:=IF(AND([.$G23]&lt;=[.P$1];[.P$1]&lt;=[.$H23]);1;&quot;&quot;)">
            <text:p/>
          </table:table-cell>
          <table:table-cell table:formula="of:=IF(AND([.$G23]&lt;=[.Q$1];[.Q$1]&lt;=[.$H23]);1;&quot;&quot;)">
            <text:p/>
          </table:table-cell>
          <table:table-cell table:formula="of:=IF(AND([.$G23]&lt;=[.R$1];[.R$1]&lt;=[.$H23]);1;&quot;&quot;)">
            <text:p/>
          </table:table-cell>
          <table:table-cell table:formula="of:=IF(AND([.$G23]&lt;=[.S$1];[.S$1]&lt;=[.$H23]);1;&quot;&quot;)">
            <text:p/>
          </table:table-cell>
          <table:table-cell table:formula="of:=IF(AND([.$G23]&lt;=[.T$1];[.T$1]&lt;=[.$H23]);1;&quot;&quot;)">
            <text:p/>
          </table:table-cell>
          <table:table-cell table:formula="of:=IF(AND([.$G23]&lt;=[.U$1];[.U$1]&lt;=[.$H23]);1;&quot;&quot;)">
            <text:p/>
          </table:table-cell>
          <table:table-cell table:formula="of:=IF(AND([.$G23]&lt;=[.V$1];[.V$1]&lt;=[.$H23]);1;&quot;&quot;)">
            <text:p/>
          </table:table-cell>
          <table:table-cell table:formula="of:=IF(AND([.$G23]&lt;=[.W$1];[.W$1]&lt;=[.$H23]);1;&quot;&quot;)">
            <text:p/>
          </table:table-cell>
          <table:table-cell table:formula="of:=IF(AND([.$G23]&lt;=[.X$1];[.X$1]&lt;=[.$H23]);1;&quot;&quot;)">
            <text:p/>
          </table:table-cell>
          <table:table-cell table:formula="of:=IF(AND([.$G23]&lt;=[.Y$1];[.Y$1]&lt;=[.$H23]);1;&quot;&quot;)">
            <text:p/>
          </table:table-cell>
          <table:table-cell table:formula="of:=IF(AND([.$G23]&lt;=[.Z$1];[.Z$1]&lt;=[.$H23]);1;&quot;&quot;)">
            <text:p/>
          </table:table-cell>
          <table:table-cell table:formula="of:=IF(AND([.$G23]&lt;=[.AA$1];[.AA$1]&lt;=[.$H23]);1;&quot;&quot;)">
            <text:p/>
          </table:table-cell>
          <table:table-cell table:formula="of:=IF(AND([.$G23]&lt;=[.AB$1];[.AB$1]&lt;=[.$H23]);1;&quot;&quot;)">
            <text:p/>
          </table:table-cell>
          <table:table-cell table:style-name="ce10" table:formula="of:=IF(AND([.$G23]&lt;=[.AC$1];[.AC$1]&lt;=[.$H23]);1;&quot;&quot;)">
            <text:p/>
          </table:table-cell>
          <table:table-cell table:formula="of:=IF(AND([.$G23]&lt;=[.AD$1];[.AD$1]&lt;=[.$H23]);1;&quot;&quot;)">
            <text:p/>
          </table:table-cell>
          <table:table-cell table:formula="of:=IF(AND([.$G23]&lt;=[.AE$1];[.AE$1]&lt;=[.$H23]);1;&quot;&quot;)">
            <text:p/>
          </table:table-cell>
          <table:table-cell table:formula="of:=IF(AND([.$G23]&lt;=[.AF$1];[.AF$1]&lt;=[.$H23]);1;&quot;&quot;)">
            <text:p/>
          </table:table-cell>
          <table:table-cell table:formula="of:=IF(AND([.$G23]&lt;=[.AG$1];[.AG$1]&lt;=[.$H23]);1;&quot;&quot;)" office:value-type="float" office:value="1" calcext:value-type="float">
            <text:p>1</text:p>
          </table:table-cell>
          <table:table-cell table:formula="of:=IF(AND([.$G23]&lt;=[.AH$1];[.AH$1]&lt;=[.$H23]);1;&quot;&quot;)" office:value-type="float" office:value="1" calcext:value-type="float">
            <text:p>1</text:p>
          </table:table-cell>
          <table:table-cell table:formula="of:=IF(AND([.$G23]&lt;=[.AI$1];[.AI$1]&lt;=[.$H23]);1;&quot;&quot;)">
            <text:p/>
          </table:table-cell>
          <table:table-cell table:formula="of:=IF(AND([.$G23]&lt;=[.AJ$1];[.AJ$1]&lt;=[.$H23]);1;&quot;&quot;)">
            <text:p/>
          </table:table-cell>
          <table:table-cell table:formula="of:=IF(AND([.$G23]&lt;=[.AK$1];[.AK$1]&lt;=[.$H23]);1;&quot;&quot;)">
            <text:p/>
          </table:table-cell>
          <table:table-cell table:formula="of:=IF(AND([.$G23]&lt;=[.AL$1];[.AL$1]&lt;=[.$H23]);1;&quot;&quot;)">
            <text:p/>
          </table:table-cell>
          <table:table-cell table:formula="of:=IF(AND([.$G23]&lt;=[.AM$1];[.AM$1]&lt;=[.$H23]);1;&quot;&quot;)">
            <text:p/>
          </table:table-cell>
          <table:table-cell table:formula="of:=IF(AND([.$G23]&lt;=[.AN$1];[.AN$1]&lt;=[.$H23]);1;&quot;&quot;)">
            <text:p/>
          </table:table-cell>
          <table:table-cell table:formula="of:=IF(AND([.$G23]&lt;=[.AO$1];[.AO$1]&lt;=[.$H23]);1;&quot;&quot;)">
            <text:p/>
          </table:table-cell>
          <table:table-cell table:formula="of:=IF(AND([.$G23]&lt;=[.AP$1];[.AP$1]&lt;=[.$H23]);1;&quot;&quot;)">
            <text:p/>
          </table:table-cell>
          <table:table-cell table:formula="of:=IF(AND([.$G23]&lt;=[.AQ$1];[.AQ$1]&lt;=[.$H23]);1;&quot;&quot;)">
            <text:p/>
          </table:table-cell>
          <table:table-cell table:formula="of:=IF(AND([.$G23]&lt;=[.AR$1];[.AR$1]&lt;=[.$H23]);1;&quot;&quot;)">
            <text:p/>
          </table:table-cell>
          <table:table-cell table:formula="of:=IF(AND([.$G23]&lt;=[.AS$1];[.AS$1]&lt;=[.$H23]);1;&quot;&quot;)">
            <text:p/>
          </table:table-cell>
          <table:table-cell table:formula="of:=IF(AND([.$G23]&lt;=[.AT$1];[.AT$1]&lt;=[.$H23]);1;&quot;&quot;)">
            <text:p/>
          </table:table-cell>
          <table:table-cell table:formula="of:=IF(AND([.$G23]&lt;=[.AU$1];[.AU$1]&lt;=[.$H23]);1;&quot;&quot;)">
            <text:p/>
          </table:table-cell>
          <table:table-cell table:formula="of:=IF(AND([.$G23]&lt;=[.AV$1];[.AV$1]&lt;=[.$H23]);1;&quot;&quot;)">
            <text:p/>
          </table:table-cell>
          <table:table-cell table:formula="of:=IF(AND([.$G23]&lt;=[.AW$1];[.AW$1]&lt;=[.$H23]);1;&quot;&quot;)">
            <text:p/>
          </table:table-cell>
          <table:table-cell table:formula="of:=IF(AND([.$G23]&lt;=[.AX$1];[.AX$1]&lt;=[.$H23]);1;&quot;&quot;)">
            <text:p/>
          </table:table-cell>
          <table:table-cell table:formula="of:=IF(AND([.$G23]&lt;=[.AY$1];[.AY$1]&lt;=[.$H23]);1;&quot;&quot;)">
            <text:p/>
          </table:table-cell>
          <table:table-cell table:formula="of:=IF(AND([.$G23]&lt;=[.AZ$1];[.AZ$1]&lt;=[.$H23]);1;&quot;&quot;)">
            <text:p/>
          </table:table-cell>
          <table:table-cell table:formula="of:=IF(AND([.$G23]&lt;=[.BA$1];[.BA$1]&lt;=[.$H23]);1;&quot;&quot;)">
            <text:p/>
          </table:table-cell>
          <table:table-cell table:formula="of:=IF(AND([.$G23]&lt;=[.BB$1];[.BB$1]&lt;=[.$H23]);1;&quot;&quot;)">
            <text:p/>
          </table:table-cell>
          <table:table-cell table:formula="of:=IF(AND([.$G23]&lt;=[.BC$1];[.BC$1]&lt;=[.$H23]);1;&quot;&quot;)">
            <text:p/>
          </table:table-cell>
          <table:table-cell table:formula="of:=IF(AND([.$G23]&lt;=[.BD$1];[.BD$1]&lt;=[.$H23]);1;&quot;&quot;)">
            <text:p/>
          </table:table-cell>
          <table:table-cell table:formula="of:=IF(AND([.$G23]&lt;=[.BE$1];[.BE$1]&lt;=[.$H23]);1;&quot;&quot;)">
            <text:p/>
          </table:table-cell>
          <table:table-cell table:formula="of:=IF(AND([.$G23]&lt;=[.BF$1];[.BF$1]&lt;=[.$H23]);1;&quot;&quot;)">
            <text:p/>
          </table:table-cell>
          <table:table-cell table:formula="of:=IF(AND([.$G23]&lt;=[.BG$1];[.BG$1]&lt;=[.$H23]);1;&quot;&quot;)">
            <text:p/>
          </table:table-cell>
          <table:table-cell table:formula="of:=IF(AND([.$G23]&lt;=[.BH$1];[.BH$1]&lt;=[.$H23]);1;&quot;&quot;)">
            <text:p/>
          </table:table-cell>
          <table:table-cell table:formula="of:=IF(AND([.$G23]&lt;=[.BI$1];[.BI$1]&lt;=[.$H23]);1;&quot;&quot;)">
            <text:p/>
          </table:table-cell>
          <table:table-cell table:formula="of:=IF(AND([.$G23]&lt;=[.BJ$1];[.BJ$1]&lt;=[.$H23]);1;&quot;&quot;)">
            <text:p/>
          </table:table-cell>
          <table:table-cell table:formula="of:=IF(AND([.$G23]&lt;=[.BK$1];[.BK$1]&lt;=[.$H23]);1;&quot;&quot;)">
            <text:p/>
          </table:table-cell>
          <table:table-cell table:formula="of:=IF(AND([.$G23]&lt;=[.BL$1];[.BL$1]&lt;=[.$H23]);1;&quot;&quot;)">
            <text:p/>
          </table:table-cell>
          <table:table-cell table:formula="of:=IF(AND([.$G23]&lt;=[.BM$1];[.BM$1]&lt;=[.$H23]);1;&quot;&quot;)">
            <text:p/>
          </table:table-cell>
          <table:table-cell table:formula="of:=IF(AND([.$G23]&lt;=[.BN$1];[.BN$1]&lt;=[.$H23]);1;&quot;&quot;)">
            <text:p/>
          </table:table-cell>
          <table:table-cell table:formula="of:=IF(AND([.$G23]&lt;=[.BO$1];[.BO$1]&lt;=[.$H23]);1;&quot;&quot;)">
            <text:p/>
          </table:table-cell>
          <table:table-cell table:formula="of:=IF(AND([.$G23]&lt;=[.BP$1];[.BP$1]&lt;=[.$H23]);1;&quot;&quot;)">
            <text:p/>
          </table:table-cell>
          <table:table-cell table:formula="of:=IF(AND([.$G23]&lt;=[.BQ$1];[.BQ$1]&lt;=[.$H23]);1;&quot;&quot;)">
            <text:p/>
          </table:table-cell>
          <table:table-cell table:formula="of:=IF(AND([.$G23]&lt;=[.BR$1];[.BR$1]&lt;=[.$H23]);1;&quot;&quot;)">
            <text:p/>
          </table:table-cell>
          <table:table-cell table:formula="of:=IF(AND([.$G23]&lt;=[.BS$1];[.BS$1]&lt;=[.$H23]);1;&quot;&quot;)">
            <text:p/>
          </table:table-cell>
          <table:table-cell table:formula="of:=IF(AND([.$G23]&lt;=[.BT$1];[.BT$1]&lt;=[.$H23]);1;&quot;&quot;)">
            <text:p/>
          </table:table-cell>
          <table:table-cell table:formula="of:=IF(AND([.$G23]&lt;=[.BU$1];[.BU$1]&lt;=[.$H23]);1;&quot;&quot;)">
            <text:p/>
          </table:table-cell>
          <table:table-cell table:formula="of:=IF(AND([.$G23]&lt;=[.BV$1];[.BV$1]&lt;=[.$H23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21" calcext:value-type="float">
            <text:p>121</text:p>
          </table:table-cell>
          <table:table-cell table:style-name="ce5" office:value-type="float" office:value="107" calcext:value-type="float">
            <text:p>107</text:p>
          </table:table-cell>
          <table:table-cell table:style-name="ce6" table:formula="of:=VLOOKUP([.C24];[.$A:.$H];8;0)" office:value-type="float" office:value="24" calcext:value-type="float">
            <text:p>24</text:p>
          </table:table-cell>
          <table:table-cell table:style-name="ce6" table:formula="of:=VLOOKUP([.D24];[.$A:.$H];8;0)" office:value-type="float" office:value="13" calcext:value-type="float">
            <text:p>13</text:p>
          </table:table-cell>
          <table:table-cell table:style-name="ce7" table:formula="of:=[.H24]-[.B24]+1" office:value-type="float" office:value="25" calcext:value-type="float">
            <text:p>25</text:p>
          </table:table-cell>
          <table:table-cell table:style-name="ce8" table:formula="of:=[.B24]+MAX([.E24:.F24])" office:value-type="float" office:value="28" calcext:value-type="float">
            <text:p>28</text:p>
          </table:table-cell>
          <table:table-cell table:formula="of:=IF(AND([.$G24]&lt;=[.I$1];[.I$1]&lt;=[.$H24]);1;&quot;&quot;)">
            <text:p/>
          </table:table-cell>
          <table:table-cell table:formula="of:=IF(AND([.$G24]&lt;=[.J$1];[.J$1]&lt;=[.$H24]);1;&quot;&quot;)">
            <text:p/>
          </table:table-cell>
          <table:table-cell table:formula="of:=IF(AND([.$G24]&lt;=[.K$1];[.K$1]&lt;=[.$H24]);1;&quot;&quot;)">
            <text:p/>
          </table:table-cell>
          <table:table-cell table:formula="of:=IF(AND([.$G24]&lt;=[.L$1];[.L$1]&lt;=[.$H24]);1;&quot;&quot;)">
            <text:p/>
          </table:table-cell>
          <table:table-cell table:formula="of:=IF(AND([.$G24]&lt;=[.M$1];[.M$1]&lt;=[.$H24]);1;&quot;&quot;)">
            <text:p/>
          </table:table-cell>
          <table:table-cell table:formula="of:=IF(AND([.$G24]&lt;=[.N$1];[.N$1]&lt;=[.$H24]);1;&quot;&quot;)">
            <text:p/>
          </table:table-cell>
          <table:table-cell table:formula="of:=IF(AND([.$G24]&lt;=[.O$1];[.O$1]&lt;=[.$H24]);1;&quot;&quot;)">
            <text:p/>
          </table:table-cell>
          <table:table-cell table:formula="of:=IF(AND([.$G24]&lt;=[.P$1];[.P$1]&lt;=[.$H24]);1;&quot;&quot;)">
            <text:p/>
          </table:table-cell>
          <table:table-cell table:formula="of:=IF(AND([.$G24]&lt;=[.Q$1];[.Q$1]&lt;=[.$H24]);1;&quot;&quot;)">
            <text:p/>
          </table:table-cell>
          <table:table-cell table:formula="of:=IF(AND([.$G24]&lt;=[.R$1];[.R$1]&lt;=[.$H24]);1;&quot;&quot;)">
            <text:p/>
          </table:table-cell>
          <table:table-cell table:formula="of:=IF(AND([.$G24]&lt;=[.S$1];[.S$1]&lt;=[.$H24]);1;&quot;&quot;)">
            <text:p/>
          </table:table-cell>
          <table:table-cell table:formula="of:=IF(AND([.$G24]&lt;=[.T$1];[.T$1]&lt;=[.$H24]);1;&quot;&quot;)">
            <text:p/>
          </table:table-cell>
          <table:table-cell table:formula="of:=IF(AND([.$G24]&lt;=[.U$1];[.U$1]&lt;=[.$H24]);1;&quot;&quot;)">
            <text:p/>
          </table:table-cell>
          <table:table-cell table:formula="of:=IF(AND([.$G24]&lt;=[.V$1];[.V$1]&lt;=[.$H24]);1;&quot;&quot;)">
            <text:p/>
          </table:table-cell>
          <table:table-cell table:formula="of:=IF(AND([.$G24]&lt;=[.W$1];[.W$1]&lt;=[.$H24]);1;&quot;&quot;)">
            <text:p/>
          </table:table-cell>
          <table:table-cell table:formula="of:=IF(AND([.$G24]&lt;=[.X$1];[.X$1]&lt;=[.$H24]);1;&quot;&quot;)">
            <text:p/>
          </table:table-cell>
          <table:table-cell table:formula="of:=IF(AND([.$G24]&lt;=[.Y$1];[.Y$1]&lt;=[.$H24]);1;&quot;&quot;)">
            <text:p/>
          </table:table-cell>
          <table:table-cell table:formula="of:=IF(AND([.$G24]&lt;=[.Z$1];[.Z$1]&lt;=[.$H24]);1;&quot;&quot;)">
            <text:p/>
          </table:table-cell>
          <table:table-cell table:formula="of:=IF(AND([.$G24]&lt;=[.AA$1];[.AA$1]&lt;=[.$H24]);1;&quot;&quot;)">
            <text:p/>
          </table:table-cell>
          <table:table-cell table:formula="of:=IF(AND([.$G24]&lt;=[.AB$1];[.AB$1]&lt;=[.$H24]);1;&quot;&quot;)">
            <text:p/>
          </table:table-cell>
          <table:table-cell table:style-name="ce10" table:formula="of:=IF(AND([.$G24]&lt;=[.AC$1];[.AC$1]&lt;=[.$H24]);1;&quot;&quot;)">
            <text:p/>
          </table:table-cell>
          <table:table-cell table:formula="of:=IF(AND([.$G24]&lt;=[.AD$1];[.AD$1]&lt;=[.$H24]);1;&quot;&quot;)">
            <text:p/>
          </table:table-cell>
          <table:table-cell table:formula="of:=IF(AND([.$G24]&lt;=[.AE$1];[.AE$1]&lt;=[.$H24]);1;&quot;&quot;)">
            <text:p/>
          </table:table-cell>
          <table:table-cell table:formula="of:=IF(AND([.$G24]&lt;=[.AF$1];[.AF$1]&lt;=[.$H24]);1;&quot;&quot;)">
            <text:p/>
          </table:table-cell>
          <table:table-cell table:formula="of:=IF(AND([.$G24]&lt;=[.AG$1];[.AG$1]&lt;=[.$H24]);1;&quot;&quot;)" office:value-type="float" office:value="1" calcext:value-type="float">
            <text:p>1</text:p>
          </table:table-cell>
          <table:table-cell table:formula="of:=IF(AND([.$G24]&lt;=[.AH$1];[.AH$1]&lt;=[.$H24]);1;&quot;&quot;)" office:value-type="float" office:value="1" calcext:value-type="float">
            <text:p>1</text:p>
          </table:table-cell>
          <table:table-cell table:formula="of:=IF(AND([.$G24]&lt;=[.AI$1];[.AI$1]&lt;=[.$H24]);1;&quot;&quot;)" office:value-type="float" office:value="1" calcext:value-type="float">
            <text:p>1</text:p>
          </table:table-cell>
          <table:table-cell table:formula="of:=IF(AND([.$G24]&lt;=[.AJ$1];[.AJ$1]&lt;=[.$H24]);1;&quot;&quot;)" office:value-type="float" office:value="1" calcext:value-type="float">
            <text:p>1</text:p>
          </table:table-cell>
          <table:table-cell table:formula="of:=IF(AND([.$G24]&lt;=[.AK$1];[.AK$1]&lt;=[.$H24]);1;&quot;&quot;)">
            <text:p/>
          </table:table-cell>
          <table:table-cell table:formula="of:=IF(AND([.$G24]&lt;=[.AL$1];[.AL$1]&lt;=[.$H24]);1;&quot;&quot;)">
            <text:p/>
          </table:table-cell>
          <table:table-cell table:formula="of:=IF(AND([.$G24]&lt;=[.AM$1];[.AM$1]&lt;=[.$H24]);1;&quot;&quot;)">
            <text:p/>
          </table:table-cell>
          <table:table-cell table:formula="of:=IF(AND([.$G24]&lt;=[.AN$1];[.AN$1]&lt;=[.$H24]);1;&quot;&quot;)">
            <text:p/>
          </table:table-cell>
          <table:table-cell table:formula="of:=IF(AND([.$G24]&lt;=[.AO$1];[.AO$1]&lt;=[.$H24]);1;&quot;&quot;)">
            <text:p/>
          </table:table-cell>
          <table:table-cell table:formula="of:=IF(AND([.$G24]&lt;=[.AP$1];[.AP$1]&lt;=[.$H24]);1;&quot;&quot;)">
            <text:p/>
          </table:table-cell>
          <table:table-cell table:formula="of:=IF(AND([.$G24]&lt;=[.AQ$1];[.AQ$1]&lt;=[.$H24]);1;&quot;&quot;)">
            <text:p/>
          </table:table-cell>
          <table:table-cell table:formula="of:=IF(AND([.$G24]&lt;=[.AR$1];[.AR$1]&lt;=[.$H24]);1;&quot;&quot;)">
            <text:p/>
          </table:table-cell>
          <table:table-cell table:formula="of:=IF(AND([.$G24]&lt;=[.AS$1];[.AS$1]&lt;=[.$H24]);1;&quot;&quot;)">
            <text:p/>
          </table:table-cell>
          <table:table-cell table:formula="of:=IF(AND([.$G24]&lt;=[.AT$1];[.AT$1]&lt;=[.$H24]);1;&quot;&quot;)">
            <text:p/>
          </table:table-cell>
          <table:table-cell table:formula="of:=IF(AND([.$G24]&lt;=[.AU$1];[.AU$1]&lt;=[.$H24]);1;&quot;&quot;)">
            <text:p/>
          </table:table-cell>
          <table:table-cell table:formula="of:=IF(AND([.$G24]&lt;=[.AV$1];[.AV$1]&lt;=[.$H24]);1;&quot;&quot;)">
            <text:p/>
          </table:table-cell>
          <table:table-cell table:formula="of:=IF(AND([.$G24]&lt;=[.AW$1];[.AW$1]&lt;=[.$H24]);1;&quot;&quot;)">
            <text:p/>
          </table:table-cell>
          <table:table-cell table:formula="of:=IF(AND([.$G24]&lt;=[.AX$1];[.AX$1]&lt;=[.$H24]);1;&quot;&quot;)">
            <text:p/>
          </table:table-cell>
          <table:table-cell table:formula="of:=IF(AND([.$G24]&lt;=[.AY$1];[.AY$1]&lt;=[.$H24]);1;&quot;&quot;)">
            <text:p/>
          </table:table-cell>
          <table:table-cell table:formula="of:=IF(AND([.$G24]&lt;=[.AZ$1];[.AZ$1]&lt;=[.$H24]);1;&quot;&quot;)">
            <text:p/>
          </table:table-cell>
          <table:table-cell table:formula="of:=IF(AND([.$G24]&lt;=[.BA$1];[.BA$1]&lt;=[.$H24]);1;&quot;&quot;)">
            <text:p/>
          </table:table-cell>
          <table:table-cell table:formula="of:=IF(AND([.$G24]&lt;=[.BB$1];[.BB$1]&lt;=[.$H24]);1;&quot;&quot;)">
            <text:p/>
          </table:table-cell>
          <table:table-cell table:formula="of:=IF(AND([.$G24]&lt;=[.BC$1];[.BC$1]&lt;=[.$H24]);1;&quot;&quot;)">
            <text:p/>
          </table:table-cell>
          <table:table-cell table:formula="of:=IF(AND([.$G24]&lt;=[.BD$1];[.BD$1]&lt;=[.$H24]);1;&quot;&quot;)">
            <text:p/>
          </table:table-cell>
          <table:table-cell table:formula="of:=IF(AND([.$G24]&lt;=[.BE$1];[.BE$1]&lt;=[.$H24]);1;&quot;&quot;)">
            <text:p/>
          </table:table-cell>
          <table:table-cell table:formula="of:=IF(AND([.$G24]&lt;=[.BF$1];[.BF$1]&lt;=[.$H24]);1;&quot;&quot;)">
            <text:p/>
          </table:table-cell>
          <table:table-cell table:formula="of:=IF(AND([.$G24]&lt;=[.BG$1];[.BG$1]&lt;=[.$H24]);1;&quot;&quot;)">
            <text:p/>
          </table:table-cell>
          <table:table-cell table:formula="of:=IF(AND([.$G24]&lt;=[.BH$1];[.BH$1]&lt;=[.$H24]);1;&quot;&quot;)">
            <text:p/>
          </table:table-cell>
          <table:table-cell table:formula="of:=IF(AND([.$G24]&lt;=[.BI$1];[.BI$1]&lt;=[.$H24]);1;&quot;&quot;)">
            <text:p/>
          </table:table-cell>
          <table:table-cell table:formula="of:=IF(AND([.$G24]&lt;=[.BJ$1];[.BJ$1]&lt;=[.$H24]);1;&quot;&quot;)">
            <text:p/>
          </table:table-cell>
          <table:table-cell table:formula="of:=IF(AND([.$G24]&lt;=[.BK$1];[.BK$1]&lt;=[.$H24]);1;&quot;&quot;)">
            <text:p/>
          </table:table-cell>
          <table:table-cell table:formula="of:=IF(AND([.$G24]&lt;=[.BL$1];[.BL$1]&lt;=[.$H24]);1;&quot;&quot;)">
            <text:p/>
          </table:table-cell>
          <table:table-cell table:formula="of:=IF(AND([.$G24]&lt;=[.BM$1];[.BM$1]&lt;=[.$H24]);1;&quot;&quot;)">
            <text:p/>
          </table:table-cell>
          <table:table-cell table:formula="of:=IF(AND([.$G24]&lt;=[.BN$1];[.BN$1]&lt;=[.$H24]);1;&quot;&quot;)">
            <text:p/>
          </table:table-cell>
          <table:table-cell table:formula="of:=IF(AND([.$G24]&lt;=[.BO$1];[.BO$1]&lt;=[.$H24]);1;&quot;&quot;)">
            <text:p/>
          </table:table-cell>
          <table:table-cell table:formula="of:=IF(AND([.$G24]&lt;=[.BP$1];[.BP$1]&lt;=[.$H24]);1;&quot;&quot;)">
            <text:p/>
          </table:table-cell>
          <table:table-cell table:formula="of:=IF(AND([.$G24]&lt;=[.BQ$1];[.BQ$1]&lt;=[.$H24]);1;&quot;&quot;)">
            <text:p/>
          </table:table-cell>
          <table:table-cell table:formula="of:=IF(AND([.$G24]&lt;=[.BR$1];[.BR$1]&lt;=[.$H24]);1;&quot;&quot;)">
            <text:p/>
          </table:table-cell>
          <table:table-cell table:formula="of:=IF(AND([.$G24]&lt;=[.BS$1];[.BS$1]&lt;=[.$H24]);1;&quot;&quot;)">
            <text:p/>
          </table:table-cell>
          <table:table-cell table:formula="of:=IF(AND([.$G24]&lt;=[.BT$1];[.BT$1]&lt;=[.$H24]);1;&quot;&quot;)">
            <text:p/>
          </table:table-cell>
          <table:table-cell table:formula="of:=IF(AND([.$G24]&lt;=[.BU$1];[.BU$1]&lt;=[.$H24]);1;&quot;&quot;)">
            <text:p/>
          </table:table-cell>
          <table:table-cell table:formula="of:=IF(AND([.$G24]&lt;=[.BV$1];[.BV$1]&lt;=[.$H24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05" calcext:value-type="float">
            <text:p>105</text:p>
          </table:table-cell>
          <table:table-cell table:style-name="ce5" office:value-type="string" calcext:value-type="string">
            <text:p>0</text:p>
          </table:table-cell>
          <table:table-cell table:style-name="ce6" table:formula="of:=VLOOKUP([.C25];[.$A:.$H];8;0)" office:value-type="float" office:value="25" calcext:value-type="float">
            <text:p>25</text:p>
          </table:table-cell>
          <table:table-cell table:style-name="ce6" table:formula="of:=VLOOKUP([.D25];[.$A:.$H];8;0)" office:value-type="float" office:value="0" calcext:value-type="float">
            <text:p>0</text:p>
          </table:table-cell>
          <table:table-cell table:style-name="ce7" table:formula="of:=[.H25]-[.B25]+1" office:value-type="float" office:value="26" calcext:value-type="float">
            <text:p>26</text:p>
          </table:table-cell>
          <table:table-cell table:style-name="ce8" table:formula="of:=[.B25]+MAX([.E25:.F25])" office:value-type="float" office:value="28" calcext:value-type="float">
            <text:p>28</text:p>
          </table:table-cell>
          <table:table-cell table:formula="of:=IF(AND([.$G25]&lt;=[.I$1];[.I$1]&lt;=[.$H25]);1;&quot;&quot;)">
            <text:p/>
          </table:table-cell>
          <table:table-cell table:formula="of:=IF(AND([.$G25]&lt;=[.J$1];[.J$1]&lt;=[.$H25]);1;&quot;&quot;)">
            <text:p/>
          </table:table-cell>
          <table:table-cell table:formula="of:=IF(AND([.$G25]&lt;=[.K$1];[.K$1]&lt;=[.$H25]);1;&quot;&quot;)">
            <text:p/>
          </table:table-cell>
          <table:table-cell table:formula="of:=IF(AND([.$G25]&lt;=[.L$1];[.L$1]&lt;=[.$H25]);1;&quot;&quot;)">
            <text:p/>
          </table:table-cell>
          <table:table-cell table:formula="of:=IF(AND([.$G25]&lt;=[.M$1];[.M$1]&lt;=[.$H25]);1;&quot;&quot;)">
            <text:p/>
          </table:table-cell>
          <table:table-cell table:formula="of:=IF(AND([.$G25]&lt;=[.N$1];[.N$1]&lt;=[.$H25]);1;&quot;&quot;)">
            <text:p/>
          </table:table-cell>
          <table:table-cell table:formula="of:=IF(AND([.$G25]&lt;=[.O$1];[.O$1]&lt;=[.$H25]);1;&quot;&quot;)">
            <text:p/>
          </table:table-cell>
          <table:table-cell table:formula="of:=IF(AND([.$G25]&lt;=[.P$1];[.P$1]&lt;=[.$H25]);1;&quot;&quot;)">
            <text:p/>
          </table:table-cell>
          <table:table-cell table:formula="of:=IF(AND([.$G25]&lt;=[.Q$1];[.Q$1]&lt;=[.$H25]);1;&quot;&quot;)">
            <text:p/>
          </table:table-cell>
          <table:table-cell table:formula="of:=IF(AND([.$G25]&lt;=[.R$1];[.R$1]&lt;=[.$H25]);1;&quot;&quot;)">
            <text:p/>
          </table:table-cell>
          <table:table-cell table:formula="of:=IF(AND([.$G25]&lt;=[.S$1];[.S$1]&lt;=[.$H25]);1;&quot;&quot;)">
            <text:p/>
          </table:table-cell>
          <table:table-cell table:formula="of:=IF(AND([.$G25]&lt;=[.T$1];[.T$1]&lt;=[.$H25]);1;&quot;&quot;)">
            <text:p/>
          </table:table-cell>
          <table:table-cell table:formula="of:=IF(AND([.$G25]&lt;=[.U$1];[.U$1]&lt;=[.$H25]);1;&quot;&quot;)">
            <text:p/>
          </table:table-cell>
          <table:table-cell table:formula="of:=IF(AND([.$G25]&lt;=[.V$1];[.V$1]&lt;=[.$H25]);1;&quot;&quot;)">
            <text:p/>
          </table:table-cell>
          <table:table-cell table:formula="of:=IF(AND([.$G25]&lt;=[.W$1];[.W$1]&lt;=[.$H25]);1;&quot;&quot;)">
            <text:p/>
          </table:table-cell>
          <table:table-cell table:formula="of:=IF(AND([.$G25]&lt;=[.X$1];[.X$1]&lt;=[.$H25]);1;&quot;&quot;)">
            <text:p/>
          </table:table-cell>
          <table:table-cell table:formula="of:=IF(AND([.$G25]&lt;=[.Y$1];[.Y$1]&lt;=[.$H25]);1;&quot;&quot;)">
            <text:p/>
          </table:table-cell>
          <table:table-cell table:formula="of:=IF(AND([.$G25]&lt;=[.Z$1];[.Z$1]&lt;=[.$H25]);1;&quot;&quot;)">
            <text:p/>
          </table:table-cell>
          <table:table-cell table:formula="of:=IF(AND([.$G25]&lt;=[.AA$1];[.AA$1]&lt;=[.$H25]);1;&quot;&quot;)">
            <text:p/>
          </table:table-cell>
          <table:table-cell table:formula="of:=IF(AND([.$G25]&lt;=[.AB$1];[.AB$1]&lt;=[.$H25]);1;&quot;&quot;)">
            <text:p/>
          </table:table-cell>
          <table:table-cell table:style-name="ce10" table:formula="of:=IF(AND([.$G25]&lt;=[.AC$1];[.AC$1]&lt;=[.$H25]);1;&quot;&quot;)">
            <text:p/>
          </table:table-cell>
          <table:table-cell table:formula="of:=IF(AND([.$G25]&lt;=[.AD$1];[.AD$1]&lt;=[.$H25]);1;&quot;&quot;)">
            <text:p/>
          </table:table-cell>
          <table:table-cell table:formula="of:=IF(AND([.$G25]&lt;=[.AE$1];[.AE$1]&lt;=[.$H25]);1;&quot;&quot;)">
            <text:p/>
          </table:table-cell>
          <table:table-cell table:formula="of:=IF(AND([.$G25]&lt;=[.AF$1];[.AF$1]&lt;=[.$H25]);1;&quot;&quot;)">
            <text:p/>
          </table:table-cell>
          <table:table-cell table:formula="of:=IF(AND([.$G25]&lt;=[.AG$1];[.AG$1]&lt;=[.$H25]);1;&quot;&quot;)">
            <text:p/>
          </table:table-cell>
          <table:table-cell table:formula="of:=IF(AND([.$G25]&lt;=[.AH$1];[.AH$1]&lt;=[.$H25]);1;&quot;&quot;)" office:value-type="float" office:value="1" calcext:value-type="float">
            <text:p>1</text:p>
          </table:table-cell>
          <table:table-cell table:formula="of:=IF(AND([.$G25]&lt;=[.AI$1];[.AI$1]&lt;=[.$H25]);1;&quot;&quot;)" office:value-type="float" office:value="1" calcext:value-type="float">
            <text:p>1</text:p>
          </table:table-cell>
          <table:table-cell table:formula="of:=IF(AND([.$G25]&lt;=[.AJ$1];[.AJ$1]&lt;=[.$H25]);1;&quot;&quot;)" office:value-type="float" office:value="1" calcext:value-type="float">
            <text:p>1</text:p>
          </table:table-cell>
          <table:table-cell table:formula="of:=IF(AND([.$G25]&lt;=[.AK$1];[.AK$1]&lt;=[.$H25]);1;&quot;&quot;)">
            <text:p/>
          </table:table-cell>
          <table:table-cell table:formula="of:=IF(AND([.$G25]&lt;=[.AL$1];[.AL$1]&lt;=[.$H25]);1;&quot;&quot;)">
            <text:p/>
          </table:table-cell>
          <table:table-cell table:formula="of:=IF(AND([.$G25]&lt;=[.AM$1];[.AM$1]&lt;=[.$H25]);1;&quot;&quot;)">
            <text:p/>
          </table:table-cell>
          <table:table-cell table:formula="of:=IF(AND([.$G25]&lt;=[.AN$1];[.AN$1]&lt;=[.$H25]);1;&quot;&quot;)">
            <text:p/>
          </table:table-cell>
          <table:table-cell table:formula="of:=IF(AND([.$G25]&lt;=[.AO$1];[.AO$1]&lt;=[.$H25]);1;&quot;&quot;)">
            <text:p/>
          </table:table-cell>
          <table:table-cell table:formula="of:=IF(AND([.$G25]&lt;=[.AP$1];[.AP$1]&lt;=[.$H25]);1;&quot;&quot;)">
            <text:p/>
          </table:table-cell>
          <table:table-cell table:formula="of:=IF(AND([.$G25]&lt;=[.AQ$1];[.AQ$1]&lt;=[.$H25]);1;&quot;&quot;)">
            <text:p/>
          </table:table-cell>
          <table:table-cell table:formula="of:=IF(AND([.$G25]&lt;=[.AR$1];[.AR$1]&lt;=[.$H25]);1;&quot;&quot;)">
            <text:p/>
          </table:table-cell>
          <table:table-cell table:formula="of:=IF(AND([.$G25]&lt;=[.AS$1];[.AS$1]&lt;=[.$H25]);1;&quot;&quot;)">
            <text:p/>
          </table:table-cell>
          <table:table-cell table:formula="of:=IF(AND([.$G25]&lt;=[.AT$1];[.AT$1]&lt;=[.$H25]);1;&quot;&quot;)">
            <text:p/>
          </table:table-cell>
          <table:table-cell table:formula="of:=IF(AND([.$G25]&lt;=[.AU$1];[.AU$1]&lt;=[.$H25]);1;&quot;&quot;)">
            <text:p/>
          </table:table-cell>
          <table:table-cell table:formula="of:=IF(AND([.$G25]&lt;=[.AV$1];[.AV$1]&lt;=[.$H25]);1;&quot;&quot;)">
            <text:p/>
          </table:table-cell>
          <table:table-cell table:formula="of:=IF(AND([.$G25]&lt;=[.AW$1];[.AW$1]&lt;=[.$H25]);1;&quot;&quot;)">
            <text:p/>
          </table:table-cell>
          <table:table-cell table:formula="of:=IF(AND([.$G25]&lt;=[.AX$1];[.AX$1]&lt;=[.$H25]);1;&quot;&quot;)">
            <text:p/>
          </table:table-cell>
          <table:table-cell table:formula="of:=IF(AND([.$G25]&lt;=[.AY$1];[.AY$1]&lt;=[.$H25]);1;&quot;&quot;)">
            <text:p/>
          </table:table-cell>
          <table:table-cell table:formula="of:=IF(AND([.$G25]&lt;=[.AZ$1];[.AZ$1]&lt;=[.$H25]);1;&quot;&quot;)">
            <text:p/>
          </table:table-cell>
          <table:table-cell table:formula="of:=IF(AND([.$G25]&lt;=[.BA$1];[.BA$1]&lt;=[.$H25]);1;&quot;&quot;)">
            <text:p/>
          </table:table-cell>
          <table:table-cell table:formula="of:=IF(AND([.$G25]&lt;=[.BB$1];[.BB$1]&lt;=[.$H25]);1;&quot;&quot;)">
            <text:p/>
          </table:table-cell>
          <table:table-cell table:formula="of:=IF(AND([.$G25]&lt;=[.BC$1];[.BC$1]&lt;=[.$H25]);1;&quot;&quot;)">
            <text:p/>
          </table:table-cell>
          <table:table-cell table:formula="of:=IF(AND([.$G25]&lt;=[.BD$1];[.BD$1]&lt;=[.$H25]);1;&quot;&quot;)">
            <text:p/>
          </table:table-cell>
          <table:table-cell table:formula="of:=IF(AND([.$G25]&lt;=[.BE$1];[.BE$1]&lt;=[.$H25]);1;&quot;&quot;)">
            <text:p/>
          </table:table-cell>
          <table:table-cell table:formula="of:=IF(AND([.$G25]&lt;=[.BF$1];[.BF$1]&lt;=[.$H25]);1;&quot;&quot;)">
            <text:p/>
          </table:table-cell>
          <table:table-cell table:formula="of:=IF(AND([.$G25]&lt;=[.BG$1];[.BG$1]&lt;=[.$H25]);1;&quot;&quot;)">
            <text:p/>
          </table:table-cell>
          <table:table-cell table:formula="of:=IF(AND([.$G25]&lt;=[.BH$1];[.BH$1]&lt;=[.$H25]);1;&quot;&quot;)">
            <text:p/>
          </table:table-cell>
          <table:table-cell table:formula="of:=IF(AND([.$G25]&lt;=[.BI$1];[.BI$1]&lt;=[.$H25]);1;&quot;&quot;)">
            <text:p/>
          </table:table-cell>
          <table:table-cell table:formula="of:=IF(AND([.$G25]&lt;=[.BJ$1];[.BJ$1]&lt;=[.$H25]);1;&quot;&quot;)">
            <text:p/>
          </table:table-cell>
          <table:table-cell table:formula="of:=IF(AND([.$G25]&lt;=[.BK$1];[.BK$1]&lt;=[.$H25]);1;&quot;&quot;)">
            <text:p/>
          </table:table-cell>
          <table:table-cell table:formula="of:=IF(AND([.$G25]&lt;=[.BL$1];[.BL$1]&lt;=[.$H25]);1;&quot;&quot;)">
            <text:p/>
          </table:table-cell>
          <table:table-cell table:formula="of:=IF(AND([.$G25]&lt;=[.BM$1];[.BM$1]&lt;=[.$H25]);1;&quot;&quot;)">
            <text:p/>
          </table:table-cell>
          <table:table-cell table:formula="of:=IF(AND([.$G25]&lt;=[.BN$1];[.BN$1]&lt;=[.$H25]);1;&quot;&quot;)">
            <text:p/>
          </table:table-cell>
          <table:table-cell table:formula="of:=IF(AND([.$G25]&lt;=[.BO$1];[.BO$1]&lt;=[.$H25]);1;&quot;&quot;)">
            <text:p/>
          </table:table-cell>
          <table:table-cell table:formula="of:=IF(AND([.$G25]&lt;=[.BP$1];[.BP$1]&lt;=[.$H25]);1;&quot;&quot;)">
            <text:p/>
          </table:table-cell>
          <table:table-cell table:formula="of:=IF(AND([.$G25]&lt;=[.BQ$1];[.BQ$1]&lt;=[.$H25]);1;&quot;&quot;)">
            <text:p/>
          </table:table-cell>
          <table:table-cell table:formula="of:=IF(AND([.$G25]&lt;=[.BR$1];[.BR$1]&lt;=[.$H25]);1;&quot;&quot;)">
            <text:p/>
          </table:table-cell>
          <table:table-cell table:formula="of:=IF(AND([.$G25]&lt;=[.BS$1];[.BS$1]&lt;=[.$H25]);1;&quot;&quot;)">
            <text:p/>
          </table:table-cell>
          <table:table-cell table:formula="of:=IF(AND([.$G25]&lt;=[.BT$1];[.BT$1]&lt;=[.$H25]);1;&quot;&quot;)">
            <text:p/>
          </table:table-cell>
          <table:table-cell table:formula="of:=IF(AND([.$G25]&lt;=[.BU$1];[.BU$1]&lt;=[.$H25]);1;&quot;&quot;)">
            <text:p/>
          </table:table-cell>
          <table:table-cell table:formula="of:=IF(AND([.$G25]&lt;=[.BV$1];[.BV$1]&lt;=[.$H25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24" calcext:value-type="float">
            <text:p>124</text:p>
          </table:table-cell>
          <table:table-cell table:style-name="ce5" office:value-type="float" office:value="110" calcext:value-type="float">
            <text:p>110</text:p>
          </table:table-cell>
          <table:table-cell table:style-name="ce6" table:formula="of:=VLOOKUP([.C26];[.$A:.$H];8;0)" office:value-type="float" office:value="18" calcext:value-type="float">
            <text:p>18</text:p>
          </table:table-cell>
          <table:table-cell table:style-name="ce6" table:formula="of:=VLOOKUP([.D26];[.$A:.$H];8;0)" office:value-type="float" office:value="26" calcext:value-type="float">
            <text:p>26</text:p>
          </table:table-cell>
          <table:table-cell table:style-name="ce7" table:formula="of:=[.H26]-[.B26]+1" office:value-type="float" office:value="27" calcext:value-type="float">
            <text:p>27</text:p>
          </table:table-cell>
          <table:table-cell table:style-name="ce8" table:formula="of:=[.B26]+MAX([.E26:.F26])" office:value-type="float" office:value="29" calcext:value-type="float">
            <text:p>29</text:p>
          </table:table-cell>
          <table:table-cell table:formula="of:=IF(AND([.$G26]&lt;=[.I$1];[.I$1]&lt;=[.$H26]);1;&quot;&quot;)">
            <text:p/>
          </table:table-cell>
          <table:table-cell table:formula="of:=IF(AND([.$G26]&lt;=[.J$1];[.J$1]&lt;=[.$H26]);1;&quot;&quot;)">
            <text:p/>
          </table:table-cell>
          <table:table-cell table:formula="of:=IF(AND([.$G26]&lt;=[.K$1];[.K$1]&lt;=[.$H26]);1;&quot;&quot;)">
            <text:p/>
          </table:table-cell>
          <table:table-cell table:formula="of:=IF(AND([.$G26]&lt;=[.L$1];[.L$1]&lt;=[.$H26]);1;&quot;&quot;)">
            <text:p/>
          </table:table-cell>
          <table:table-cell table:formula="of:=IF(AND([.$G26]&lt;=[.M$1];[.M$1]&lt;=[.$H26]);1;&quot;&quot;)">
            <text:p/>
          </table:table-cell>
          <table:table-cell table:formula="of:=IF(AND([.$G26]&lt;=[.N$1];[.N$1]&lt;=[.$H26]);1;&quot;&quot;)">
            <text:p/>
          </table:table-cell>
          <table:table-cell table:formula="of:=IF(AND([.$G26]&lt;=[.O$1];[.O$1]&lt;=[.$H26]);1;&quot;&quot;)">
            <text:p/>
          </table:table-cell>
          <table:table-cell table:formula="of:=IF(AND([.$G26]&lt;=[.P$1];[.P$1]&lt;=[.$H26]);1;&quot;&quot;)">
            <text:p/>
          </table:table-cell>
          <table:table-cell table:formula="of:=IF(AND([.$G26]&lt;=[.Q$1];[.Q$1]&lt;=[.$H26]);1;&quot;&quot;)">
            <text:p/>
          </table:table-cell>
          <table:table-cell table:formula="of:=IF(AND([.$G26]&lt;=[.R$1];[.R$1]&lt;=[.$H26]);1;&quot;&quot;)">
            <text:p/>
          </table:table-cell>
          <table:table-cell table:formula="of:=IF(AND([.$G26]&lt;=[.S$1];[.S$1]&lt;=[.$H26]);1;&quot;&quot;)">
            <text:p/>
          </table:table-cell>
          <table:table-cell table:formula="of:=IF(AND([.$G26]&lt;=[.T$1];[.T$1]&lt;=[.$H26]);1;&quot;&quot;)">
            <text:p/>
          </table:table-cell>
          <table:table-cell table:formula="of:=IF(AND([.$G26]&lt;=[.U$1];[.U$1]&lt;=[.$H26]);1;&quot;&quot;)">
            <text:p/>
          </table:table-cell>
          <table:table-cell table:formula="of:=IF(AND([.$G26]&lt;=[.V$1];[.V$1]&lt;=[.$H26]);1;&quot;&quot;)">
            <text:p/>
          </table:table-cell>
          <table:table-cell table:formula="of:=IF(AND([.$G26]&lt;=[.W$1];[.W$1]&lt;=[.$H26]);1;&quot;&quot;)">
            <text:p/>
          </table:table-cell>
          <table:table-cell table:formula="of:=IF(AND([.$G26]&lt;=[.X$1];[.X$1]&lt;=[.$H26]);1;&quot;&quot;)">
            <text:p/>
          </table:table-cell>
          <table:table-cell table:formula="of:=IF(AND([.$G26]&lt;=[.Y$1];[.Y$1]&lt;=[.$H26]);1;&quot;&quot;)">
            <text:p/>
          </table:table-cell>
          <table:table-cell table:formula="of:=IF(AND([.$G26]&lt;=[.Z$1];[.Z$1]&lt;=[.$H26]);1;&quot;&quot;)">
            <text:p/>
          </table:table-cell>
          <table:table-cell table:formula="of:=IF(AND([.$G26]&lt;=[.AA$1];[.AA$1]&lt;=[.$H26]);1;&quot;&quot;)">
            <text:p/>
          </table:table-cell>
          <table:table-cell table:formula="of:=IF(AND([.$G26]&lt;=[.AB$1];[.AB$1]&lt;=[.$H26]);1;&quot;&quot;)">
            <text:p/>
          </table:table-cell>
          <table:table-cell table:style-name="ce10" table:formula="of:=IF(AND([.$G26]&lt;=[.AC$1];[.AC$1]&lt;=[.$H26]);1;&quot;&quot;)">
            <text:p/>
          </table:table-cell>
          <table:table-cell table:formula="of:=IF(AND([.$G26]&lt;=[.AD$1];[.AD$1]&lt;=[.$H26]);1;&quot;&quot;)">
            <text:p/>
          </table:table-cell>
          <table:table-cell table:formula="of:=IF(AND([.$G26]&lt;=[.AE$1];[.AE$1]&lt;=[.$H26]);1;&quot;&quot;)">
            <text:p/>
          </table:table-cell>
          <table:table-cell table:formula="of:=IF(AND([.$G26]&lt;=[.AF$1];[.AF$1]&lt;=[.$H26]);1;&quot;&quot;)">
            <text:p/>
          </table:table-cell>
          <table:table-cell table:formula="of:=IF(AND([.$G26]&lt;=[.AG$1];[.AG$1]&lt;=[.$H26]);1;&quot;&quot;)">
            <text:p/>
          </table:table-cell>
          <table:table-cell table:formula="of:=IF(AND([.$G26]&lt;=[.AH$1];[.AH$1]&lt;=[.$H26]);1;&quot;&quot;)">
            <text:p/>
          </table:table-cell>
          <table:table-cell table:style-name="ce11" table:formula="of:=IF(AND([.$G26]&lt;=[.AI$1];[.AI$1]&lt;=[.$H26]);1;&quot;&quot;)" office:value-type="float" office:value="1" calcext:value-type="float">
            <text:p>1</text:p>
          </table:table-cell>
          <table:table-cell table:style-name="ce11" table:formula="of:=IF(AND([.$G26]&lt;=[.AJ$1];[.AJ$1]&lt;=[.$H26]);1;&quot;&quot;)" office:value-type="float" office:value="1" calcext:value-type="float">
            <text:p>1</text:p>
          </table:table-cell>
          <table:table-cell table:style-name="ce11" table:formula="of:=IF(AND([.$G26]&lt;=[.AK$1];[.AK$1]&lt;=[.$H26]);1;&quot;&quot;)" office:value-type="float" office:value="1" calcext:value-type="float">
            <text:p>1</text:p>
          </table:table-cell>
          <table:table-cell table:formula="of:=IF(AND([.$G26]&lt;=[.AL$1];[.AL$1]&lt;=[.$H26]);1;&quot;&quot;)">
            <text:p/>
          </table:table-cell>
          <table:table-cell table:formula="of:=IF(AND([.$G26]&lt;=[.AM$1];[.AM$1]&lt;=[.$H26]);1;&quot;&quot;)">
            <text:p/>
          </table:table-cell>
          <table:table-cell table:formula="of:=IF(AND([.$G26]&lt;=[.AN$1];[.AN$1]&lt;=[.$H26]);1;&quot;&quot;)">
            <text:p/>
          </table:table-cell>
          <table:table-cell table:formula="of:=IF(AND([.$G26]&lt;=[.AO$1];[.AO$1]&lt;=[.$H26]);1;&quot;&quot;)">
            <text:p/>
          </table:table-cell>
          <table:table-cell table:formula="of:=IF(AND([.$G26]&lt;=[.AP$1];[.AP$1]&lt;=[.$H26]);1;&quot;&quot;)">
            <text:p/>
          </table:table-cell>
          <table:table-cell table:formula="of:=IF(AND([.$G26]&lt;=[.AQ$1];[.AQ$1]&lt;=[.$H26]);1;&quot;&quot;)">
            <text:p/>
          </table:table-cell>
          <table:table-cell table:formula="of:=IF(AND([.$G26]&lt;=[.AR$1];[.AR$1]&lt;=[.$H26]);1;&quot;&quot;)">
            <text:p/>
          </table:table-cell>
          <table:table-cell table:formula="of:=IF(AND([.$G26]&lt;=[.AS$1];[.AS$1]&lt;=[.$H26]);1;&quot;&quot;)">
            <text:p/>
          </table:table-cell>
          <table:table-cell table:formula="of:=IF(AND([.$G26]&lt;=[.AT$1];[.AT$1]&lt;=[.$H26]);1;&quot;&quot;)">
            <text:p/>
          </table:table-cell>
          <table:table-cell table:formula="of:=IF(AND([.$G26]&lt;=[.AU$1];[.AU$1]&lt;=[.$H26]);1;&quot;&quot;)">
            <text:p/>
          </table:table-cell>
          <table:table-cell table:formula="of:=IF(AND([.$G26]&lt;=[.AV$1];[.AV$1]&lt;=[.$H26]);1;&quot;&quot;)">
            <text:p/>
          </table:table-cell>
          <table:table-cell table:formula="of:=IF(AND([.$G26]&lt;=[.AW$1];[.AW$1]&lt;=[.$H26]);1;&quot;&quot;)">
            <text:p/>
          </table:table-cell>
          <table:table-cell table:formula="of:=IF(AND([.$G26]&lt;=[.AX$1];[.AX$1]&lt;=[.$H26]);1;&quot;&quot;)">
            <text:p/>
          </table:table-cell>
          <table:table-cell table:formula="of:=IF(AND([.$G26]&lt;=[.AY$1];[.AY$1]&lt;=[.$H26]);1;&quot;&quot;)">
            <text:p/>
          </table:table-cell>
          <table:table-cell table:formula="of:=IF(AND([.$G26]&lt;=[.AZ$1];[.AZ$1]&lt;=[.$H26]);1;&quot;&quot;)">
            <text:p/>
          </table:table-cell>
          <table:table-cell table:formula="of:=IF(AND([.$G26]&lt;=[.BA$1];[.BA$1]&lt;=[.$H26]);1;&quot;&quot;)">
            <text:p/>
          </table:table-cell>
          <table:table-cell table:formula="of:=IF(AND([.$G26]&lt;=[.BB$1];[.BB$1]&lt;=[.$H26]);1;&quot;&quot;)">
            <text:p/>
          </table:table-cell>
          <table:table-cell table:formula="of:=IF(AND([.$G26]&lt;=[.BC$1];[.BC$1]&lt;=[.$H26]);1;&quot;&quot;)">
            <text:p/>
          </table:table-cell>
          <table:table-cell table:formula="of:=IF(AND([.$G26]&lt;=[.BD$1];[.BD$1]&lt;=[.$H26]);1;&quot;&quot;)">
            <text:p/>
          </table:table-cell>
          <table:table-cell table:formula="of:=IF(AND([.$G26]&lt;=[.BE$1];[.BE$1]&lt;=[.$H26]);1;&quot;&quot;)">
            <text:p/>
          </table:table-cell>
          <table:table-cell table:formula="of:=IF(AND([.$G26]&lt;=[.BF$1];[.BF$1]&lt;=[.$H26]);1;&quot;&quot;)">
            <text:p/>
          </table:table-cell>
          <table:table-cell table:formula="of:=IF(AND([.$G26]&lt;=[.BG$1];[.BG$1]&lt;=[.$H26]);1;&quot;&quot;)">
            <text:p/>
          </table:table-cell>
          <table:table-cell table:formula="of:=IF(AND([.$G26]&lt;=[.BH$1];[.BH$1]&lt;=[.$H26]);1;&quot;&quot;)">
            <text:p/>
          </table:table-cell>
          <table:table-cell table:formula="of:=IF(AND([.$G26]&lt;=[.BI$1];[.BI$1]&lt;=[.$H26]);1;&quot;&quot;)">
            <text:p/>
          </table:table-cell>
          <table:table-cell table:formula="of:=IF(AND([.$G26]&lt;=[.BJ$1];[.BJ$1]&lt;=[.$H26]);1;&quot;&quot;)">
            <text:p/>
          </table:table-cell>
          <table:table-cell table:formula="of:=IF(AND([.$G26]&lt;=[.BK$1];[.BK$1]&lt;=[.$H26]);1;&quot;&quot;)">
            <text:p/>
          </table:table-cell>
          <table:table-cell table:formula="of:=IF(AND([.$G26]&lt;=[.BL$1];[.BL$1]&lt;=[.$H26]);1;&quot;&quot;)">
            <text:p/>
          </table:table-cell>
          <table:table-cell table:formula="of:=IF(AND([.$G26]&lt;=[.BM$1];[.BM$1]&lt;=[.$H26]);1;&quot;&quot;)">
            <text:p/>
          </table:table-cell>
          <table:table-cell table:formula="of:=IF(AND([.$G26]&lt;=[.BN$1];[.BN$1]&lt;=[.$H26]);1;&quot;&quot;)">
            <text:p/>
          </table:table-cell>
          <table:table-cell table:formula="of:=IF(AND([.$G26]&lt;=[.BO$1];[.BO$1]&lt;=[.$H26]);1;&quot;&quot;)">
            <text:p/>
          </table:table-cell>
          <table:table-cell table:formula="of:=IF(AND([.$G26]&lt;=[.BP$1];[.BP$1]&lt;=[.$H26]);1;&quot;&quot;)">
            <text:p/>
          </table:table-cell>
          <table:table-cell table:formula="of:=IF(AND([.$G26]&lt;=[.BQ$1];[.BQ$1]&lt;=[.$H26]);1;&quot;&quot;)">
            <text:p/>
          </table:table-cell>
          <table:table-cell table:formula="of:=IF(AND([.$G26]&lt;=[.BR$1];[.BR$1]&lt;=[.$H26]);1;&quot;&quot;)">
            <text:p/>
          </table:table-cell>
          <table:table-cell table:formula="of:=IF(AND([.$G26]&lt;=[.BS$1];[.BS$1]&lt;=[.$H26]);1;&quot;&quot;)">
            <text:p/>
          </table:table-cell>
          <table:table-cell table:formula="of:=IF(AND([.$G26]&lt;=[.BT$1];[.BT$1]&lt;=[.$H26]);1;&quot;&quot;)">
            <text:p/>
          </table:table-cell>
          <table:table-cell table:formula="of:=IF(AND([.$G26]&lt;=[.BU$1];[.BU$1]&lt;=[.$H26]);1;&quot;&quot;)">
            <text:p/>
          </table:table-cell>
          <table:table-cell table:formula="of:=IF(AND([.$G26]&lt;=[.BV$1];[.BV$1]&lt;=[.$H26]);1;&quot;&quot;)">
            <text:p/>
          </table:table-cell>
          <table:table-cell table:style-name="ce3" table:number-columns-repeated="16310"/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66"/>
          <table:table-cell table:style-name="ce3" table:number-columns-repeated="16310"/>
        </table:table-row>
        <table:table-row table:style-name="ro2" table:number-rows-repeated="1048548">
          <table:table-cell table:number-columns-repeated="74"/>
          <table:table-cell table:style-name="ce3" table:number-columns-repeated="16310"/>
        </table:table-row>
        <table:table-row table:style-name="ro2">
          <table:table-cell table:number-columns-repeated="74"/>
          <table:table-cell table:style-name="ce3" table:number-columns-repeated="16310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  <table:database-ranges>
        <table:database-range table:name="__Anonymous_Sheet_DB__0" table:target-range-address="Лист1.A2:Лист1.H2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22:06:40.4590207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meta:creation-date>2025-01-15T10:27:21</meta:creation-date>
    <dc:date>2025-12-04T22:14:15.692945800</dc:date>
    <meta:generator>LibreOffice/25.8.3.2$Windows_X86_64 LibreOffice_project/8ca8d55c161d602844f5428fa4b58097424e324e</meta:generator>
    <meta:editing-duration>PT7M35S</meta:editing-duration>
    <meta:editing-cycles>1</meta:editing-cycles>
    <meta:document-statistic meta:table-count="1" meta:cell-count="1921" meta:object-count="0"/>
    <meta:user-defined meta:name="AppVersion">12.0000</meta:user-defined>
    <meta:user-defined meta:name="Company">FIPI</meta:user-defined>
  </office:meta>
</office:document-meta>
</file>